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onaco" svg:font-family="Monaco"/>
  </office:font-face-decls>
  <office:automatic-styles>
    <style:style style:name="P1" style:family="paragraph" style:parent-style-name="Standard">
      <style:text-properties style:font-name="Monaco" fo:font-size="13.0pt" fo:color="#000075" fo:background-color="#f2f2f2"/>
    </style:style>
    <style:style style:name="P2" style:family="paragraph" style:parent-style-name="Standard">
      <style:text-properties style:font-name="Monaco" fo:font-size="13.0pt" fo:color="#520053" fo:background-color="#f2f2f2"/>
    </style:style>
    <style:style style:name="P3" style:family="paragraph" style:parent-style-name="Standard">
      <style:text-properties style:font-name="Monaco" fo:font-size="13.0pt" fo:color="#262626" fo:background-color="#f2f2f2"/>
    </style:style>
    <style:style style:name="P4" style:family="paragraph" style:parent-style-name="Standard">
      <style:text-properties style:font-name="Monaco" fo:font-size="13.0pt" fo:color="#730002" fo:background-color="#f2f2f2"/>
    </style:style>
    <style:style style:name="P5" style:family="paragraph" style:parent-style-name="Standard">
      <style:text-properties style:font-name="Monaco" fo:font-size="13.0pt" fo:color="#535502" fo:background-color="#f2f2f2"/>
    </style:style>
    <style:style style:name="P6" style:family="paragraph" style:parent-style-name="Standard">
      <style:text-properties style:font-name="Monaco" fo:font-size="13.0pt" fo:color="#107902" fo:background-color="#f2f2f2"/>
    </style:style>
    <style:style style:name="P7" style:family="paragraph" style:parent-style-name="Standard">
      <style:text-properties style:font-name="Monaco" fo:font-size="13.0pt" fo:color="#0b5453" fo:background-color="#f2f2f2"/>
    </style:style>
    <style:style style:name="T1" style:family="text">
      <style:text-properties fo:letter-spacing="0.0000in"/>
    </style:style>
    <style:style style:name="T2" style:family="text">
      <style:text-properties fo:letter-spacing="0.0000in" fo:color="#262626"/>
    </style:style>
    <style:style style:name="T3" style:family="text">
      <style:text-properties fo:letter-spacing="0.0000in" fo:color="#535502"/>
    </style:style>
    <style:style style:name="T4" style:family="text">
      <style:text-properties fo:letter-spacing="0.0000in" fo:color="#520053"/>
    </style:style>
    <style:style style:name="T5" style:family="text">
      <style:text-properties fo:letter-spacing="0.0000in" fo:color="#000075"/>
    </style:style>
    <style:style style:name="T6" style:family="text">
      <style:text-properties fo:letter-spacing="0.0000in" fo:color="#107902"/>
    </style:style>
    <style:style style:name="T7" style:family="text">
      <style:text-properties fo:letter-spacing="0.0000in" fo:color="#0b5453"/>
    </style:style>
    <style:style style:name="T8" style:family="text">
      <style:text-properties fo:letter-spacing="0.0000in" fo:color="#730002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import</text:span><text:span text:style-name="T2"><text:s/>java</text:span><text:span text:style-name="T3">.</text:span><text:span text:style-name="T2">awt</text:span><text:span text:style-name="T3">.</text:span><text:span text:style-name="T1">event</text:span><text:span text:style-name="T3">.</text:span><text:span text:style-name="T4">ActionEvent</text:span><text:span text:style-name="T3">;</text:span></text:p>
      <text:p text:style-name="P2"><text:span text:style-name="T5">import</text:span><text:span text:style-name="T2"><text:s/>java</text:span><text:span text:style-name="T3">.</text:span><text:span text:style-name="T2">util</text:span><text:span text:style-name="T3">.</text:span><text:span text:style-name="T1">Enumeration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4">UIManager</text:span><text:span text:style-name="T3">;</text:span></text:p>
      <text:p text:style-name="P2"><text:span text:style-name="T5">import</text:span><text:span text:style-name="T2"><text:s/>java</text:span><text:span text:style-name="T3">.</text:span><text:span text:style-name="T2">beans</text:span><text:span text:style-name="T3">.</text:span><text:span text:style-name="T1">PropertyChangeEvent</text:span><text:span text:style-name="T3">;</text:span></text:p>
      <text:p text:style-name="P2"><text:span text:style-name="T5">import</text:span><text:span text:style-name="T2"><text:s/>java</text:span><text:span text:style-name="T3">.</text:span><text:span text:style-name="T2">beans</text:span><text:span text:style-name="T3">.</text:span><text:span text:style-name="T1">PropertyChangeListener</text:span><text:span text:style-name="T3">;</text:span></text:p>
      <text:p text:style-name="P3"><text:span text:style-name="T5">import</text:span><text:span text:style-name="T1"><text:s/>java</text:span><text:span text:style-name="T3">.</text:span><text:span text:style-name="T1">util</text:span><text:span text:style-name="T3">.</text:span><text:span text:style-name="T4">List</text:span><text:span text:style-name="T3">;</text:span></text:p>
      <text:p text:style-name="P3"><text:span text:style-name="T5">import</text:span><text:span text:style-name="T1"><text:s/>COM</text:span><text:span text:style-name="T3">.</text:span><text:span text:style-name="T1">TIBCO</text:span><text:span text:style-name="T3">.</text:span><text:span text:style-name="T1">hawk</text:span><text:span text:style-name="T3">.</text:span><text:span text:style-name="T1">talon</text:span><text:span text:style-name="T3">.</text:span><text:span text:style-name="T4">MicroAgentData</text:span><text:span text:style-name="T3">;</text:span></text:p>
      <text:p text:style-name="P3"><text:span text:style-name="T5">import</text:span><text:span text:style-name="T1"><text:s/>COM</text:span><text:span text:style-name="T3">.</text:span><text:span text:style-name="T1">TIBCO</text:span><text:span text:style-name="T3">.</text:span><text:span text:style-name="T1">hawk</text:span><text:span text:style-name="T3">.</text:span><text:span text:style-name="T1">talon</text:span><text:span text:style-name="T3">.</text:span><text:span text:style-name="T4">MicroAgentID</text:span><text:span text:style-name="T3">;</text:span></text:p>
      <text:p text:style-name="P3"><text:span text:style-name="T5">import</text:span><text:span text:style-name="T1"><text:s/>COM</text:span><text:span text:style-name="T3">.</text:span><text:span text:style-name="T1">TIBCO</text:span><text:span text:style-name="T3">.</text:span><text:span text:style-name="T1">hawk</text:span><text:span text:style-name="T3">.</text:span><text:span text:style-name="T1">talon</text:span><text:span text:style-name="T3">.</text:span><text:span text:style-name="T4">MethodInvocation</text:span><text:span text:style-name="T3">;</text:span></text:p>
      <text:p text:style-name="P3"><text:span text:style-name="T5">import</text:span><text:span text:style-name="T1"><text:s/>COM</text:span><text:span text:style-name="T3">.</text:span><text:span text:style-name="T1">TIBCO</text:span><text:span text:style-name="T3">.</text:span><text:span text:style-name="T1">hawk</text:span><text:span text:style-name="T3">.</text:span><text:span text:style-name="T1">talon</text:span><text:span text:style-name="T3">.</text:span><text:span text:style-name="T4">DataElement</text:span><text:span text:style-name="T3">;</text:span></text:p>
      <text:p text:style-name="P3"><text:span text:style-name="T5">import</text:span><text:span text:style-name="T1"><text:s/>java</text:span><text:span text:style-name="T3">.</text:span><text:span text:style-name="T1">util</text:span><text:span text:style-name="T3">.</text:span><text:span text:style-name="T4">Iterator</text:span><text:span text:style-name="T3">;</text:span></text:p>
      <text:p text:style-name="P3"><text:span text:style-name="T5">import</text:span><text:span text:style-name="T1"><text:s/>org</text:span><text:span text:style-name="T3">.</text:span><text:span text:style-name="T1">apache</text:span><text:span text:style-name="T3">.</text:span><text:span text:style-name="T1">commons</text:span><text:span text:style-name="T3">.</text:span><text:span text:style-name="T1">io</text:span><text:span text:style-name="T3">.</text:span><text:span text:style-name="T4">FileUtils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4">Icon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4">JOptionPane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1">text</text:span><text:span text:style-name="T3">.</text:span><text:span text:style-name="T4">AttributeSet</text:span><text:span text:style-name="T3">;</text:span></text:p>
      <text:p text:style-name="P2"><text:span text:style-name="T5">import</text:span><text:span text:style-name="T2"><text:s/>javax</text:span><text:span text:style-name="T3">.</text:span><text:span text:style-name="T2">swing</text:span><text:span text:style-name="T3">.</text:span><text:span text:style-name="T2">text</text:span><text:span text:style-name="T3">.</text:span><text:span text:style-name="T1">MutableAttributeSet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1">text</text:span><text:span text:style-name="T3">.</text:span><text:span text:style-name="T4">StyleConstants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4">JTextPane</text:span><text:span text:style-name="T3">;</text:span></text:p>
      <text:p text:style-name="P2"><text:span text:style-name="T5">import</text:span><text:span text:style-name="T2"><text:s/>java</text:span><text:span text:style-name="T3">.</text:span><text:span text:style-name="T2">io</text:span><text:span text:style-name="T3">.</text:span><text:span text:style-name="T1">IOException</text:span><text:span text:style-name="T3">;</text:span></text:p>
      <text:p text:style-name="P2"><text:span text:style-name="T5">import</text:span><text:span text:style-name="T2"><text:s/>java</text:span><text:span text:style-name="T3">.</text:span><text:span text:style-name="T2">io</text:span><text:span text:style-name="T3">.</text:span><text:span text:style-name="T1">FileNotFoundException</text:span><text:span text:style-name="T3">;</text:span></text:p>
      <text:p text:style-name="P2"><text:span text:style-name="T5">import</text:span><text:span text:style-name="T2"><text:s/>java</text:span><text:span text:style-name="T3">.</text:span><text:span text:style-name="T2">awt</text:span><text:span text:style-name="T3">.</text:span><text:span text:style-name="T5">event</text:span><text:span text:style-name="T3">.</text:span><text:span text:style-name="T1">ActionListener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4">JComponent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4">JScrollPane</text:span><text:span text:style-name="T3">;</text:span></text:p>
      <text:p text:style-name="P2"><text:span text:style-name="T5">import</text:span><text:span text:style-name="T2"><text:s/>java</text:span><text:span text:style-name="T3">.</text:span><text:span text:style-name="T2">io</text:span><text:span text:style-name="T3">.</text:span><text:span text:style-name="T1">InputStream</text:span><text:span text:style-name="T3">;</text:span></text:p>
      <text:p text:style-name="P2"><text:span text:style-name="T5">import</text:span><text:span text:style-name="T2"><text:s/>java</text:span><text:span text:style-name="T3">.</text:span><text:span text:style-name="T2">io</text:span><text:span text:style-name="T3">.</text:span><text:span text:style-name="T1">FileInputStream</text:span><text:span text:style-name="T3">;</text:span></text:p>
      <text:p text:style-name="P2"><text:span text:style-name="T5">import</text:span><text:span text:style-name="T2"><text:s/>javax</text:span><text:span text:style-name="T3">.</text:span><text:span text:style-name="T2">swing</text:span><text:span text:style-name="T3">.</text:span><text:span text:style-name="T2">table</text:span><text:span text:style-name="T3">.</text:span><text:span text:style-name="T1">TableCellRenderer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1">table</text:span><text:span text:style-name="T3">.</text:span><text:span text:style-name="T4">TableModel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1">border</text:span><text:span text:style-name="T3">.</text:span><text:span text:style-name="T4">Border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1">border</text:span><text:span text:style-name="T3">.</text:span><text:span text:style-name="T4">EmptyBorder</text:span><text:span text:style-name="T3">;</text:span></text:p>
      <text:p text:style-name="P2"><text:span text:style-name="T5">import</text:span><text:span text:style-name="T2"><text:s/>java</text:span><text:span text:style-name="T3">.</text:span><text:span text:style-name="T2">io</text:span><text:span text:style-name="T3">.</text:span><text:span text:style-name="T1">FilenameFilter</text:span><text:span text:style-name="T3">;</text:span></text:p>
      <text:p text:style-name="P3"><text:span text:style-name="T5">import</text:span><text:span text:style-name="T1"><text:s/>org</text:span><text:span text:style-name="T3">.</text:span><text:span text:style-name="T1">apache</text:span><text:span text:style-name="T3">.</text:span><text:span text:style-name="T1">commons</text:span><text:span text:style-name="T3">.</text:span><text:span text:style-name="T1">io</text:span><text:span text:style-name="T3">.</text:span><text:span text:style-name="T1">filefilter</text:span><text:span text:style-name="T3">.</text:span><text:span text:style-name="T4">DirectoryFileFilter</text:span><text:span text:style-name="T3">;</text:span></text:p>
      <text:p text:style-name="P3"><text:span text:style-name="T5">import</text:span><text:span text:style-name="T1"><text:s/>java</text:span><text:span text:style-name="T3">.</text:span><text:span text:style-name="T1">io</text:span><text:span text:style-name="T3">.</text:span><text:span text:style-name="T4">File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1">border</text:span><text:span text:style-name="T3">.</text:span><text:span text:style-name="T4">LineBorder</text:span><text:span text:style-name="T3">;</text:span></text:p>
      <text:p text:style-name="P2"><text:span text:style-name="T5">import</text:span><text:span text:style-name="T2"><text:s/>java</text:span><text:span text:style-name="T3">.</text:span><text:span text:style-name="T2">awt</text:span><text:span text:style-name="T3">.</text:span><text:span text:style-name="T1">Component</text:span><text:span text:style-name="T3">;</text:span></text:p>
      <text:p text:style-name="P2"><text:span text:style-name="T5">import</text:span><text:span text:style-name="T2"><text:s/>java</text:span><text:span text:style-name="T3">.</text:span><text:span text:style-name="T2">awt</text:span><text:span text:style-name="T3">.</text:span><text:span text:style-name="T1">LayoutManager</text:span><text:span text:style-name="T3">;</text:span></text:p>
      <text:p text:style-name="P2"><text:span text:style-name="T5">import</text:span><text:span text:style-name="T2"><text:s/>java</text:span><text:span text:style-name="T3">.</text:span><text:span text:style-name="T2">awt</text:span><text:span text:style-name="T3">.</text:span><text:span text:style-name="T1">BorderLayout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4">Box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4">JMenuItem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4">JMenu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4">JMenuBar</text:span><text:span text:style-name="T3">;</text:span></text:p>
      <text:p text:style-name="P3"><text:span text:style-name="T5">import</text:span><text:span text:style-name="T1"><text:s/>java</text:span><text:span text:style-name="T3">.</text:span><text:span text:style-name="T1">awt</text:span><text:span text:style-name="T3">.</text:span><text:span text:style-name="T4">Color</text:span><text:span text:style-name="T3">;</text:span></text:p>
      <text:p text:style-name="P3"><text:span text:style-name="T5">import</text:span><text:span text:style-name="T1"><text:s/>java</text:span><text:span text:style-name="T3">.</text:span><text:span text:style-name="T1">awt</text:span><text:span text:style-name="T3">.</text:span><text:span text:style-name="T4">Toolkit</text:span><text:span text:style-name="T3">;</text:span></text:p>
      <text:p text:style-name="P2"><text:span text:style-name="T5">import</text:span><text:span text:style-name="T2"><text:s/>java</text:span><text:span text:style-name="T3">.</text:span><text:span text:style-name="T2">awt</text:span><text:span text:style-name="T3">.</text:span><text:span text:style-name="T1">Dimension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1">plaf</text:span><text:span text:style-name="T3">.</text:span><text:span text:style-name="T4">FontUIResource</text:span><text:span text:style-name="T3">;</text:span></text:p>
      <text:p text:style-name="P2"><text:span text:style-name="T5">import</text:span><text:span text:style-name="T2"><text:s/>java</text:span><text:span text:style-name="T3">.</text:span><text:span text:style-name="T2">util</text:span><text:span text:style-name="T3">.</text:span><text:span text:style-name="T1">Properties</text:span><text:span text:style-name="T3">;</text:span></text:p>
      <text:p text:style-name="P2"><text:span text:style-name="T5">import</text:span><text:span text:style-name="T2"><text:s/>javax</text:span><text:span text:style-name="T3">.</text:span><text:span text:style-name="T2">swing</text:span><text:span text:style-name="T3">.</text:span><text:span text:style-name="T2">table</text:span><text:span text:style-name="T3">.</text:span><text:span text:style-name="T1">DefaultTableModel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4">JTable</text:span><text:span text:style-name="T3">;</text:span></text:p>
      <text:p text:style-name="P2"><text:span text:style-name="T5">import</text:span><text:span text:style-name="T2"><text:s/>javax</text:span><text:span text:style-name="T3">.</text:span><text:span text:style-name="T2">swing</text:span><text:span text:style-name="T3">.</text:span><text:span text:style-name="T2">text</text:span><text:span text:style-name="T3">.</text:span><text:span text:style-name="T1">SimpleAttributeSet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1">text</text:span><text:span text:style-name="T3">.</text:span><text:span text:style-name="T4">StyledDocument</text:span><text:span text:style-name="T3">;</text:span></text:p>
      <text:p text:style-name="P2"><text:span text:style-name="T5">import</text:span><text:span text:style-name="T2"><text:s/>javax</text:span><text:span text:style-name="T3">.</text:span><text:span text:style-name="T2">swing</text:span><text:span text:style-name="T3">.</text:span><text:span text:style-name="T1">JProgressBar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4">JLabel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4">JTextField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4">JComboBox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4">JButton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4">JPanel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4">JTabbedPane</text:span><text:span text:style-name="T3">;</text:span></text:p>
      <text:p text:style-name="P3"><text:span text:style-name="T5">import</text:span><text:span text:style-name="T1"><text:s/>COM</text:span><text:span text:style-name="T3">.</text:span><text:span text:style-name="T1">TIBCO</text:span><text:span text:style-name="T3">.</text:span><text:span text:style-name="T1">hawk</text:span><text:span text:style-name="T3">.</text:span><text:span text:style-name="T1">console</text:span><text:span text:style-name="T3">.</text:span><text:span text:style-name="T1">hawkeye</text:span><text:span text:style-name="T3">.</text:span><text:span text:style-name="T4">AgentManager</text:span><text:span text:style-name="T3">;</text:span></text:p>
      <text:p text:style-name="P3"><text:span text:style-name="T5">import</text:span><text:span text:style-name="T1"><text:s/>COM</text:span><text:span text:style-name="T3">.</text:span><text:span text:style-name="T1">TIBCO</text:span><text:span text:style-name="T3">.</text:span><text:span text:style-name="T1">hawk</text:span><text:span text:style-name="T3">.</text:span><text:span text:style-name="T1">console</text:span><text:span text:style-name="T3">.</text:span><text:span text:style-name="T1">hawkeye</text:span><text:span text:style-name="T3">.</text:span><text:span text:style-name="T4">TIBHawkConsole</text:span><text:span text:style-name="T3">;</text:span></text:p>
      <text:p text:style-name="P3"><text:span text:style-name="T5">import</text:span><text:span text:style-name="T1"><text:s/>javax</text:span><text:span text:style-name="T3">.</text:span><text:span text:style-name="T1">swing</text:span><text:span text:style-name="T3">.</text:span><text:span text:style-name="T4">JFrame</text:span><text:span text:style-name="T3">;</text:span></text:p>
      <text:p text:style-name="P3"><text:span text:style-name="T1"/></text:p>
      <text:p text:style-name="P4"><text:span text:style-name="T1">// </text:span></text:p>
      <text:p text:style-name="P4"><text:span text:style-name="T1">// Decompiled by Procyon v0.5.36</text:span></text:p>
      <text:p text:style-name="P4"><text:span text:style-name="T1">// </text:span></text:p>
      <text:p text:style-name="P3"><text:span text:style-name="T1"/></text:p>
      <text:p text:style-name="P2"><text:span text:style-name="T5">class</text:span><text:span text:style-name="T2"><text:s/></text:span><text:span text:style-name="T1">BuildUtility</text:span><text:span text:style-name="T2"><text:s/></text:span><text:span text:style-name="T5">extends</text:span><text:span text:style-name="T2"><text:s/></text:span><text:span text:style-name="T1">JFrame</text:span></text:p>
      <text:p text:style-name="P5"><text:span text:style-name="T1">{</text:span></text:p>
      <text:p text:style-name="P2"><text:span text:style-name="T2"><text:s text:c="4"/></text:span><text:span text:style-name="T1">TIBHawkConsole</text:span><text:span text:style-name="T2"><text:s/>_console</text:span><text:span text:style-name="T3">;</text:span></text:p>
      <text:p text:style-name="P3"><text:span text:style-name="T1"><text:s text:c="4"/></text:span><text:span text:style-name="T4">AgentManager</text:span><text:span text:style-name="T1"><text:s/>_agentMgr</text:span><text:span text:style-name="T3">;</text:span></text:p>
      <text:p text:style-name="P1"><text:span text:style-name="T2"><text:s text:c="4"/></text:span><text:span text:style-name="T1">public</text:span><text:span text:style-name="T2"><text:s/></text:span><text:span text:style-name="T1">static</text:span><text:span text:style-name="T2"><text:s/></text:span><text:span text:style-name="T1">final</text:span><text:span text:style-name="T2"><text:s/></text:span><text:span text:style-name="T4">String</text:span><text:span text:style-name="T2"><text:s/>tab </text:span><text:span text:style-name="T3">=</text:span><text:span text:style-name="T2"><text:s/></text:span><text:span text:style-name="T6">" <text:s text:c="6"/>"</text:span><text:span text:style-name="T3">;</text:span></text:p>
      <text:p text:style-name="P3"><text:span text:style-name="T1"><text:s text:c="4"/></text:span><text:span text:style-name="T5">private</text:span><text:span text:style-name="T1"><text:s/></text:span><text:span text:style-name="T4">JTabbedPane</text:span><text:span text:style-name="T1"><text:s/>tabbedPane</text:span><text:span text:style-name="T3">;</text:span></text:p>
      <text:p text:style-name="P3"><text:span text:style-name="T1"><text:s text:c="4"/></text:span><text:span text:style-name="T5">private</text:span><text:span text:style-name="T1"><text:s/></text:span><text:span text:style-name="T4">JPanel</text:span><text:span text:style-name="T1"><text:s/>panel1</text:span><text:span text:style-name="T3">;</text:span></text:p>
      <text:p text:style-name="P3"><text:span text:style-name="T1"><text:s text:c="4"/></text:span><text:span text:style-name="T5">private</text:span><text:span text:style-name="T1"><text:s/></text:span><text:span text:style-name="T4">JPanel</text:span><text:span text:style-name="T1"><text:s/>panel2</text:span><text:span text:style-name="T3">;</text:span></text:p>
      <text:p text:style-name="P3"><text:span text:style-name="T1"><text:s text:c="4"/></text:span><text:span text:style-name="T5">private</text:span><text:span text:style-name="T1"><text:s/></text:span><text:span text:style-name="T4">JPanel</text:span><text:span text:style-name="T1"><text:s/>panel3</text:span><text:span text:style-name="T3">;</text:span></text:p>
      <text:p text:style-name="P3"><text:span text:style-name="T1"><text:s text:c="4"/></text:span><text:span text:style-name="T5">private</text:span><text:span text:style-name="T1"><text:s/></text:span><text:span text:style-name="T4">JPanel</text:span><text:span text:style-name="T1"><text:s/>panel4</text:span><text:span text:style-name="T3">;</text:span></text:p>
      <text:p text:style-name="P3"><text:span text:style-name="T1"><text:s text:c="4"/></text:span><text:span text:style-name="T5">public</text:span><text:span text:style-name="T1"><text:s/></text:span><text:span text:style-name="T5">static</text:span><text:span text:style-name="T1"><text:s/></text:span><text:span text:style-name="T4">JButton</text:span><text:span text:style-name="T1"><text:s/>buildB</text:span><text:span text:style-name="T3">;</text:span></text:p>
      <text:p text:style-name="P3"><text:span text:style-name="T1"><text:s text:c="4"/></text:span><text:span text:style-name="T5">public</text:span><text:span text:style-name="T1"><text:s/></text:span><text:span text:style-name="T5">static</text:span><text:span text:style-name="T1"><text:s/></text:span><text:span text:style-name="T4">JComboBox</text:span><text:span text:style-name="T1"><text:s/>hawkDomain</text:span><text:span text:style-name="T3">;</text:span></text:p>
      <text:p text:style-name="P3"><text:span text:style-name="T1"><text:s text:c="4"/></text:span><text:span text:style-name="T5">public</text:span><text:span text:style-name="T1"><text:s/></text:span><text:span text:style-name="T5">static</text:span><text:span text:style-name="T1"><text:s/></text:span><text:span text:style-name="T4">JTextField</text:span><text:span text:style-name="T1"><text:s/>rvService</text:span><text:span text:style-name="T3">;</text:span></text:p>
      <text:p text:style-name="P3"><text:span text:style-name="T1"><text:s text:c="4"/></text:span><text:span text:style-name="T5">public</text:span><text:span text:style-name="T1"><text:s/></text:span><text:span text:style-name="T5">static</text:span><text:span text:style-name="T1"><text:s/></text:span><text:span text:style-name="T4">JTextField</text:span><text:span text:style-name="T1"><text:s/>rvNetwork</text:span><text:span text:style-name="T3">;</text:span></text:p>
      <text:p text:style-name="P3"><text:span text:style-name="T1"><text:s text:c="4"/></text:span><text:span text:style-name="T5">public</text:span><text:span text:style-name="T1"><text:s/></text:span><text:span text:style-name="T5">static</text:span><text:span text:style-name="T1"><text:s/></text:span><text:span text:style-name="T4">JTextField</text:span><text:span text:style-name="T1"><text:s/>rvDaemon</text:span><text:span text:style-name="T3">;</text:span></text:p>
      <text:p text:style-name="P3"><text:span text:style-name="T1"><text:s text:c="4"/></text:span><text:span text:style-name="T5">public</text:span><text:span text:style-name="T1"><text:s/></text:span><text:span text:style-name="T5">static</text:span><text:span text:style-name="T1"><text:s/></text:span><text:span text:style-name="T4">JButton</text:span><text:span text:style-name="T1"><text:s/>fetchApps</text:span><text:span text:style-name="T3">;</text:span></text:p>
      <text:p text:style-name="P3"><text:span text:style-name="T1"><text:s text:c="4"/></text:span><text:span text:style-name="T5">public</text:span><text:span text:style-name="T1"><text:s/></text:span><text:span text:style-name="T5">static</text:span><text:span text:style-name="T1"><text:s/></text:span><text:span text:style-name="T4">JComboBox</text:span><text:span text:style-name="T1"><text:s/>traCombo</text:span><text:span text:style-name="T3">;</text:span></text:p>
      <text:p text:style-name="P3"><text:span text:style-name="T1"><text:s text:c="4"/></text:span><text:span text:style-name="T5">public</text:span><text:span text:style-name="T1"><text:s/></text:span><text:span text:style-name="T5">static</text:span><text:span text:style-name="T1"><text:s/></text:span><text:span text:style-name="T4">JLabel</text:span><text:span text:style-name="T1"><text:s/>statusLabel</text:span><text:span text:style-name="T3">;</text:span></text:p>
      <text:p text:style-name="P3"><text:span text:style-name="T1"><text:s text:c="4"/></text:span><text:span text:style-name="T5">public</text:span><text:span text:style-name="T1"><text:s/></text:span><text:span text:style-name="T5">static</text:span><text:span text:style-name="T1"><text:s/></text:span><text:span text:style-name="T4">JProgressBar</text:span><text:span text:style-name="T1"><text:s/>progressBar</text:span><text:span text:style-name="T3">;</text:span></text:p>
      <text:p text:style-name="P2"><text:span text:style-name="T2"><text:s text:c="4"/></text:span><text:span text:style-name="T1">StyledDocument</text:span><text:span text:style-name="T2"><text:s/>doc</text:span><text:span text:style-name="T3">;</text:span></text:p>
      <text:p text:style-name="P2"><text:span text:style-name="T2"><text:s text:c="4"/></text:span><text:span text:style-name="T1">StyledDocument</text:span><text:span text:style-name="T2"><text:s/>doc2</text:span><text:span text:style-name="T3">;</text:span></text:p>
      <text:p text:style-name="P2"><text:span text:style-name="T2"><text:s text:c="4"/></text:span><text:span text:style-name="T1">SimpleAttributeSet</text:span><text:span text:style-name="T2"><text:s/>keyInfo</text:span><text:span text:style-name="T3">;</text:span></text:p>
      <text:p text:style-name="P2"><text:span text:style-name="T2"><text:s text:c="4"/></text:span><text:span text:style-name="T1">SimpleAttributeSet</text:span><text:span text:style-name="T2"><text:s/>keyError</text:span><text:span text:style-name="T3">;</text:span></text:p>
      <text:p text:style-name="P2"><text:span text:style-name="T2"><text:s text:c="4"/></text:span><text:span text:style-name="T1">SimpleAttributeSet</text:span><text:span text:style-name="T2"><text:s/>diffmarker</text:span><text:span text:style-name="T3">;</text:span></text:p>
      <text:p text:style-name="P3"><text:span text:style-name="T1"><text:s text:c="4"/></text:span><text:span text:style-name="T4">String</text:span><text:span text:style-name="T3">[]</text:span><text:span text:style-name="T1"><text:s/>colNames</text:span><text:span text:style-name="T3">;</text:span></text:p>
      <text:p text:style-name="P3"><text:span text:style-name="T1"><text:s text:c="4"/></text:span><text:span text:style-name="T4">JTable</text:span><text:span text:style-name="T1"><text:s/>table</text:span><text:span text:style-name="T3">;</text:span></text:p>
      <text:p text:style-name="P2"><text:span text:style-name="T2"><text:s text:c="4"/></text:span><text:span text:style-name="T1">DefaultTableModel</text:span><text:span text:style-name="T2"><text:s/>mod</text:span><text:span text:style-name="T3">;</text:span></text:p>
      <text:p text:style-name="P3"><text:span text:style-name="T1"><text:s text:c="4"/></text:span><text:span text:style-name="T4">Object</text:span><text:span text:style-name="T3">[][]</text:span><text:span text:style-name="T1"><text:s/>cells</text:span><text:span text:style-name="T3">;</text:span></text:p>
      <text:p text:style-name="P2"><text:span text:style-name="T2"><text:s text:c="4"/></text:span><text:span text:style-name="T1">Properties</text:span><text:span text:style-name="T2"><text:s/></text:span><text:span text:style-name="T1">BuildConfig</text:span><text:span text:style-name="T3">;</text:span></text:p>
      <text:p text:style-name="P3"><text:span text:style-name="T1"><text:s text:c="4"/></text:span><text:span text:style-name="T5">private</text:span><text:span text:style-name="T1"><text:s/></text:span><text:span text:style-name="T5">int</text:span><text:span text:style-name="T1"><text:s/>rowIndex</text:span><text:span text:style-name="T3">;</text:span></text:p>
      <text:p text:style-name="P3"><text:span text:style-name="T1"><text:s text:c="4"/></text:span></text:p>
      <text:p text:style-name="P2"><text:span text:style-name="T2"><text:s text:c="4"/></text:span><text:span text:style-name="T5">public</text:span><text:span text:style-name="T2"><text:s/></text:span><text:span text:style-name="T1">BuildUtility</text:span><text:span text:style-name="T3">()</text:span><text:span text:style-name="T2"><text:s/></text:span><text:span text:style-name="T3">{</text:span></text:p>
      <text:p text:style-name="P6"><text:span text:style-name="T2"><text:s text:c="8"/></text:span><text:span text:style-name="T5">this</text:span><text:span text:style-name="T3">.</text:span><text:span text:style-name="T2">colNames </text:span><text:span text:style-name="T3">=</text:span><text:span text:style-name="T2"><text:s/></text:span><text:span text:style-name="T5">new</text:span><text:span text:style-name="T2"><text:s/></text:span><text:span text:style-name="T4">String</text:span><text:span text:style-name="T3">[]</text:span><text:span text:style-name="T2"><text:s/></text:span><text:span text:style-name="T3">{</text:span><text:span text:style-name="T2"><text:s/></text:span><text:span text:style-name="T1">"!"</text:span><text:span text:style-name="T3">,</text:span><text:span text:style-name="T2"><text:s/></text:span><text:span text:style-name="T1">"Deployment"</text:span><text:span text:style-name="T3">,</text:span><text:span text:style-name="T2"><text:s/></text:span><text:span text:style-name="T1">"Component"</text:span><text:span text:style-name="T3">,</text:span><text:span text:style-name="T2"><text:s/></text:span><text:span text:style-name="T1">"State"</text:span><text:span text:style-name="T3">,</text:span><text:span text:style-name="T2"><text:s/></text:span><text:span text:style-name="T1">"LastDeployed"</text:span><text:span text:style-name="T3">,</text:span><text:span text:style-name="T2"><text:s/></text:span><text:span text:style-name="T1">"MicroAgentName"</text:span><text:span text:style-name="T2"><text:s/></text:span><text:span text:style-name="T3">};</text:span></text:p>
      <text:p text:style-name="P3"><text:span text:style-name="T1"><text:s text:c="8"/></text:span><text:span text:style-name="T5">this</text:span><text:span text:style-name="T3">.</text:span><text:span text:style-name="T1">rowIndex </text:span><text:span text:style-name="T3">=</text:span><text:span text:style-name="T1"><text:s/></text:span><text:span text:style-name="T7">0</text:span><text:span text:style-name="T3">;</text:span></text:p>
      <text:p text:style-name="P3"><text:span text:style-name="T1"><text:s text:c="8"/></text:span><text:span text:style-name="T5">try</text:span><text:span text:style-name="T1"><text:s/></text:span><text:span text:style-name="T3">{</text:span></text:p>
      <text:p text:style-name="P3"><text:span text:style-name="T1"><text:s text:c="12"/>setUIFont</text:span><text:span text:style-name="T3">(</text:span><text:span text:style-name="T5">new</text:span><text:span text:style-name="T1"><text:s/></text:span><text:span text:style-name="T4">FontUIResource</text:span><text:span text:style-name="T3">(</text:span><text:span text:style-name="T6">"calibri"</text:span><text:span text:style-name="T3">,</text:span><text:span text:style-name="T1"><text:s/></text:span><text:span text:style-name="T7">0</text:span><text:span text:style-name="T3">,</text:span><text:span text:style-name="T1"><text:s/></text:span><text:span text:style-name="T7">12</text:span><text:span text:style-name="T3">));</text:span></text:p>
      <text:p text:style-name="P3"><text:span text:style-name="T1"><text:s text:c="12"/></text:span><text:span text:style-name="T5">this</text:span><text:span text:style-name="T3">.</text:span><text:span text:style-name="T1">setPreferredSize</text:span><text:span text:style-name="T3">(</text:span><text:span text:style-name="T5">new</text:span><text:span text:style-name="T1"><text:s/></text:span><text:span text:style-name="T4">Dimension</text:span><text:span text:style-name="T3">(</text:span><text:span text:style-name="T7">800</text:span><text:span text:style-name="T3">,</text:span><text:span text:style-name="T1"><text:s/></text:span><text:span text:style-name="T7">600</text:span><text:span text:style-name="T3">));</text:span></text:p>
      <text:p text:style-name="P3"><text:span text:style-name="T1"><text:s text:c="12"/></text:span><text:span text:style-name="T5">this</text:span><text:span text:style-name="T3">.</text:span><text:span text:style-name="T1">setVisible</text:span><text:span text:style-name="T3">(</text:span><text:span text:style-name="T5">true</text:span><text:span text:style-name="T3">);</text:span></text:p>
      <text:p text:style-name="P3"><text:span text:style-name="T1"><text:s text:c="12"/></text:span><text:span text:style-name="T5">this</text:span><text:span text:style-name="T3">.</text:span><text:span text:style-name="T1">pack</text:span><text:span text:style-name="T3">();</text:span></text:p>
      <text:p text:style-name="P3"><text:span text:style-name="T1"><text:s text:c="12"/></text:span><text:span text:style-name="T5">this</text:span><text:span text:style-name="T3">.</text:span><text:span text:style-name="T1">setDefaultCloseOperation</text:span><text:span text:style-name="T3">(</text:span><text:span text:style-name="T7">3</text:span><text:span text:style-name="T3">);</text:span></text:p>
      <text:p text:style-name="P6"><text:span text:style-name="T2"><text:s text:c="12"/></text:span><text:span text:style-name="T5">this</text:span><text:span text:style-name="T3">.</text:span><text:span text:style-name="T2">setTitle</text:span><text:span text:style-name="T3">(</text:span><text:span text:style-name="T1">"Build Configuration Utility"</text:span><text:span text:style-name="T3">);</text:span></text:p>
      <text:p text:style-name="P3"><text:span text:style-name="T1"><text:s text:c="12"/></text:span><text:span text:style-name="T5">final</text:span><text:span text:style-name="T1"><text:s/></text:span><text:span text:style-name="T4">Dimension</text:span><text:span text:style-name="T1"><text:s/>dim </text:span><text:span text:style-name="T3">=</text:span><text:span text:style-name="T1"><text:s/></text:span><text:span text:style-name="T4">Toolkit</text:span><text:span text:style-name="T3">.</text:span><text:span text:style-name="T1">getDefaultToolkit</text:span><text:span text:style-name="T3">().</text:span><text:span text:style-name="T1">getScreenSize</text:span><text:span text:style-name="T3">();</text:span></text:p>
      <text:p text:style-name="P3"><text:span text:style-name="T1"><text:s text:c="12"/></text:span><text:span text:style-name="T5">this</text:span><text:span text:style-name="T3">.</text:span><text:span text:style-name="T1">setLocation</text:span><text:span text:style-name="T3">(</text:span><text:span text:style-name="T1">dim</text:span><text:span text:style-name="T3">.</text:span><text:span text:style-name="T1">width </text:span><text:span text:style-name="T3">/</text:span><text:span text:style-name="T1"><text:s/></text:span><text:span text:style-name="T7">2</text:span><text:span text:style-name="T1"><text:s/></text:span><text:span text:style-name="T3">-</text:span><text:span text:style-name="T1"><text:s/></text:span><text:span text:style-name="T5">this</text:span><text:span text:style-name="T3">.</text:span><text:span text:style-name="T1">getSize</text:span><text:span text:style-name="T3">().</text:span><text:span text:style-name="T1">width </text:span><text:span text:style-name="T3">/</text:span><text:span text:style-name="T1"><text:s/></text:span><text:span text:style-name="T7">2</text:span><text:span text:style-name="T3">,</text:span><text:span text:style-name="T1"><text:s/>dim</text:span><text:span text:style-name="T3">.</text:span><text:span text:style-name="T1">height </text:span><text:span text:style-name="T3">/</text:span><text:span text:style-name="T1"><text:s/></text:span><text:span text:style-name="T7">2</text:span><text:span text:style-name="T1"><text:s/></text:span><text:span text:style-name="T3">-</text:span><text:span text:style-name="T1"><text:s/></text:span><text:span text:style-name="T5">this</text:span><text:span text:style-name="T3">.</text:span><text:span text:style-name="T1">getSize</text:span><text:span text:style-name="T3">().</text:span><text:span text:style-name="T1">height </text:span><text:span text:style-name="T3">/</text:span><text:span text:style-name="T1"><text:s/></text:span><text:span text:style-name="T7">2</text:span><text:span text:style-name="T3">);</text:span></text:p>
      <text:p text:style-name="P3"><text:span text:style-name="T1"><text:s text:c="12"/></text:span><text:span text:style-name="T5">this</text:span><text:span text:style-name="T3">.</text:span><text:span text:style-name="T1">setBackground</text:span><text:span text:style-name="T3">(</text:span><text:span text:style-name="T4">Color</text:span><text:span text:style-name="T3">.</text:span><text:span text:style-name="T1">gray</text:span><text:span text:style-name="T3">);</text:span></text:p>
      <text:p text:style-name="P3"><text:span text:style-name="T1"><text:s text:c="12"/></text:span><text:span text:style-name="T5">final</text:span><text:span text:style-name="T1"><text:s/></text:span><text:span text:style-name="T4">JMenuBar</text:span><text:span text:style-name="T1"><text:s/>menuBar </text:span><text:span text:style-name="T3">=</text:span><text:span text:style-name="T1"><text:s/></text:span><text:span text:style-name="T5">new</text:span><text:span text:style-name="T1"><text:s/></text:span><text:span text:style-name="T4">JMenuBar</text:span><text:span text:style-name="T3">();</text:span></text:p>
      <text:p text:style-name="P3"><text:span text:style-name="T1"><text:s text:c="12"/></text:span><text:span text:style-name="T5">final</text:span><text:span text:style-name="T1"><text:s/></text:span><text:span text:style-name="T4">JMenu</text:span><text:span text:style-name="T1"><text:s/>helpMenu </text:span><text:span text:style-name="T3">=</text:span><text:span text:style-name="T1"><text:s/></text:span><text:span text:style-name="T5">new</text:span><text:span text:style-name="T1"><text:s/></text:span><text:span text:style-name="T4">JMenu</text:span><text:span text:style-name="T3">(</text:span><text:span text:style-name="T6">"Help"</text:span><text:span text:style-name="T3">);</text:span></text:p>
      <text:p text:style-name="P3"><text:span text:style-name="T1"><text:s text:c="12"/></text:span><text:span text:style-name="T5">final</text:span><text:span text:style-name="T1"><text:s/></text:span><text:span text:style-name="T4">JMenuItem</text:span><text:span text:style-name="T1"><text:s/>aboutMItem </text:span><text:span text:style-name="T3">=</text:span><text:span text:style-name="T1"><text:s/></text:span><text:span text:style-name="T5">new</text:span><text:span text:style-name="T1"><text:s/></text:span><text:span text:style-name="T4">JMenuItem</text:span><text:span text:style-name="T3">(</text:span><text:span text:style-name="T6">"About"</text:span><text:span text:style-name="T3">);</text:span></text:p>
      <text:p text:style-name="P3"><text:span text:style-name="T1"><text:s text:c="12"/>helpMenu</text:span><text:span text:style-name="T3">.</text:span><text:span text:style-name="T5">add</text:span><text:span text:style-name="T3">(</text:span><text:span text:style-name="T1">aboutMItem</text:span><text:span text:style-name="T3">);</text:span></text:p>
      <text:p text:style-name="P3"><text:span text:style-name="T1"><text:s text:c="12"/>menuBar</text:span><text:span text:style-name="T3">.</text:span><text:span text:style-name="T5">add</text:span><text:span text:style-name="T3">(</text:span><text:span text:style-name="T4">Box</text:span><text:span text:style-name="T3">.</text:span><text:span text:style-name="T1">createHorizontalGlue</text:span><text:span text:style-name="T3">());</text:span></text:p>
      <text:p text:style-name="P3"><text:span text:style-name="T1"><text:s text:c="12"/>menuBar</text:span><text:span text:style-name="T3">.</text:span><text:span text:style-name="T5">add</text:span><text:span text:style-name="T3">(</text:span><text:span text:style-name="T1">helpMenu</text:span><text:span text:style-name="T3">);</text:span></text:p>
      <text:p text:style-name="P3"><text:span text:style-name="T1"><text:s text:c="12"/></text:span><text:span text:style-name="T5">this</text:span><text:span text:style-name="T3">.</text:span><text:span text:style-name="T1">setJMenuBar</text:span><text:span text:style-name="T3">(</text:span><text:span text:style-name="T1">menuBar</text:span><text:span text:style-name="T3">);</text:span></text:p>
      <text:p text:style-name="P3"><text:span text:style-name="T1"><text:s text:c="12"/></text:span><text:span text:style-name="T5">final</text:span><text:span text:style-name="T1"><text:s/></text:span><text:span text:style-name="T4">JPanel</text:span><text:span text:style-name="T1"><text:s/>topPanel </text:span><text:span text:style-name="T3">=</text:span><text:span text:style-name="T1"><text:s/></text:span><text:span text:style-name="T5">new</text:span><text:span text:style-name="T1"><text:s/></text:span><text:span text:style-name="T4">JPanel</text:span><text:span text:style-name="T3">();</text:span></text:p>
      <text:p text:style-name="P3"><text:span text:style-name="T1"><text:s text:c="12"/>topPanel</text:span><text:span text:style-name="T3">.</text:span><text:span text:style-name="T1">setLayout</text:span><text:span text:style-name="T3">(</text:span><text:span text:style-name="T5">new</text:span><text:span text:style-name="T1"><text:s/></text:span><text:span text:style-name="T4">BorderLayout</text:span><text:span text:style-name="T3">());</text:span></text:p>
      <text:p text:style-name="P3"><text:span text:style-name="T1"><text:s text:c="12"/></text:span><text:span text:style-name="T5">this</text:span><text:span text:style-name="T3">.</text:span><text:span text:style-name="T1">getContentPane</text:span><text:span text:style-name="T3">().</text:span><text:span text:style-name="T5">add</text:span><text:span text:style-name="T3">(</text:span><text:span text:style-name="T1">topPanel</text:span><text:span text:style-name="T3">);</text:span></text:p>
      <text:p text:style-name="P3"><text:span text:style-name="T1"><text:s text:c="12"/></text:span><text:span text:style-name="T3">(</text:span><text:span text:style-name="T4">BuildUtility</text:span><text:span text:style-name="T3">.</text:span><text:span text:style-name="T1">statusLabel </text:span><text:span text:style-name="T3">=</text:span><text:span text:style-name="T1"><text:s/></text:span><text:span text:style-name="T5">new</text:span><text:span text:style-name="T1"><text:s/></text:span><text:span text:style-name="T4">JLabel</text:span><text:span text:style-name="T3">()).</text:span><text:span text:style-name="T1">setPreferredSize</text:span><text:span text:style-name="T3">(</text:span><text:span text:style-name="T5">new</text:span><text:span text:style-name="T1"><text:s/></text:span><text:span text:style-name="T4">Dimension</text:span><text:span text:style-name="T3">(</text:span><text:span text:style-name="T7">800</text:span><text:span text:style-name="T3">,</text:span><text:span text:style-name="T1"><text:s/></text:span><text:span text:style-name="T7">22</text:span><text:span text:style-name="T3">));</text:span></text:p>
      <text:p text:style-name="P3"><text:span text:style-name="T1"><text:s text:c="12"/></text:span><text:span text:style-name="T4">BuildUtility</text:span><text:span text:style-name="T3">.</text:span><text:span text:style-name="T1">statusLabel</text:span><text:span text:style-name="T3">.</text:span><text:span text:style-name="T1">setBorder</text:span><text:span text:style-name="T3">(</text:span><text:span text:style-name="T4">LineBorder</text:span><text:span text:style-name="T3">.</text:span><text:span text:style-name="T1">createGrayLineBorder</text:span><text:span text:style-name="T3">());</text:span></text:p>
      <text:p text:style-name="P3"><text:span text:style-name="T1"><text:s text:c="12"/></text:span><text:span text:style-name="T4">BuildUtility</text:span><text:span text:style-name="T3">.</text:span><text:span text:style-name="T1">statusLabel</text:span><text:span text:style-name="T3">.</text:span><text:span text:style-name="T1">setText</text:span><text:span text:style-name="T3">(</text:span><text:span text:style-name="T6">"Application initialized"</text:span><text:span text:style-name="T3">);</text:span></text:p>
      <text:p text:style-name="P3"><text:span text:style-name="T1"><text:s text:c="12"/></text:span><text:span text:style-name="T3">(</text:span><text:span text:style-name="T4">BuildUtility</text:span><text:span text:style-name="T3">.</text:span><text:span text:style-name="T1">progressBar </text:span><text:span text:style-name="T3">=</text:span><text:span text:style-name="T1"><text:s/></text:span><text:span text:style-name="T5">new</text:span><text:span text:style-name="T1"><text:s/></text:span><text:span text:style-name="T4">JProgressBar</text:span><text:span text:style-name="T3">()).</text:span><text:span text:style-name="T1">setStringPainted</text:span><text:span text:style-name="T3">(</text:span><text:span text:style-name="T5">true</text:span><text:span text:style-name="T3">);</text:span></text:p>
      <text:p text:style-name="P3"><text:span text:style-name="T1"><text:s text:c="12"/></text:span><text:span text:style-name="T5">final</text:span><text:span text:style-name="T1"><text:s/></text:span><text:span text:style-name="T4">JPanel</text:span><text:span text:style-name="T1"><text:s/>statusPanel </text:span><text:span text:style-name="T3">=</text:span><text:span text:style-name="T1"><text:s/></text:span><text:span text:style-name="T5">new</text:span><text:span text:style-name="T1"><text:s/></text:span><text:span text:style-name="T4">JPanel</text:span><text:span text:style-name="T3">(</text:span><text:span text:style-name="T5">new</text:span><text:span text:style-name="T1"><text:s/></text:span><text:span text:style-name="T4">BorderLayout</text:span><text:span text:style-name="T3">());</text:span></text:p>
      <text:p text:style-name="P3"><text:span text:style-name="T1"><text:s text:c="12"/>statusPanel</text:span><text:span text:style-name="T3">.</text:span><text:span text:style-name="T5">add</text:span><text:span text:style-name="T3">(</text:span><text:span text:style-name="T4">BuildUtility</text:span><text:span text:style-name="T3">.</text:span><text:span text:style-name="T1">statusLabel</text:span><text:span text:style-name="T3">,</text:span><text:span text:style-name="T1"><text:s/></text:span><text:span text:style-name="T6">"West"</text:span><text:span text:style-name="T3">);</text:span></text:p>
      <text:p text:style-name="P3"><text:span text:style-name="T1"><text:s text:c="12"/>statusPanel</text:span><text:span text:style-name="T3">.</text:span><text:span text:style-name="T5">add</text:span><text:span text:style-name="T3">(</text:span><text:span text:style-name="T4">BuildUtility</text:span><text:span text:style-name="T3">.</text:span><text:span text:style-name="T1">progressBar</text:span><text:span text:style-name="T3">,</text:span><text:span text:style-name="T1"><text:s/></text:span><text:span text:style-name="T6">"East"</text:span><text:span text:style-name="T3">);</text:span></text:p>
      <text:p text:style-name="P3"><text:span text:style-name="T1"><text:s text:c="12"/></text:span><text:span text:style-name="T5">this</text:span><text:span text:style-name="T3">.</text:span><text:span text:style-name="T5">add</text:span><text:span text:style-name="T3">(</text:span><text:span text:style-name="T1">statusPanel</text:span><text:span text:style-name="T3">,</text:span><text:span text:style-name="T1"><text:s/></text:span><text:span text:style-name="T6">"South"</text:span><text:span text:style-name="T3">);</text:span></text:p>
      <text:p text:style-name="P3"><text:span text:style-name="T1"><text:s text:c="12"/></text:span><text:span text:style-name="T5">this</text:span><text:span text:style-name="T3">.</text:span><text:span text:style-name="T1">createPage1</text:span><text:span text:style-name="T3">();</text:span></text:p>
      <text:p text:style-name="P3"><text:span text:style-name="T1"><text:s text:c="12"/></text:span><text:span text:style-name="T5">this</text:span><text:span text:style-name="T3">.</text:span><text:span text:style-name="T1">createPage2</text:span><text:span text:style-name="T3">();</text:span></text:p>
      <text:p text:style-name="P3"><text:span text:style-name="T1"><text:s text:c="12"/></text:span><text:span text:style-name="T5">this</text:span><text:span text:style-name="T3">.</text:span><text:span text:style-name="T1">createPage3</text:span><text:span text:style-name="T3">();</text:span></text:p>
      <text:p text:style-name="P3"><text:span text:style-name="T1"><text:s text:c="12"/></text:span><text:span text:style-name="T5">this</text:span><text:span text:style-name="T3">.</text:span><text:span text:style-name="T1">createPage4</text:span><text:span text:style-name="T3">();</text:span></text:p>
      <text:p text:style-name="P3"><text:span text:style-name="T1"><text:s text:c="12"/></text:span><text:span text:style-name="T3">(</text:span><text:span text:style-name="T5">this</text:span><text:span text:style-name="T3">.</text:span><text:span text:style-name="T1">tabbedPane </text:span><text:span text:style-name="T3">=</text:span><text:span text:style-name="T1"><text:s/></text:span><text:span text:style-name="T5">new</text:span><text:span text:style-name="T1"><text:s/></text:span><text:span text:style-name="T4">JTabbedPane</text:span><text:span text:style-name="T3">()).</text:span><text:span text:style-name="T1">addTab</text:span><text:span text:style-name="T3">(</text:span><text:span text:style-name="T6">"Build Hawk"</text:span><text:span text:style-name="T3">,</text:span><text:span text:style-name="T1"><text:s/></text:span><text:span text:style-name="T5">this</text:span><text:span text:style-name="T3">.</text:span><text:span text:style-name="T1">panel1</text:span><text:span text:style-name="T3">);</text:span></text:p>
      <text:p text:style-name="P3"><text:span text:style-name="T1"><text:s text:c="12"/></text:span><text:span text:style-name="T5">this</text:span><text:span text:style-name="T3">.</text:span><text:span text:style-name="T1">tabbedPane</text:span><text:span text:style-name="T3">.</text:span><text:span text:style-name="T1">addTab</text:span><text:span text:style-name="T3">(</text:span><text:span text:style-name="T6">"Console"</text:span><text:span text:style-name="T3">,</text:span><text:span text:style-name="T1"><text:s/></text:span><text:span text:style-name="T5">this</text:span><text:span text:style-name="T3">.</text:span><text:span text:style-name="T1">panel4</text:span><text:span text:style-name="T3">);</text:span></text:p>
      <text:p text:style-name="P3"><text:span text:style-name="T1"><text:s text:c="12"/>topPanel</text:span><text:span text:style-name="T3">.</text:span><text:span text:style-name="T5">add</text:span><text:span text:style-name="T3">(</text:span><text:span text:style-name="T5">this</text:span><text:span text:style-name="T3">.</text:span><text:span text:style-name="T1">tabbedPane</text:span><text:span text:style-name="T3">,</text:span><text:span text:style-name="T1"><text:s/></text:span><text:span text:style-name="T6">"Center"</text:span><text:span text:style-name="T3">);</text:span></text:p>
      <text:p text:style-name="P6"><text:span text:style-name="T2"><text:s text:c="12"/></text:span><text:span text:style-name="T5">this</text:span><text:span text:style-name="T3">.</text:span><text:span text:style-name="T2">appendConsole</text:span><text:span text:style-name="T3">(</text:span><text:span text:style-name="T1">"UI Components Initialized"</text:span><text:span text:style-name="T3">,</text:span><text:span text:style-name="T2"><text:s/></text:span><text:span text:style-name="T5">true</text:span><text:span text:style-name="T3">);</text:span></text:p>
      <text:p text:style-name="P3"><text:span text:style-name="T1"><text:s text:c="8"/></text:span><text:span text:style-name="T3">}</text:span></text:p>
      <text:p text:style-name="P3"><text:span text:style-name="T1"><text:s text:c="8"/></text:span><text:span text:style-name="T5">catch</text:span><text:span text:style-name="T1"><text:s/></text:span><text:span text:style-name="T3">(</text:span><text:span text:style-name="T4">Exception</text:span><text:span text:style-name="T1"><text:s/>e</text:span><text:span text:style-name="T3">)</text:span><text:span text:style-name="T1"><text:s/></text:span><text:span text:style-name="T3">{</text:span></text:p>
      <text:p text:style-name="P3"><text:span text:style-name="T1"><text:s text:c="12"/></text:span><text:span text:style-name="T4">System</text:span><text:span text:style-name="T3">.</text:span><text:span text:style-name="T5">out</text:span><text:span text:style-name="T3">.</text:span><text:span text:style-name="T1">println</text:span><text:span text:style-name="T3">(</text:span><text:span text:style-name="T1">e</text:span><text:span text:style-name="T3">.</text:span><text:span text:style-name="T1">getStackTrace</text:span><text:span text:style-name="T3">().</text:span><text:span text:style-name="T1">toString</text:span><text:span text:style-name="T3">());</text:span></text:p>
      <text:p text:style-name="P3"><text:span text:style-name="T1"><text:s text:c="12"/></text:span><text:span text:style-name="T5">this</text:span><text:span text:style-name="T3">.</text:span><text:span text:style-name="T1">appendConsole</text:span><text:span text:style-name="T3">(</text:span><text:span text:style-name="T6">"Failed to initialize UI \n"</text:span><text:span text:style-name="T1"><text:s/></text:span><text:span text:style-name="T3">+</text:span><text:span text:style-name="T1"><text:s/>e</text:span><text:span text:style-name="T3">.</text:span><text:span text:style-name="T1">getStackTrace</text:span><text:span text:style-name="T3">().</text:span><text:span text:style-name="T1">toString</text:span><text:span text:style-name="T3">(),</text:span><text:span text:style-name="T1"><text:s/></text:span><text:span text:style-name="T5">false</text:span><text:span text:style-name="T3">);</text:span></text:p>
      <text:p text:style-name="P3"><text:span text:style-name="T1"><text:s text:c="8"/></text:span><text:span text:style-name="T3">}</text:span></text:p>
      <text:p text:style-name="P3"><text:span text:style-name="T1"><text:s text:c="4"/></text:span><text:span text:style-name="T3">}</text:span></text:p>
      <text:p text:style-name="P3"><text:span text:style-name="T1"><text:s text:c="4"/></text:span></text:p>
      <text:p text:style-name="P2"><text:span text:style-name="T2"><text:s text:c="4"/></text:span><text:span text:style-name="T5">public</text:span><text:span text:style-name="T2"><text:s/></text:span><text:span text:style-name="T5">void</text:span><text:span text:style-name="T2"><text:s/>createPage1</text:span><text:span text:style-name="T3">()</text:span><text:span text:style-name="T2"><text:s/></text:span><text:span text:style-name="T5">throws</text:span><text:span text:style-name="T2"><text:s/></text:span><text:span text:style-name="T1">FileNotFoundException</text:span><text:span text:style-name="T3">,</text:span><text:span text:style-name="T2"><text:s/></text:span><text:span text:style-name="T1">IOException</text:span><text:span text:style-name="T2"><text:s/></text:span><text:span text:style-name="T3">{</text:span></text:p>
      <text:p text:style-name="P3"><text:span text:style-name="T1"><text:s text:c="8"/></text:span><text:span text:style-name="T3">(</text:span><text:span text:style-name="T5">this</text:span><text:span text:style-name="T3">.</text:span><text:span text:style-name="T1">panel1 </text:span><text:span text:style-name="T3">=</text:span><text:span text:style-name="T1"><text:s/></text:span><text:span text:style-name="T5">new</text:span><text:span text:style-name="T1"><text:s/></text:span><text:span text:style-name="T4">JPanel</text:span><text:span text:style-name="T3">()).</text:span><text:span text:style-name="T1">setLayout</text:span><text:span text:style-name="T3">(</text:span><text:span text:style-name="T5">new</text:span><text:span text:style-name="T1"><text:s/></text:span><text:span text:style-name="T4">BorderLayout</text:span><text:span text:style-name="T3">());</text:span></text:p>
      <text:p text:style-name="P6"><text:span text:style-name="T2"><text:s text:c="8"/></text:span><text:span text:style-name="T5">final</text:span><text:span text:style-name="T2"><text:s/></text:span><text:span text:style-name="T4">String</text:span><text:span text:style-name="T3">[]</text:span><text:span text:style-name="T2"><text:s/>hawkDom </text:span><text:span text:style-name="T3">=</text:span><text:span text:style-name="T2"><text:s/></text:span><text:span text:style-name="T5">new</text:span><text:span text:style-name="T2"><text:s/></text:span><text:span text:style-name="T4">File</text:span><text:span text:style-name="T3">(</text:span><text:span text:style-name="T1">"c:/tibco/tra/domain"</text:span><text:span text:style-name="T3">).</text:span><text:span text:style-name="T2">exists</text:span><text:span text:style-name="T3">()</text:span><text:span text:style-name="T2"><text:s/></text:span><text:span text:style-name="T3">?</text:span><text:span text:style-name="T2"><text:s/></text:span><text:span text:style-name="T5">new</text:span><text:span text:style-name="T2"><text:s/></text:span><text:span text:style-name="T4">File</text:span><text:span text:style-name="T3">(</text:span><text:span text:style-name="T1">"c:/tibco/tra/domain"</text:span><text:span text:style-name="T3">).</text:span><text:span text:style-name="T2">list</text:span><text:span text:style-name="T3">(</text:span><text:span text:style-name="T4">DirectoryFileFilter</text:span><text:span text:style-name="T3">.</text:span><text:span text:style-name="T2">INSTANCE</text:span><text:span text:style-name="T3">)</text:span><text:span text:style-name="T2"><text:s/></text:span><text:span text:style-name="T3">:</text:span><text:span text:style-name="T2"><text:s/></text:span><text:span text:style-name="T5">new</text:span><text:span text:style-name="T2"><text:s/></text:span><text:span text:style-name="T4">File</text:span><text:span text:style-name="T3">(</text:span><text:span text:style-name="T1">"e:/tibco/tra/domain"</text:span><text:span text:style-name="T3">).</text:span><text:span text:style-name="T2">list</text:span><text:span text:style-name="T3">(</text:span><text:span text:style-name="T4">DirectoryFileFilter</text:span><text:span text:style-name="T3">.</text:span><text:span text:style-name="T2">INSTANCE</text:span><text:span text:style-name="T3">);</text:span></text:p>
      <text:p text:style-name="P3"><text:span text:style-name="T1"><text:s text:c="8"/></text:span><text:span text:style-name="T5">final</text:span><text:span text:style-name="T1"><text:s/></text:span><text:span text:style-name="T4">JPanel</text:span><text:span text:style-name="T1"><text:s/>inputPanel </text:span><text:span text:style-name="T3">=</text:span><text:span text:style-name="T1"><text:s/></text:span><text:span text:style-name="T5">new</text:span><text:span text:style-name="T1"><text:s/></text:span><text:span text:style-name="T4">JPanel</text:span><text:span text:style-name="T3">();</text:span></text:p>
      <text:p text:style-name="P3"><text:span text:style-name="T1"><text:s text:c="8"/></text:span><text:span text:style-name="T4">BuildUtility</text:span><text:span text:style-name="T3">.</text:span><text:span text:style-name="T1">hawkDomain </text:span><text:span text:style-name="T3">=</text:span><text:span text:style-name="T1"><text:s/></text:span><text:span text:style-name="T5">new</text:span><text:span text:style-name="T1"><text:s/></text:span><text:span text:style-name="T4">JComboBox</text:span><text:span text:style-name="T3">((</text:span><text:span text:style-name="T1">E</text:span><text:span text:style-name="T3">[])</text:span><text:span text:style-name="T1">hawkDom</text:span><text:span text:style-name="T3">);</text:span></text:p>
      <text:p text:style-name="P2"><text:span text:style-name="T2"><text:s text:c="8"/></text:span><text:span text:style-name="T1">BuildUtility</text:span><text:span text:style-name="T3">.</text:span><text:span text:style-name="T2">rvService </text:span><text:span text:style-name="T3">=</text:span><text:span text:style-name="T2"><text:s/></text:span><text:span text:style-name="T5">new</text:span><text:span text:style-name="T2"><text:s/></text:span><text:span text:style-name="T1">JTextField</text:span><text:span text:style-name="T3">(</text:span><text:span text:style-name="T7">4</text:span><text:span text:style-name="T3">);</text:span></text:p>
      <text:p text:style-name="P2"><text:span text:style-name="T2"><text:s text:c="8"/></text:span><text:span text:style-name="T1">BuildUtility</text:span><text:span text:style-name="T3">.</text:span><text:span text:style-name="T2">rvNetwork </text:span><text:span text:style-name="T3">=</text:span><text:span text:style-name="T2"><text:s/></text:span><text:span text:style-name="T5">new</text:span><text:span text:style-name="T2"><text:s/></text:span><text:span text:style-name="T1">JTextField</text:span><text:span text:style-name="T3">(</text:span><text:span text:style-name="T7">4</text:span><text:span text:style-name="T3">);</text:span></text:p>
      <text:p text:style-name="P2"><text:span text:style-name="T2"><text:s text:c="8"/></text:span><text:span text:style-name="T1">BuildUtility</text:span><text:span text:style-name="T3">.</text:span><text:span text:style-name="T2">rvDaemon </text:span><text:span text:style-name="T3">=</text:span><text:span text:style-name="T2"><text:s/></text:span><text:span text:style-name="T5">new</text:span><text:span text:style-name="T2"><text:s/></text:span><text:span text:style-name="T1">JTextField</text:span><text:span text:style-name="T3">(</text:span><text:span text:style-name="T7">4</text:span><text:span text:style-name="T3">);</text:span></text:p>
      <text:p text:style-name="P3"><text:span text:style-name="T1"><text:s text:c="8"/></text:span><text:span text:style-name="T3">(</text:span><text:span text:style-name="T4">BuildUtility</text:span><text:span text:style-name="T3">.</text:span><text:span text:style-name="T1">fetchApps </text:span><text:span text:style-name="T3">=</text:span><text:span text:style-name="T1"><text:s/></text:span><text:span text:style-name="T5">new</text:span><text:span text:style-name="T1"><text:s/></text:span><text:span text:style-name="T4">JButton</text:span><text:span text:style-name="T3">(</text:span><text:span text:style-name="T6">"Fetch Apps"</text:span><text:span text:style-name="T3">)).</text:span><text:span text:style-name="T1">setBorder</text:span><text:span text:style-name="T3">(</text:span><text:span text:style-name="T5">new</text:span><text:span text:style-name="T1"><text:s/></text:span><text:span text:style-name="T4">EmptyBorder</text:span><text:span text:style-name="T3">(</text:span><text:span text:style-name="T7">3</text:span><text:span text:style-name="T3">,</text:span><text:span text:style-name="T1"><text:s/></text:span><text:span text:style-name="T7">3</text:span><text:span text:style-name="T3">,</text:span><text:span text:style-name="T1"><text:s/></text:span><text:span text:style-name="T7">3</text:span><text:span text:style-name="T3">,</text:span><text:span text:style-name="T1"><text:s/></text:span><text:span text:style-name="T7">3</text:span><text:span text:style-name="T3">));</text:span></text:p>
      <text:p text:style-name="P3"><text:span text:style-name="T1"><text:s text:c="8"/></text:span><text:span text:style-name="T4">BuildUtility</text:span><text:span text:style-name="T3">.</text:span><text:span text:style-name="T1">fetchApps</text:span><text:span text:style-name="T3">.</text:span><text:span text:style-name="T1">setBorderPainted</text:span><text:span text:style-name="T3">(</text:span><text:span text:style-name="T5">true</text:span><text:span text:style-name="T3">);</text:span></text:p>
      <text:p text:style-name="P3"><text:span text:style-name="T1"><text:s text:c="8"/></text:span><text:span text:style-name="T3">(</text:span><text:span text:style-name="T4">BuildUtility</text:span><text:span text:style-name="T3">.</text:span><text:span text:style-name="T1">buildB </text:span><text:span text:style-name="T3">=</text:span><text:span text:style-name="T1"><text:s/></text:span><text:span text:style-name="T5">new</text:span><text:span text:style-name="T1"><text:s/></text:span><text:span text:style-name="T4">JButton</text:span><text:span text:style-name="T3">(</text:span><text:span text:style-name="T6">"Build"</text:span><text:span text:style-name="T3">)).</text:span><text:span text:style-name="T1">setBorder</text:span><text:span text:style-name="T3">(</text:span><text:span text:style-name="T5">new</text:span><text:span text:style-name="T1"><text:s/></text:span><text:span text:style-name="T4">EmptyBorder</text:span><text:span text:style-name="T3">(</text:span><text:span text:style-name="T7">3</text:span><text:span text:style-name="T3">,</text:span><text:span text:style-name="T1"><text:s/></text:span><text:span text:style-name="T7">3</text:span><text:span text:style-name="T3">,</text:span><text:span text:style-name="T1"><text:s/></text:span><text:span text:style-name="T7">3</text:span><text:span text:style-name="T3">,</text:span><text:span text:style-name="T1"><text:s/></text:span><text:span text:style-name="T7">3</text:span><text:span text:style-name="T3">));</text:span></text:p>
      <text:p text:style-name="P3"><text:span text:style-name="T1"><text:s text:c="8"/></text:span><text:span text:style-name="T4">BuildUtility</text:span><text:span text:style-name="T3">.</text:span><text:span text:style-name="T1">buildB</text:span><text:span text:style-name="T3">.</text:span><text:span text:style-name="T1">setBorderPainted</text:span><text:span text:style-name="T3">(</text:span><text:span text:style-name="T5">true</text:span><text:span text:style-name="T3">);</text:span></text:p>
      <text:p text:style-name="P3"><text:span text:style-name="T1"><text:s text:c="8"/></text:span><text:span text:style-name="T4">BuildUtility</text:span><text:span text:style-name="T3">.</text:span><text:span text:style-name="T1">rvService</text:span><text:span text:style-name="T3">.</text:span><text:span text:style-name="T1">setText</text:span><text:span text:style-name="T3">(</text:span><text:span text:style-name="T6">"7474"</text:span><text:span text:style-name="T3">);</text:span></text:p>
      <text:p text:style-name="P3"><text:span text:style-name="T1"><text:s text:c="8"/></text:span><text:span text:style-name="T4">BuildUtility</text:span><text:span text:style-name="T3">.</text:span><text:span text:style-name="T1">rvNetwork</text:span><text:span text:style-name="T3">.</text:span><text:span text:style-name="T1">setText</text:span><text:span text:style-name="T3">(</text:span><text:span text:style-name="T6">";"</text:span><text:span text:style-name="T3">);</text:span></text:p>
      <text:p text:style-name="P3"><text:span text:style-name="T1"><text:s text:c="8"/></text:span><text:span text:style-name="T4">BuildUtility</text:span><text:span text:style-name="T3">.</text:span><text:span text:style-name="T1">rvDaemon</text:span><text:span text:style-name="T3">.</text:span><text:span text:style-name="T1">setText</text:span><text:span text:style-name="T3">(</text:span><text:span text:style-name="T6">"7474"</text:span><text:span text:style-name="T3">);</text:span></text:p>
      <text:p text:style-name="P3"><text:span text:style-name="T1"><text:s text:c="8"/>inputPanel</text:span><text:span text:style-name="T3">.</text:span><text:span text:style-name="T5">add</text:span><text:span text:style-name="T3">(</text:span><text:span text:style-name="T4">BuildUtility</text:span><text:span text:style-name="T3">.</text:span><text:span text:style-name="T1">buildB</text:span><text:span text:style-name="T3">);</text:span></text:p>
      <text:p text:style-name="P3"><text:span text:style-name="T1"><text:s text:c="8"/>inputPanel</text:span><text:span text:style-name="T3">.</text:span><text:span text:style-name="T5">add</text:span><text:span text:style-name="T3">(</text:span><text:span text:style-name="T5">new</text:span><text:span text:style-name="T1"><text:s/></text:span><text:span text:style-name="T4">JLabel</text:span><text:span text:style-name="T3">(</text:span><text:span text:style-name="T6">"Hawk Domain"</text:span><text:span text:style-name="T3">));</text:span></text:p>
      <text:p text:style-name="P3"><text:span text:style-name="T1"><text:s text:c="8"/>inputPanel</text:span><text:span text:style-name="T3">.</text:span><text:span text:style-name="T5">add</text:span><text:span text:style-name="T3">(</text:span><text:span text:style-name="T4">BuildUtility</text:span><text:span text:style-name="T3">.</text:span><text:span text:style-name="T1">hawkDomain</text:span><text:span text:style-name="T3">);</text:span></text:p>
      <text:p text:style-name="P3"><text:span text:style-name="T1"><text:s text:c="8"/>inputPanel</text:span><text:span text:style-name="T3">.</text:span><text:span text:style-name="T5">add</text:span><text:span text:style-name="T3">(</text:span><text:span text:style-name="T5">new</text:span><text:span text:style-name="T1"><text:s/></text:span><text:span text:style-name="T4">JLabel</text:span><text:span text:style-name="T3">(</text:span><text:span text:style-name="T6">"RV Service"</text:span><text:span text:style-name="T3">));</text:span></text:p>
      <text:p text:style-name="P3"><text:span text:style-name="T1"><text:s text:c="8"/>inputPanel</text:span><text:span text:style-name="T3">.</text:span><text:span text:style-name="T5">add</text:span><text:span text:style-name="T3">(</text:span><text:span text:style-name="T4">BuildUtility</text:span><text:span text:style-name="T3">.</text:span><text:span text:style-name="T1">rvService</text:span><text:span text:style-name="T3">);</text:span></text:p>
      <text:p text:style-name="P3"><text:span text:style-name="T1"><text:s text:c="8"/>inputPanel</text:span><text:span text:style-name="T3">.</text:span><text:span text:style-name="T5">add</text:span><text:span text:style-name="T3">(</text:span><text:span text:style-name="T5">new</text:span><text:span text:style-name="T1"><text:s/></text:span><text:span text:style-name="T4">JLabel</text:span><text:span text:style-name="T3">(</text:span><text:span text:style-name="T6">"RV Network"</text:span><text:span text:style-name="T3">));</text:span></text:p>
      <text:p text:style-name="P3"><text:span text:style-name="T1"><text:s text:c="8"/>inputPanel</text:span><text:span text:style-name="T3">.</text:span><text:span text:style-name="T5">add</text:span><text:span text:style-name="T3">(</text:span><text:span text:style-name="T4">BuildUtility</text:span><text:span text:style-name="T3">.</text:span><text:span text:style-name="T1">rvNetwork</text:span><text:span text:style-name="T3">);</text:span></text:p>
      <text:p text:style-name="P3"><text:span text:style-name="T1"><text:s text:c="8"/>inputPanel</text:span><text:span text:style-name="T3">.</text:span><text:span text:style-name="T5">add</text:span><text:span text:style-name="T3">(</text:span><text:span text:style-name="T5">new</text:span><text:span text:style-name="T1"><text:s/></text:span><text:span text:style-name="T4">JLabel</text:span><text:span text:style-name="T3">(</text:span><text:span text:style-name="T6">"RV Daemon"</text:span><text:span text:style-name="T3">));</text:span></text:p>
      <text:p text:style-name="P3"><text:span text:style-name="T1"><text:s text:c="8"/>inputPanel</text:span><text:span text:style-name="T3">.</text:span><text:span text:style-name="T5">add</text:span><text:span text:style-name="T3">(</text:span><text:span text:style-name="T4">BuildUtility</text:span><text:span text:style-name="T3">.</text:span><text:span text:style-name="T1">rvDaemon</text:span><text:span text:style-name="T3">);</text:span></text:p>
      <text:p text:style-name="P3"><text:span text:style-name="T1"><text:s text:c="8"/>inputPanel</text:span><text:span text:style-name="T3">.</text:span><text:span text:style-name="T5">add</text:span><text:span text:style-name="T3">(</text:span><text:span text:style-name="T4">BuildUtility</text:span><text:span text:style-name="T3">.</text:span><text:span text:style-name="T1">fetchApps</text:span><text:span text:style-name="T3">);</text:span></text:p>
      <text:p text:style-name="P3"><text:span text:style-name="T1"><text:s text:c="8"/></text:span><text:span text:style-name="T5">this</text:span><text:span text:style-name="T3">.</text:span><text:span text:style-name="T1">mod </text:span><text:span text:style-name="T3">=</text:span><text:span text:style-name="T1"><text:s/></text:span><text:span text:style-name="T5">new</text:span><text:span text:style-name="T1"><text:s/></text:span><text:span text:style-name="T4">DefaultTableModel</text:span><text:span text:style-name="T3">(</text:span><text:span text:style-name="T5">this</text:span><text:span text:style-name="T3">.</text:span><text:span text:style-name="T1">cells</text:span><text:span text:style-name="T3">,</text:span><text:span text:style-name="T1"><text:s/></text:span><text:span text:style-name="T5">this</text:span><text:span text:style-name="T3">.</text:span><text:span text:style-name="T1">colNames</text:span><text:span text:style-name="T3">)</text:span><text:span text:style-name="T1"><text:s/></text:span><text:span text:style-name="T3">{</text:span></text:p>
      <text:p text:style-name="P3"><text:span text:style-name="T1"><text:s text:c="12"/></text:span><text:span text:style-name="T7">@Override</text:span></text:p>
      <text:p text:style-name="P3"><text:span text:style-name="T1"><text:s text:c="12"/></text:span><text:span text:style-name="T5">public</text:span><text:span text:style-name="T1"><text:s/></text:span><text:span text:style-name="T4">Class</text:span><text:span text:style-name="T3">&lt;?&gt;</text:span><text:span text:style-name="T1"><text:s/>getColumnClass</text:span><text:span text:style-name="T3">(</text:span><text:span text:style-name="T5">final</text:span><text:span text:style-name="T1"><text:s/></text:span><text:span text:style-name="T5">int</text:span><text:span text:style-name="T1"><text:s/>colIndex</text:span><text:span text:style-name="T3">)</text:span><text:span text:style-name="T1"><text:s/></text:span><text:span text:style-name="T3">{</text:span></text:p>
      <text:p text:style-name="P3"><text:span text:style-name="T1"><text:s text:c="16"/></text:span><text:span text:style-name="T5">return</text:span><text:span text:style-name="T1"><text:s/></text:span><text:span text:style-name="T5">this</text:span><text:span text:style-name="T3">.</text:span><text:span text:style-name="T1">getValueAt</text:span><text:span text:style-name="T3">(</text:span><text:span text:style-name="T7">0</text:span><text:span text:style-name="T3">,</text:span><text:span text:style-name="T1"><text:s/>colIndex</text:span><text:span text:style-name="T3">).</text:span><text:span text:style-name="T1">getClass</text:span><text:span text:style-name="T3">();</text:span></text:p>
      <text:p text:style-name="P3"><text:span text:style-name="T1"><text:s text:c="12"/></text:span><text:span text:style-name="T3">}</text:span></text:p>
      <text:p text:style-name="P3"><text:span text:style-name="T1"><text:s text:c="8"/></text:span><text:span text:style-name="T3">};</text:span></text:p>
      <text:p text:style-name="P3"><text:span text:style-name="T1"><text:s text:c="8"/></text:span><text:span text:style-name="T5">this</text:span><text:span text:style-name="T3">.</text:span><text:span text:style-name="T1">table </text:span><text:span text:style-name="T3">=</text:span><text:span text:style-name="T1"><text:s/></text:span><text:span text:style-name="T5">new</text:span><text:span text:style-name="T1"><text:s/></text:span><text:span text:style-name="T4">JTable</text:span><text:span text:style-name="T3">(</text:span><text:span text:style-name="T5">this</text:span><text:span text:style-name="T3">.</text:span><text:span text:style-name="T1">mod</text:span><text:span text:style-name="T3">)</text:span><text:span text:style-name="T1"><text:s/></text:span><text:span text:style-name="T3">{</text:span></text:p>
      <text:p text:style-name="P3"><text:span text:style-name="T1"><text:s text:c="12"/></text:span><text:span text:style-name="T7">@Override</text:span></text:p>
      <text:p text:style-name="P3"><text:span text:style-name="T1"><text:s text:c="12"/></text:span><text:span text:style-name="T5">public</text:span><text:span text:style-name="T1"><text:s/></text:span><text:span text:style-name="T4">Component</text:span><text:span text:style-name="T1"><text:s/>prepareRenderer</text:span><text:span text:style-name="T3">(</text:span><text:span text:style-name="T5">final</text:span><text:span text:style-name="T1"><text:s/></text:span><text:span text:style-name="T4">TableCellRenderer</text:span><text:span text:style-name="T1"><text:s/>renderer</text:span><text:span text:style-name="T3">,</text:span><text:span text:style-name="T1"><text:s/></text:span><text:span text:style-name="T5">final</text:span><text:span text:style-name="T1"><text:s/></text:span><text:span text:style-name="T5">int</text:span><text:span text:style-name="T1"><text:s/></text:span><text:span text:style-name="T4">Index_row</text:span><text:span text:style-name="T3">,</text:span><text:span text:style-name="T1"><text:s/></text:span><text:span text:style-name="T5">final</text:span><text:span text:style-name="T1"><text:s/></text:span><text:span text:style-name="T5">int</text:span><text:span text:style-name="T1"><text:s/></text:span><text:span text:style-name="T4">Index_col</text:span><text:span text:style-name="T3">)</text:span><text:span text:style-name="T1"><text:s/></text:span><text:span text:style-name="T3">{</text:span></text:p>
      <text:p text:style-name="P3"><text:span text:style-name="T1"><text:s text:c="16"/></text:span><text:span text:style-name="T5">final</text:span><text:span text:style-name="T1"><text:s/></text:span><text:span text:style-name="T4">Component</text:span><text:span text:style-name="T1"><text:s/>comp </text:span><text:span text:style-name="T3">=</text:span><text:span text:style-name="T1"><text:s/></text:span><text:span text:style-name="T5">super</text:span><text:span text:style-name="T3">.</text:span><text:span text:style-name="T1">prepareRenderer</text:span><text:span text:style-name="T3">(</text:span><text:span text:style-name="T1">renderer</text:span><text:span text:style-name="T3">,</text:span><text:span text:style-name="T1"><text:s/></text:span><text:span text:style-name="T4">Index_row</text:span><text:span text:style-name="T3">,</text:span><text:span text:style-name="T1"><text:s/></text:span><text:span text:style-name="T4">Index_col</text:span><text:span text:style-name="T3">);</text:span></text:p>
      <text:p text:style-name="P3"><text:span text:style-name="T1"><text:s text:c="16"/></text:span><text:span text:style-name="T5">if</text:span><text:span text:style-name="T1"><text:s/></text:span><text:span text:style-name="T3">(</text:span><text:span text:style-name="T4">Index_row</text:span><text:span text:style-name="T1"><text:s/></text:span><text:span text:style-name="T3">%</text:span><text:span text:style-name="T1"><text:s/></text:span><text:span text:style-name="T7">2</text:span><text:span text:style-name="T1"><text:s/></text:span><text:span text:style-name="T3">==</text:span><text:span text:style-name="T1"><text:s/></text:span><text:span text:style-name="T7">0</text:span><text:span text:style-name="T1"><text:s/></text:span><text:span text:style-name="T3">&amp;&amp;</text:span><text:span text:style-name="T1"><text:s/></text:span><text:span text:style-name="T3">!</text:span><text:span text:style-name="T5">this</text:span><text:span text:style-name="T3">.</text:span><text:span text:style-name="T1">isCellSelected</text:span><text:span text:style-name="T3">(</text:span><text:span text:style-name="T4">Index_row</text:span><text:span text:style-name="T3">,</text:span><text:span text:style-name="T1"><text:s/></text:span><text:span text:style-name="T4">Index_col</text:span><text:span text:style-name="T3">))</text:span><text:span text:style-name="T1"><text:s/></text:span><text:span text:style-name="T3">{</text:span></text:p>
      <text:p text:style-name="P3"><text:span text:style-name="T1"><text:s text:c="20"/>comp</text:span><text:span text:style-name="T3">.</text:span><text:span text:style-name="T1">setBackground</text:span><text:span text:style-name="T3">(</text:span><text:span text:style-name="T4">Color</text:span><text:span text:style-name="T3">.</text:span><text:span text:style-name="T1">lightGray</text:span><text:span text:style-name="T3">);</text:span></text:p>
      <text:p text:style-name="P3"><text:span text:style-name="T1"><text:s text:c="16"/></text:span><text:span text:style-name="T3">}</text:span></text:p>
      <text:p text:style-name="P3"><text:span text:style-name="T1"><text:s text:c="16"/></text:span><text:span text:style-name="T5">else</text:span><text:span text:style-name="T1"><text:s/></text:span><text:span text:style-name="T5">if</text:span><text:span text:style-name="T1"><text:s/></text:span><text:span text:style-name="T3">(</text:span><text:span text:style-name="T5">this</text:span><text:span text:style-name="T3">.</text:span><text:span text:style-name="T1">isCellSelected</text:span><text:span text:style-name="T3">(</text:span><text:span text:style-name="T4">Index_row</text:span><text:span text:style-name="T3">,</text:span><text:span text:style-name="T1"><text:s/></text:span><text:span text:style-name="T4">Index_col</text:span><text:span text:style-name="T3">))</text:span><text:span text:style-name="T1"><text:s/></text:span><text:span text:style-name="T3">{</text:span></text:p>
      <text:p text:style-name="P3"><text:span text:style-name="T1"><text:s text:c="20"/>comp</text:span><text:span text:style-name="T3">.</text:span><text:span text:style-name="T1">setBackground</text:span><text:span text:style-name="T3">(</text:span><text:span text:style-name="T4">Color</text:span><text:span text:style-name="T3">.</text:span><text:span text:style-name="T1">cyan</text:span><text:span text:style-name="T3">);</text:span></text:p>
      <text:p text:style-name="P3"><text:span text:style-name="T1"><text:s text:c="16"/></text:span><text:span text:style-name="T3">}</text:span></text:p>
      <text:p text:style-name="P3"><text:span text:style-name="T1"><text:s text:c="16"/></text:span><text:span text:style-name="T5">else</text:span><text:span text:style-name="T1"><text:s/></text:span><text:span text:style-name="T3">{</text:span></text:p>
      <text:p text:style-name="P3"><text:span text:style-name="T1"><text:s text:c="20"/>comp</text:span><text:span text:style-name="T3">.</text:span><text:span text:style-name="T1">setBackground</text:span><text:span text:style-name="T3">(</text:span><text:span text:style-name="T4">Color</text:span><text:span text:style-name="T3">.</text:span><text:span text:style-name="T1">white</text:span><text:span text:style-name="T3">);</text:span></text:p>
      <text:p text:style-name="P3"><text:span text:style-name="T1"><text:s text:c="16"/></text:span><text:span text:style-name="T3">}</text:span></text:p>
      <text:p text:style-name="P3"><text:span text:style-name="T1"><text:s text:c="16"/></text:span><text:span text:style-name="T5">return</text:span><text:span text:style-name="T1"><text:s/>comp</text:span><text:span text:style-name="T3">;</text:span></text:p>
      <text:p text:style-name="P3"><text:span text:style-name="T1"><text:s text:c="12"/></text:span><text:span text:style-name="T3">}</text:span></text:p>
      <text:p text:style-name="P3"><text:span text:style-name="T1"><text:s text:c="8"/></text:span><text:span text:style-name="T3">};</text:span></text:p>
      <text:p text:style-name="P2"><text:span text:style-name="T2"><text:s text:c="8"/></text:span><text:span text:style-name="T3">(</text:span><text:span text:style-name="T5">this</text:span><text:span text:style-name="T3">.</text:span><text:span text:style-name="T1">BuildConfig</text:span><text:span text:style-name="T2"><text:s/></text:span><text:span text:style-name="T3">=</text:span><text:span text:style-name="T2"><text:s/></text:span><text:span text:style-name="T5">new</text:span><text:span text:style-name="T2"><text:s/></text:span><text:span text:style-name="T1">Properties</text:span><text:span text:style-name="T3">()).</text:span><text:span text:style-name="T2">load</text:span><text:span text:style-name="T3">(</text:span><text:span text:style-name="T5">new</text:span><text:span text:style-name="T2"><text:s/></text:span><text:span text:style-name="T1">FileInputStream</text:span><text:span text:style-name="T3">(</text:span><text:span text:style-name="T6">"./BuildConfig.properties"</text:span><text:span text:style-name="T3">));</text:span></text:p>
      <text:p text:style-name="P3"><text:span text:style-name="T1"><text:s text:c="8"/></text:span><text:span text:style-name="T5">this</text:span><text:span text:style-name="T3">.</text:span><text:span text:style-name="T1">table</text:span><text:span text:style-name="T3">.</text:span><text:span text:style-name="T1">setVisible</text:span><text:span text:style-name="T3">(</text:span><text:span text:style-name="T5">true</text:span><text:span text:style-name="T3">);</text:span></text:p>
      <text:p text:style-name="P3"><text:span text:style-name="T1"><text:s text:c="8"/></text:span><text:span text:style-name="T5">this</text:span><text:span text:style-name="T3">.</text:span><text:span text:style-name="T1">table</text:span><text:span text:style-name="T3">.</text:span><text:span text:style-name="T1">setAutoCreateRowSorter</text:span><text:span text:style-name="T3">(</text:span><text:span text:style-name="T5">true</text:span><text:span text:style-name="T3">);</text:span></text:p>
      <text:p text:style-name="P3"><text:span text:style-name="T1"><text:s text:c="8"/></text:span><text:span text:style-name="T5">this</text:span><text:span text:style-name="T3">.</text:span><text:span text:style-name="T1">table</text:span><text:span text:style-name="T3">.</text:span><text:span text:style-name="T1">getColumnModel</text:span><text:span text:style-name="T3">().</text:span><text:span text:style-name="T1">getColumn</text:span><text:span text:style-name="T3">(</text:span><text:span text:style-name="T7">0</text:span><text:span text:style-name="T3">).</text:span><text:span text:style-name="T1">setMaxWidth</text:span><text:span text:style-name="T3">(</text:span><text:span text:style-name="T7">5</text:span><text:span text:style-name="T3">);</text:span></text:p>
      <text:p text:style-name="P2"><text:span text:style-name="T2"><text:s text:c="8"/></text:span><text:span text:style-name="T5">final</text:span><text:span text:style-name="T2"><text:s/></text:span><text:span text:style-name="T1">JScrollPane</text:span><text:span text:style-name="T2"><text:s/>jsp </text:span><text:span text:style-name="T3">=</text:span><text:span text:style-name="T2"><text:s/></text:span><text:span text:style-name="T5">new</text:span><text:span text:style-name="T2"><text:s/></text:span><text:span text:style-name="T1">JScrollPane</text:span><text:span text:style-name="T3">(</text:span><text:span text:style-name="T5">this</text:span><text:span text:style-name="T3">.</text:span><text:span text:style-name="T2">table</text:span><text:span text:style-name="T3">);</text:span></text:p>
      <text:p text:style-name="P3"><text:span text:style-name="T1"><text:s text:c="8"/>jsp</text:span><text:span text:style-name="T3">.</text:span><text:span text:style-name="T1">setAutoscrolls</text:span><text:span text:style-name="T3">(</text:span><text:span text:style-name="T5">true</text:span><text:span text:style-name="T3">);</text:span></text:p>
      <text:p text:style-name="P3"><text:span text:style-name="T1"><text:s text:c="8"/>jsp</text:span><text:span text:style-name="T3">.</text:span><text:span text:style-name="T1">setVisible</text:span><text:span text:style-name="T3">(</text:span><text:span text:style-name="T5">true</text:span><text:span text:style-name="T3">);</text:span></text:p>
      <text:p text:style-name="P3"><text:span text:style-name="T1"><text:s text:c="8"/></text:span><text:span text:style-name="T3">((</text:span><text:span text:style-name="T4">JComponent</text:span><text:span text:style-name="T3">)</text:span><text:span text:style-name="T5">this</text:span><text:span text:style-name="T3">.</text:span><text:span text:style-name="T1">getContentPane</text:span><text:span text:style-name="T3">()).</text:span><text:span text:style-name="T1">setBorder</text:span><text:span text:style-name="T3">(</text:span><text:span text:style-name="T5">new</text:span><text:span text:style-name="T1"><text:s/></text:span><text:span text:style-name="T4">EmptyBorder</text:span><text:span text:style-name="T3">(</text:span><text:span text:style-name="T7">3</text:span><text:span text:style-name="T3">,</text:span><text:span text:style-name="T1"><text:s/></text:span><text:span text:style-name="T7">3</text:span><text:span text:style-name="T3">,</text:span><text:span text:style-name="T1"><text:s/></text:span><text:span text:style-name="T7">3</text:span><text:span text:style-name="T3">,</text:span><text:span text:style-name="T1"><text:s/></text:span><text:span text:style-name="T7">3</text:span><text:span text:style-name="T3">));</text:span></text:p>
      <text:p text:style-name="P3"><text:span text:style-name="T1"><text:s text:c="8"/></text:span><text:span text:style-name="T5">this</text:span><text:span text:style-name="T3">.</text:span><text:span text:style-name="T1">table</text:span><text:span text:style-name="T3">.</text:span><text:span text:style-name="T1">repaint</text:span><text:span text:style-name="T3">();</text:span></text:p>
      <text:p text:style-name="P3"><text:span text:style-name="T1"><text:s text:c="8"/></text:span><text:span text:style-name="T5">this</text:span><text:span text:style-name="T3">.</text:span><text:span text:style-name="T1">panel1</text:span><text:span text:style-name="T3">.</text:span><text:span text:style-name="T5">add</text:span><text:span text:style-name="T3">(</text:span><text:span text:style-name="T1">inputPanel</text:span><text:span text:style-name="T3">,</text:span><text:span text:style-name="T1"><text:s/></text:span><text:span text:style-name="T6">"North"</text:span><text:span text:style-name="T3">);</text:span></text:p>
      <text:p text:style-name="P3"><text:span text:style-name="T1"><text:s text:c="8"/></text:span><text:span text:style-name="T5">this</text:span><text:span text:style-name="T3">.</text:span><text:span text:style-name="T1">panel1</text:span><text:span text:style-name="T3">.</text:span><text:span text:style-name="T5">add</text:span><text:span text:style-name="T3">(</text:span><text:span text:style-name="T1">jsp</text:span><text:span text:style-name="T3">);</text:span></text:p>
      <text:p text:style-name="P3"><text:span text:style-name="T1"><text:s text:c="8"/></text:span><text:span text:style-name="T4">BuildUtility</text:span><text:span text:style-name="T3">.</text:span><text:span text:style-name="T1">fetchApps</text:span><text:span text:style-name="T3">.</text:span><text:span text:style-name="T1">addActionListener</text:span><text:span text:style-name="T3">(</text:span><text:span text:style-name="T5">new</text:span><text:span text:style-name="T1"><text:s/>fetchAppsListener</text:span><text:span text:style-name="T3">());</text:span></text:p>
      <text:p text:style-name="P3"><text:span text:style-name="T1"><text:s text:c="8"/></text:span><text:span text:style-name="T4">BuildUtility</text:span><text:span text:style-name="T3">.</text:span><text:span text:style-name="T1">buildB</text:span><text:span text:style-name="T3">.</text:span><text:span text:style-name="T1">addActionListener</text:span><text:span text:style-name="T3">(</text:span><text:span text:style-name="T5">new</text:span><text:span text:style-name="T1"><text:s/>buildAppsListener</text:span><text:span text:style-name="T3">());</text:span></text:p>
      <text:p text:style-name="P3"><text:span text:style-name="T1"><text:s text:c="4"/></text:span><text:span text:style-name="T3">}</text:span></text:p>
      <text:p text:style-name="P3"><text:span text:style-name="T1"><text:s text:c="4"/></text:span></text:p>
      <text:p text:style-name="P3"><text:span text:style-name="T1"><text:s text:c="4"/></text:span><text:span text:style-name="T5">public</text:span><text:span text:style-name="T1"><text:s/></text:span><text:span text:style-name="T5">void</text:span><text:span text:style-name="T1"><text:s/>createPage2</text:span><text:span text:style-name="T3">()</text:span><text:span text:style-name="T1"><text:s/></text:span><text:span text:style-name="T3">{</text:span></text:p>
      <text:p text:style-name="P3"><text:span text:style-name="T1"><text:s text:c="8"/></text:span><text:span text:style-name="T3">(</text:span><text:span text:style-name="T5">this</text:span><text:span text:style-name="T3">.</text:span><text:span text:style-name="T1">panel2 </text:span><text:span text:style-name="T3">=</text:span><text:span text:style-name="T1"><text:s/></text:span><text:span text:style-name="T5">new</text:span><text:span text:style-name="T1"><text:s/></text:span><text:span text:style-name="T4">JPanel</text:span><text:span text:style-name="T3">()).</text:span><text:span text:style-name="T1">setLayout</text:span><text:span text:style-name="T3">(</text:span><text:span text:style-name="T5">new</text:span><text:span text:style-name="T1"><text:s/></text:span><text:span text:style-name="T4">BorderLayout</text:span><text:span text:style-name="T3">());</text:span></text:p>
      <text:p text:style-name="P3"><text:span text:style-name="T1"><text:s text:c="4"/></text:span><text:span text:style-name="T3">}</text:span></text:p>
      <text:p text:style-name="P3"><text:span text:style-name="T1"><text:s text:c="4"/></text:span></text:p>
      <text:p text:style-name="P3"><text:span text:style-name="T1"><text:s text:c="4"/></text:span><text:span text:style-name="T5">public</text:span><text:span text:style-name="T1"><text:s/></text:span><text:span text:style-name="T5">void</text:span><text:span text:style-name="T1"><text:s/>createPage3</text:span><text:span text:style-name="T3">()</text:span><text:span text:style-name="T1"><text:s/></text:span><text:span text:style-name="T3">{</text:span></text:p>
      <text:p text:style-name="P3"><text:span text:style-name="T1"><text:s text:c="8"/></text:span><text:span text:style-name="T5">this</text:span><text:span text:style-name="T3">.</text:span><text:span text:style-name="T1">panel3 </text:span><text:span text:style-name="T3">=</text:span><text:span text:style-name="T1"><text:s/></text:span><text:span text:style-name="T5">new</text:span><text:span text:style-name="T1"><text:s/></text:span><text:span text:style-name="T4">JPanel</text:span><text:span text:style-name="T3">(</text:span><text:span text:style-name="T5">new</text:span><text:span text:style-name="T1"><text:s/></text:span><text:span text:style-name="T4">BorderLayout</text:span><text:span text:style-name="T3">());</text:span></text:p>
      <text:p text:style-name="P3"><text:span text:style-name="T1"><text:s text:c="8"/></text:span><text:span text:style-name="T5">final</text:span><text:span text:style-name="T1"><text:s/></text:span><text:span text:style-name="T4">JButton</text:span><text:span text:style-name="T1"><text:s/>fetchTra </text:span><text:span text:style-name="T3">=</text:span><text:span text:style-name="T1"><text:s/></text:span><text:span text:style-name="T5">new</text:span><text:span text:style-name="T1"><text:s/></text:span><text:span text:style-name="T4">JButton</text:span><text:span text:style-name="T3">(</text:span><text:span text:style-name="T6">"FetchTra"</text:span><text:span text:style-name="T3">);</text:span></text:p>
      <text:p text:style-name="P3"><text:span text:style-name="T1"><text:s text:c="8"/></text:span><text:span text:style-name="T3">(</text:span><text:span text:style-name="T4">BuildUtility</text:span><text:span text:style-name="T3">.</text:span><text:span text:style-name="T1">traCombo </text:span><text:span text:style-name="T3">=</text:span><text:span text:style-name="T1"><text:s/></text:span><text:span text:style-name="T5">new</text:span><text:span text:style-name="T1"><text:s/></text:span><text:span text:style-name="T4">JComboBox</text:span><text:span text:style-name="T3">()).</text:span><text:span text:style-name="T1">setVisible</text:span><text:span text:style-name="T3">(</text:span><text:span text:style-name="T5">false</text:span><text:span text:style-name="T3">);</text:span></text:p>
      <text:p text:style-name="P3"><text:span text:style-name="T1"><text:s text:c="8"/></text:span><text:span text:style-name="T5">final</text:span><text:span text:style-name="T1"><text:s/></text:span><text:span text:style-name="T4">JPanel</text:span><text:span text:style-name="T1"><text:s/>inputSet </text:span><text:span text:style-name="T3">=</text:span><text:span text:style-name="T1"><text:s/></text:span><text:span text:style-name="T5">new</text:span><text:span text:style-name="T1"><text:s/></text:span><text:span text:style-name="T4">JPanel</text:span><text:span text:style-name="T3">();</text:span></text:p>
      <text:p text:style-name="P3"><text:span text:style-name="T1"><text:s text:c="8"/>inputSet</text:span><text:span text:style-name="T3">.</text:span><text:span text:style-name="T5">add</text:span><text:span text:style-name="T3">(</text:span><text:span text:style-name="T1">fetchTra</text:span><text:span text:style-name="T3">);</text:span></text:p>
      <text:p text:style-name="P3"><text:span text:style-name="T1"><text:s text:c="8"/>inputSet</text:span><text:span text:style-name="T3">.</text:span><text:span text:style-name="T5">add</text:span><text:span text:style-name="T3">(</text:span><text:span text:style-name="T4">BuildUtility</text:span><text:span text:style-name="T3">.</text:span><text:span text:style-name="T1">traCombo</text:span><text:span text:style-name="T3">);</text:span></text:p>
      <text:p text:style-name="P3"><text:span text:style-name="T1"><text:s text:c="8"/></text:span><text:span text:style-name="T5">this</text:span><text:span text:style-name="T3">.</text:span><text:span text:style-name="T1">panel3</text:span><text:span text:style-name="T3">.</text:span><text:span text:style-name="T5">add</text:span><text:span text:style-name="T3">(</text:span><text:span text:style-name="T1">inputSet</text:span><text:span text:style-name="T3">,</text:span><text:span text:style-name="T1"><text:s/></text:span><text:span text:style-name="T6">"North"</text:span><text:span text:style-name="T3">);</text:span></text:p>
      <text:p text:style-name="P2"><text:span text:style-name="T2"><text:s text:c="8"/></text:span><text:span text:style-name="T5">final</text:span><text:span text:style-name="T2"><text:s/></text:span><text:span text:style-name="T1">JTextPane</text:span><text:span text:style-name="T2"><text:s/>JTP1 </text:span><text:span text:style-name="T3">=</text:span><text:span text:style-name="T2"><text:s/></text:span><text:span text:style-name="T5">new</text:span><text:span text:style-name="T2"><text:s/></text:span><text:span text:style-name="T1">JTextPane</text:span><text:span text:style-name="T3">();</text:span></text:p>
      <text:p text:style-name="P2"><text:span text:style-name="T2"><text:s text:c="8"/></text:span><text:span text:style-name="T5">final</text:span><text:span text:style-name="T2"><text:s/></text:span><text:span text:style-name="T1">JScrollPane</text:span><text:span text:style-name="T2"><text:s/>jsp3 </text:span><text:span text:style-name="T3">=</text:span><text:span text:style-name="T2"><text:s/></text:span><text:span text:style-name="T5">new</text:span><text:span text:style-name="T2"><text:s/></text:span><text:span text:style-name="T1">JScrollPane</text:span><text:span text:style-name="T3">(</text:span><text:span text:style-name="T2">JTP1</text:span><text:span text:style-name="T3">);</text:span></text:p>
      <text:p text:style-name="P3"><text:span text:style-name="T1"><text:s text:c="8"/>jsp3</text:span><text:span text:style-name="T3">.</text:span><text:span text:style-name="T1">setVisible</text:span><text:span text:style-name="T3">(</text:span><text:span text:style-name="T5">true</text:span><text:span text:style-name="T3">);</text:span></text:p>
      <text:p text:style-name="P3"><text:span text:style-name="T1"><text:s text:c="8"/>jsp3</text:span><text:span text:style-name="T3">.</text:span><text:span text:style-name="T1">setAutoscrolls</text:span><text:span text:style-name="T3">(</text:span><text:span text:style-name="T5">true</text:span><text:span text:style-name="T3">);</text:span></text:p>
      <text:p text:style-name="P3"><text:span text:style-name="T1"><text:s text:c="8"/></text:span><text:span text:style-name="T5">this</text:span><text:span text:style-name="T3">.</text:span><text:span text:style-name="T1">panel3</text:span><text:span text:style-name="T3">.</text:span><text:span text:style-name="T5">add</text:span><text:span text:style-name="T3">(</text:span><text:span text:style-name="T1">jsp3</text:span><text:span text:style-name="T3">);</text:span></text:p>
      <text:p text:style-name="P3"><text:span text:style-name="T1"><text:s text:c="8"/></text:span><text:span text:style-name="T5">this</text:span><text:span text:style-name="T3">.</text:span><text:span text:style-name="T1">doc2 </text:span><text:span text:style-name="T3">=</text:span><text:span text:style-name="T1"><text:s/>JTP1</text:span><text:span text:style-name="T3">.</text:span><text:span text:style-name="T1">getStyledDocument</text:span><text:span text:style-name="T3">();</text:span></text:p>
      <text:p text:style-name="P3"><text:span text:style-name="T1"><text:s text:c="8"/></text:span><text:span text:style-name="T4">StyleConstants</text:span><text:span text:style-name="T3">.</text:span><text:span text:style-name="T1">setForeground</text:span><text:span text:style-name="T3">(</text:span><text:span text:style-name="T5">this</text:span><text:span text:style-name="T3">.</text:span><text:span text:style-name="T1">diffmarker </text:span><text:span text:style-name="T3">=</text:span><text:span text:style-name="T1"><text:s/></text:span><text:span text:style-name="T5">new</text:span><text:span text:style-name="T1"><text:s/></text:span><text:span text:style-name="T4">SimpleAttributeSet</text:span><text:span text:style-name="T3">(),</text:span><text:span text:style-name="T1"><text:s/></text:span><text:span text:style-name="T4">Color</text:span><text:span text:style-name="T3">.</text:span><text:span text:style-name="T1">RED</text:span><text:span text:style-name="T3">);</text:span></text:p>
      <text:p text:style-name="P3"><text:span text:style-name="T1"><text:s text:c="8"/></text:span><text:span text:style-name="T4">StyleConstants</text:span><text:span text:style-name="T3">.</text:span><text:span text:style-name="T1">setBold</text:span><text:span text:style-name="T3">(</text:span><text:span text:style-name="T5">this</text:span><text:span text:style-name="T3">.</text:span><text:span text:style-name="T1">diffmarker</text:span><text:span text:style-name="T3">,</text:span><text:span text:style-name="T1"><text:s/></text:span><text:span text:style-name="T5">true</text:span><text:span text:style-name="T3">);</text:span></text:p>
      <text:p text:style-name="P3"><text:span text:style-name="T1"><text:s text:c="4"/></text:span><text:span text:style-name="T3">}</text:span></text:p>
      <text:p text:style-name="P3"><text:span text:style-name="T1"><text:s text:c="4"/></text:span></text:p>
      <text:p text:style-name="P3"><text:span text:style-name="T1"><text:s text:c="4"/></text:span><text:span text:style-name="T5">public</text:span><text:span text:style-name="T1"><text:s/></text:span><text:span text:style-name="T5">void</text:span><text:span text:style-name="T1"><text:s/>createPage4</text:span><text:span text:style-name="T3">()</text:span><text:span text:style-name="T1"><text:s/></text:span><text:span text:style-name="T3">{</text:span></text:p>
      <text:p text:style-name="P3"><text:span text:style-name="T1"><text:s text:c="8"/></text:span><text:span text:style-name="T3">(</text:span><text:span text:style-name="T5">this</text:span><text:span text:style-name="T3">.</text:span><text:span text:style-name="T1">panel4 </text:span><text:span text:style-name="T3">=</text:span><text:span text:style-name="T1"><text:s/></text:span><text:span text:style-name="T5">new</text:span><text:span text:style-name="T1"><text:s/></text:span><text:span text:style-name="T4">JPanel</text:span><text:span text:style-name="T3">()).</text:span><text:span text:style-name="T1">setLayout</text:span><text:span text:style-name="T3">(</text:span><text:span text:style-name="T5">new</text:span><text:span text:style-name="T1"><text:s/></text:span><text:span text:style-name="T4">BorderLayout</text:span><text:span text:style-name="T3">());</text:span></text:p>
      <text:p text:style-name="P2"><text:span text:style-name="T2"><text:s text:c="8"/></text:span><text:span text:style-name="T5">final</text:span><text:span text:style-name="T2"><text:s/></text:span><text:span text:style-name="T1">JTextPane</text:span><text:span text:style-name="T2"><text:s/>JTP </text:span><text:span text:style-name="T3">=</text:span><text:span text:style-name="T2"><text:s/></text:span><text:span text:style-name="T5">new</text:span><text:span text:style-name="T2"><text:s/></text:span><text:span text:style-name="T1">JTextPane</text:span><text:span text:style-name="T3">();</text:span></text:p>
      <text:p text:style-name="P2"><text:span text:style-name="T2"><text:s text:c="8"/></text:span><text:span text:style-name="T5">final</text:span><text:span text:style-name="T2"><text:s/></text:span><text:span text:style-name="T1">JScrollPane</text:span><text:span text:style-name="T2"><text:s/>jsp2 </text:span><text:span text:style-name="T3">=</text:span><text:span text:style-name="T2"><text:s/></text:span><text:span text:style-name="T5">new</text:span><text:span text:style-name="T2"><text:s/></text:span><text:span text:style-name="T1">JScrollPane</text:span><text:span text:style-name="T3">(</text:span><text:span text:style-name="T2">JTP</text:span><text:span text:style-name="T3">);</text:span></text:p>
      <text:p text:style-name="P3"><text:span text:style-name="T1"><text:s text:c="8"/>jsp2</text:span><text:span text:style-name="T3">.</text:span><text:span text:style-name="T1">setVisible</text:span><text:span text:style-name="T3">(</text:span><text:span text:style-name="T5">true</text:span><text:span text:style-name="T3">);</text:span></text:p>
      <text:p text:style-name="P3"><text:span text:style-name="T1"><text:s text:c="8"/>jsp2</text:span><text:span text:style-name="T3">.</text:span><text:span text:style-name="T1">setAutoscrolls</text:span><text:span text:style-name="T3">(</text:span><text:span text:style-name="T5">true</text:span><text:span text:style-name="T3">);</text:span></text:p>
      <text:p text:style-name="P3"><text:span text:style-name="T1"><text:s text:c="8"/></text:span><text:span text:style-name="T5">this</text:span><text:span text:style-name="T3">.</text:span><text:span text:style-name="T1">panel4</text:span><text:span text:style-name="T3">.</text:span><text:span text:style-name="T5">add</text:span><text:span text:style-name="T3">(</text:span><text:span text:style-name="T1">jsp2</text:span><text:span text:style-name="T3">);</text:span></text:p>
      <text:p text:style-name="P6"><text:span text:style-name="T2"><text:s text:c="8"/>JTP</text:span><text:span text:style-name="T3">.</text:span><text:span text:style-name="T2">setText</text:span><text:span text:style-name="T3">(</text:span><text:span text:style-name="T1">"Console Initialized"</text:span><text:span text:style-name="T3">);</text:span></text:p>
      <text:p text:style-name="P3"><text:span text:style-name="T1"><text:s text:c="8"/></text:span><text:span text:style-name="T5">this</text:span><text:span text:style-name="T3">.</text:span><text:span text:style-name="T1">doc </text:span><text:span text:style-name="T3">=</text:span><text:span text:style-name="T1"><text:s/>JTP</text:span><text:span text:style-name="T3">.</text:span><text:span text:style-name="T1">getStyledDocument</text:span><text:span text:style-name="T3">();</text:span></text:p>
      <text:p text:style-name="P2"><text:span text:style-name="T2"><text:s text:c="8"/></text:span><text:span text:style-name="T1">StyleConstants</text:span><text:span text:style-name="T3">.</text:span><text:span text:style-name="T2">setForeground</text:span><text:span text:style-name="T3">(</text:span><text:span text:style-name="T5">this</text:span><text:span text:style-name="T3">.</text:span><text:span text:style-name="T2">keyInfo </text:span><text:span text:style-name="T3">=</text:span><text:span text:style-name="T2"><text:s/></text:span><text:span text:style-name="T5">new</text:span><text:span text:style-name="T2"><text:s/></text:span><text:span text:style-name="T1">SimpleAttributeSet</text:span><text:span text:style-name="T3">(),</text:span><text:span text:style-name="T2"><text:s/></text:span><text:span text:style-name="T1">Color</text:span><text:span text:style-name="T3">.</text:span><text:span text:style-name="T2">BLUE</text:span><text:span text:style-name="T3">);</text:span></text:p>
      <text:p text:style-name="P3"><text:span text:style-name="T1"><text:s text:c="8"/></text:span><text:span text:style-name="T4">StyleConstants</text:span><text:span text:style-name="T3">.</text:span><text:span text:style-name="T1">setBold</text:span><text:span text:style-name="T3">(</text:span><text:span text:style-name="T5">this</text:span><text:span text:style-name="T3">.</text:span><text:span text:style-name="T1">keyInfo</text:span><text:span text:style-name="T3">,</text:span><text:span text:style-name="T1"><text:s/></text:span><text:span text:style-name="T5">true</text:span><text:span text:style-name="T3">);</text:span></text:p>
      <text:p text:style-name="P2"><text:span text:style-name="T2"><text:s text:c="8"/></text:span><text:span text:style-name="T1">StyleConstants</text:span><text:span text:style-name="T3">.</text:span><text:span text:style-name="T2">setForeground</text:span><text:span text:style-name="T3">(</text:span><text:span text:style-name="T5">this</text:span><text:span text:style-name="T3">.</text:span><text:span text:style-name="T2">keyError </text:span><text:span text:style-name="T3">=</text:span><text:span text:style-name="T2"><text:s/></text:span><text:span text:style-name="T5">new</text:span><text:span text:style-name="T2"><text:s/></text:span><text:span text:style-name="T1">SimpleAttributeSet</text:span><text:span text:style-name="T3">(),</text:span><text:span text:style-name="T2"><text:s/></text:span><text:span text:style-name="T1">Color</text:span><text:span text:style-name="T3">.</text:span><text:span text:style-name="T2">RED</text:span><text:span text:style-name="T3">);</text:span></text:p>
      <text:p text:style-name="P3"><text:span text:style-name="T1"><text:s text:c="8"/></text:span><text:span text:style-name="T4">StyleConstants</text:span><text:span text:style-name="T3">.</text:span><text:span text:style-name="T1">setBold</text:span><text:span text:style-name="T3">(</text:span><text:span text:style-name="T5">this</text:span><text:span text:style-name="T3">.</text:span><text:span text:style-name="T1">keyError</text:span><text:span text:style-name="T3">,</text:span><text:span text:style-name="T1"><text:s/></text:span><text:span text:style-name="T5">true</text:span><text:span text:style-name="T3">);</text:span></text:p>
      <text:p text:style-name="P3"><text:span text:style-name="T1"><text:s text:c="4"/></text:span><text:span text:style-name="T3">}</text:span></text:p>
      <text:p text:style-name="P3"><text:span text:style-name="T1"><text:s text:c="4"/></text:span></text:p>
      <text:p text:style-name="P3"><text:span text:style-name="T1"><text:s text:c="4"/></text:span><text:span text:style-name="T5">public</text:span><text:span text:style-name="T1"><text:s/></text:span><text:span text:style-name="T5">void</text:span><text:span text:style-name="T1"><text:s/>appendConsole</text:span><text:span text:style-name="T3">(</text:span><text:span text:style-name="T5">final</text:span><text:span text:style-name="T1"><text:s/></text:span><text:span text:style-name="T4">String</text:span><text:span text:style-name="T1"><text:s/>content</text:span><text:span text:style-name="T3">,</text:span><text:span text:style-name="T1"><text:s/></text:span><text:span text:style-name="T5">final</text:span><text:span text:style-name="T1"><text:s/></text:span><text:span text:style-name="T5">boolean</text:span><text:span text:style-name="T1"><text:s/></text:span><text:span text:style-name="T4">Type</text:span><text:span text:style-name="T3">)</text:span><text:span text:style-name="T1"><text:s/></text:span><text:span text:style-name="T3">{</text:span></text:p>
      <text:p text:style-name="P3"><text:span text:style-name="T1"><text:s text:c="8"/></text:span><text:span text:style-name="T5">try</text:span><text:span text:style-name="T1"><text:s/></text:span><text:span text:style-name="T3">{</text:span></text:p>
      <text:p text:style-name="P3"><text:span text:style-name="T1"><text:s text:c="12"/></text:span><text:span text:style-name="T5">if</text:span><text:span text:style-name="T1"><text:s/></text:span><text:span text:style-name="T3">(</text:span><text:span text:style-name="T4">Type</text:span><text:span text:style-name="T3">)</text:span><text:span text:style-name="T1"><text:s/></text:span><text:span text:style-name="T3">{</text:span></text:p>
      <text:p text:style-name="P3"><text:span text:style-name="T1"><text:s text:c="16"/></text:span><text:span text:style-name="T5">this</text:span><text:span text:style-name="T3">.</text:span><text:span text:style-name="T1">doc</text:span><text:span text:style-name="T3">.</text:span><text:span text:style-name="T1">insertString</text:span><text:span text:style-name="T3">(</text:span><text:span text:style-name="T5">this</text:span><text:span text:style-name="T3">.</text:span><text:span text:style-name="T1">doc</text:span><text:span text:style-name="T3">.</text:span><text:span text:style-name="T1">getLength</text:span><text:span text:style-name="T3">(),</text:span><text:span text:style-name="T1"><text:s/></text:span><text:span text:style-name="T6">"\n[Info]: "</text:span><text:span text:style-name="T1"><text:s/></text:span><text:span text:style-name="T3">+</text:span><text:span text:style-name="T1"><text:s/>content</text:span><text:span text:style-name="T3">,</text:span><text:span text:style-name="T1"><text:s/></text:span><text:span text:style-name="T5">this</text:span><text:span text:style-name="T3">.</text:span><text:span text:style-name="T1">keyInfo</text:span><text:span text:style-name="T3">);</text:span></text:p>
      <text:p text:style-name="P3"><text:span text:style-name="T1"><text:s text:c="12"/></text:span><text:span text:style-name="T3">}</text:span></text:p>
      <text:p text:style-name="P3"><text:span text:style-name="T1"><text:s text:c="12"/></text:span><text:span text:style-name="T5">else</text:span><text:span text:style-name="T1"><text:s/></text:span><text:span text:style-name="T3">{</text:span></text:p>
      <text:p text:style-name="P3"><text:span text:style-name="T1"><text:s text:c="16"/></text:span><text:span text:style-name="T5">this</text:span><text:span text:style-name="T3">.</text:span><text:span text:style-name="T1">doc</text:span><text:span text:style-name="T3">.</text:span><text:span text:style-name="T1">insertString</text:span><text:span text:style-name="T3">(</text:span><text:span text:style-name="T5">this</text:span><text:span text:style-name="T3">.</text:span><text:span text:style-name="T1">doc</text:span><text:span text:style-name="T3">.</text:span><text:span text:style-name="T1">getLength</text:span><text:span text:style-name="T3">(),</text:span><text:span text:style-name="T1"><text:s/></text:span><text:span text:style-name="T6">"\n[Error]: "</text:span><text:span text:style-name="T1"><text:s/></text:span><text:span text:style-name="T3">+</text:span><text:span text:style-name="T1"><text:s/>content</text:span><text:span text:style-name="T3">,</text:span><text:span text:style-name="T1"><text:s/></text:span><text:span text:style-name="T5">this</text:span><text:span text:style-name="T3">.</text:span><text:span text:style-name="T1">keyError</text:span><text:span text:style-name="T3">);</text:span></text:p>
      <text:p text:style-name="P3"><text:span text:style-name="T1"><text:s text:c="12"/></text:span><text:span text:style-name="T3">}</text:span></text:p>
      <text:p text:style-name="P3"><text:span text:style-name="T1"><text:s text:c="8"/></text:span><text:span text:style-name="T3">}</text:span></text:p>
      <text:p text:style-name="P3"><text:span text:style-name="T1"><text:s text:c="8"/></text:span><text:span text:style-name="T5">catch</text:span><text:span text:style-name="T1"><text:s/></text:span><text:span text:style-name="T3">(</text:span><text:span text:style-name="T4">Exception</text:span><text:span text:style-name="T1"><text:s/>e</text:span><text:span text:style-name="T3">)</text:span><text:span text:style-name="T1"><text:s/></text:span><text:span text:style-name="T3">{</text:span></text:p>
      <text:p text:style-name="P3"><text:span text:style-name="T1"><text:s text:c="12"/>e</text:span><text:span text:style-name="T3">.</text:span><text:span text:style-name="T1">printStackTrace</text:span><text:span text:style-name="T3">();</text:span></text:p>
      <text:p text:style-name="P3"><text:span text:style-name="T1"><text:s text:c="8"/></text:span><text:span text:style-name="T3">}</text:span></text:p>
      <text:p text:style-name="P3"><text:span text:style-name="T1"><text:s text:c="4"/></text:span><text:span text:style-name="T3">}</text:span></text:p>
      <text:p text:style-name="P3"><text:span text:style-name="T1"><text:s text:c="4"/></text:span></text:p>
      <text:p text:style-name="P1"><text:span text:style-name="T2"><text:s text:c="4"/></text:span><text:span text:style-name="T1">public</text:span><text:span text:style-name="T2"><text:s/></text:span><text:span text:style-name="T1">static</text:span><text:span text:style-name="T2"><text:s/></text:span><text:span text:style-name="T1">void</text:span><text:span text:style-name="T2"><text:s/>main</text:span><text:span text:style-name="T3">(</text:span><text:span text:style-name="T1">final</text:span><text:span text:style-name="T2"><text:s/></text:span><text:span text:style-name="T4">String</text:span><text:span text:style-name="T3">[]</text:span><text:span text:style-name="T2"><text:s/>args</text:span><text:span text:style-name="T3">)</text:span><text:span text:style-name="T2"><text:s/></text:span><text:span text:style-name="T3">{</text:span></text:p>
      <text:p text:style-name="P2"><text:span text:style-name="T2"><text:s text:c="8"/></text:span><text:span text:style-name="T5">final</text:span><text:span text:style-name="T2"><text:s/></text:span><text:span text:style-name="T1">BuildUtility</text:span><text:span text:style-name="T2"><text:s/>mainFrame </text:span><text:span text:style-name="T3">=</text:span><text:span text:style-name="T2"><text:s/></text:span><text:span text:style-name="T5">new</text:span><text:span text:style-name="T2"><text:s/></text:span><text:span text:style-name="T1">BuildUtility</text:span><text:span text:style-name="T3">();</text:span></text:p>
      <text:p text:style-name="P3"><text:span text:style-name="T1"><text:s text:c="8"/>mainFrame</text:span><text:span text:style-name="T3">.</text:span><text:span text:style-name="T1">setVisible</text:span><text:span text:style-name="T3">(</text:span><text:span text:style-name="T5">true</text:span><text:span text:style-name="T3">);</text:span></text:p>
      <text:p text:style-name="P3"><text:span text:style-name="T1"><text:s text:c="4"/></text:span><text:span text:style-name="T3">}</text:span></text:p>
      <text:p text:style-name="P3"><text:span text:style-name="T1"><text:s text:c="4"/></text:span></text:p>
      <text:p text:style-name="P3"><text:span text:style-name="T1"><text:s text:c="4"/></text:span><text:span text:style-name="T5">public</text:span><text:span text:style-name="T1"><text:s/></text:span><text:span text:style-name="T5">void</text:span><text:span text:style-name="T1"><text:s/>compareTra</text:span><text:span text:style-name="T3">()</text:span><text:span text:style-name="T1"><text:s/></text:span><text:span text:style-name="T3">{</text:span></text:p>
      <text:p text:style-name="P3"><text:span text:style-name="T1"><text:s text:c="4"/></text:span><text:span text:style-name="T3">}</text:span></text:p>
      <text:p text:style-name="P3"><text:span text:style-name="T1"><text:s text:c="4"/></text:span></text:p>
      <text:p text:style-name="P3"><text:span text:style-name="T1"><text:s text:c="4"/></text:span><text:span text:style-name="T5">public</text:span><text:span text:style-name="T1"><text:s/></text:span><text:span text:style-name="T5">void</text:span><text:span text:style-name="T1"><text:s/>replaceGV</text:span><text:span text:style-name="T3">()</text:span><text:span text:style-name="T1"><text:s/></text:span><text:span text:style-name="T5">throws</text:span><text:span text:style-name="T1"><text:s/></text:span><text:span text:style-name="T4">IOException</text:span><text:span text:style-name="T1"><text:s/></text:span><text:span text:style-name="T3">{</text:span></text:p>
      <text:p text:style-name="P3"><text:span text:style-name="T1"><text:s text:c="8"/></text:span><text:span text:style-name="T5">final</text:span><text:span text:style-name="T1"><text:s/></text:span><text:span text:style-name="T4">JPanel</text:span><text:span text:style-name="T1"><text:s/>dialogPanel </text:span><text:span text:style-name="T3">=</text:span><text:span text:style-name="T1"><text:s/></text:span><text:span text:style-name="T5">new</text:span><text:span text:style-name="T1"><text:s/></text:span><text:span text:style-name="T4">JPanel</text:span><text:span text:style-name="T3">();</text:span></text:p>
      <text:p text:style-name="P3"><text:span text:style-name="T1"><text:s text:c="8"/>dialogPanel</text:span><text:span text:style-name="T3">.</text:span><text:span text:style-name="T1">setPreferredSize</text:span><text:span text:style-name="T3">(</text:span><text:span text:style-name="T5">new</text:span><text:span text:style-name="T1"><text:s/></text:span><text:span text:style-name="T4">Dimension</text:span><text:span text:style-name="T3">(</text:span><text:span text:style-name="T7">400</text:span><text:span text:style-name="T3">,</text:span><text:span text:style-name="T1"><text:s/></text:span><text:span text:style-name="T7">50</text:span><text:span text:style-name="T3">));</text:span></text:p>
      <text:p text:style-name="P3"><text:span text:style-name="T1"><text:s text:c="8"/>dialogPanel</text:span><text:span text:style-name="T3">.</text:span><text:span text:style-name="T5">add</text:span><text:span text:style-name="T3">(</text:span><text:span text:style-name="T5">new</text:span><text:span text:style-name="T1"><text:s/></text:span><text:span text:style-name="T4">JLabel</text:span><text:span text:style-name="T3">(</text:span><text:span text:style-name="T6">"Search string"</text:span><text:span text:style-name="T3">));</text:span></text:p>
      <text:p text:style-name="P3"><text:span text:style-name="T1"><text:s text:c="8"/></text:span><text:span text:style-name="T5">final</text:span><text:span text:style-name="T1"><text:s/></text:span><text:span text:style-name="T4">JTextField</text:span><text:span text:style-name="T1"><text:s/>searchURL </text:span><text:span text:style-name="T3">=</text:span><text:span text:style-name="T1"><text:s/></text:span><text:span text:style-name="T5">new</text:span><text:span text:style-name="T1"><text:s/></text:span><text:span text:style-name="T4">JTextField</text:span><text:span text:style-name="T3">(</text:span><text:span text:style-name="T7">10</text:span><text:span text:style-name="T3">);</text:span></text:p>
      <text:p text:style-name="P3"><text:span text:style-name="T1"><text:s text:c="8"/>dialogPanel</text:span><text:span text:style-name="T3">.</text:span><text:span text:style-name="T5">add</text:span><text:span text:style-name="T3">(</text:span><text:span text:style-name="T1">searchURL</text:span><text:span text:style-name="T3">);</text:span></text:p>
      <text:p text:style-name="P3"><text:span text:style-name="T1"><text:s text:c="8"/></text:span><text:span text:style-name="T5">final</text:span><text:span text:style-name="T1"><text:s/></text:span><text:span text:style-name="T4">JTextField</text:span><text:span text:style-name="T1"><text:s/>replaceURL </text:span><text:span text:style-name="T3">=</text:span><text:span text:style-name="T1"><text:s/></text:span><text:span text:style-name="T5">new</text:span><text:span text:style-name="T1"><text:s/></text:span><text:span text:style-name="T4">JTextField</text:span><text:span text:style-name="T3">(</text:span><text:span text:style-name="T7">10</text:span><text:span text:style-name="T3">);</text:span></text:p>
      <text:p text:style-name="P3"><text:span text:style-name="T1"><text:s text:c="8"/>dialogPanel</text:span><text:span text:style-name="T3">.</text:span><text:span text:style-name="T5">add</text:span><text:span text:style-name="T3">(</text:span><text:span text:style-name="T5">new</text:span><text:span text:style-name="T1"><text:s/></text:span><text:span text:style-name="T4">JLabel</text:span><text:span text:style-name="T3">(</text:span><text:span text:style-name="T6">"Replace string"</text:span><text:span text:style-name="T3">));</text:span></text:p>
      <text:p text:style-name="P3"><text:span text:style-name="T1"><text:s text:c="8"/>dialogPanel</text:span><text:span text:style-name="T3">.</text:span><text:span text:style-name="T5">add</text:span><text:span text:style-name="T3">(</text:span><text:span text:style-name="T1">replaceURL</text:span><text:span text:style-name="T3">);</text:span></text:p>
      <text:p text:style-name="P3"><text:span text:style-name="T1"><text:s text:c="8"/></text:span><text:span text:style-name="T5">final</text:span><text:span text:style-name="T1"><text:s/></text:span><text:span text:style-name="T4">String</text:span><text:span text:style-name="T1"><text:s/>btnString1 </text:span><text:span text:style-name="T3">=</text:span><text:span text:style-name="T1"><text:s/></text:span><text:span text:style-name="T6">"Replace all"</text:span><text:span text:style-name="T3">;</text:span></text:p>
      <text:p text:style-name="P3"><text:span text:style-name="T1"><text:s text:c="8"/></text:span><text:span text:style-name="T5">final</text:span><text:span text:style-name="T1"><text:s/></text:span><text:span text:style-name="T4">String</text:span><text:span text:style-name="T1"><text:s/>btnString2 </text:span><text:span text:style-name="T3">=</text:span><text:span text:style-name="T1"><text:s/></text:span><text:span text:style-name="T6">"Skip"</text:span><text:span text:style-name="T3">;</text:span></text:p>
      <text:p text:style-name="P3"><text:span text:style-name="T1"><text:s text:c="8"/></text:span><text:span text:style-name="T5">final</text:span><text:span text:style-name="T1"><text:s/></text:span><text:span text:style-name="T4">Object</text:span><text:span text:style-name="T3">[]</text:span><text:span text:style-name="T1"><text:s/>options </text:span><text:span text:style-name="T3">=</text:span><text:span text:style-name="T1"><text:s/></text:span><text:span text:style-name="T3">{</text:span><text:span text:style-name="T1"><text:s/>btnString1</text:span><text:span text:style-name="T3">,</text:span><text:span text:style-name="T1"><text:s/>btnString2 </text:span><text:span text:style-name="T3">};</text:span></text:p>
      <text:p text:style-name="P3"><text:span text:style-name="T1"><text:s text:c="8"/></text:span><text:span text:style-name="T5">final</text:span><text:span text:style-name="T1"><text:s/></text:span><text:span text:style-name="T5">int</text:span><text:span text:style-name="T1"><text:s/>result </text:span><text:span text:style-name="T3">=</text:span><text:span text:style-name="T1"><text:s/></text:span><text:span text:style-name="T4">JOptionPane</text:span><text:span text:style-name="T3">.</text:span><text:span text:style-name="T1">showOptionDialog</text:span><text:span text:style-name="T3">(</text:span><text:span text:style-name="T5">null</text:span><text:span text:style-name="T3">,</text:span><text:span text:style-name="T1"><text:s/>dialogPanel</text:span><text:span text:style-name="T3">,</text:span><text:span text:style-name="T1"><text:s/></text:span><text:span text:style-name="T6">"GV - Find and Replace"</text:span><text:span text:style-name="T3">,</text:span><text:span text:style-name="T1"><text:s/></text:span><text:span text:style-name="T7">0</text:span><text:span text:style-name="T3">,</text:span><text:span text:style-name="T1"><text:s/></text:span><text:span text:style-name="T3">-</text:span><text:span text:style-name="T7">1</text:span><text:span text:style-name="T3">,</text:span><text:span text:style-name="T1"><text:s/></text:span><text:span text:style-name="T5">null</text:span><text:span text:style-name="T3">,</text:span><text:span text:style-name="T1"><text:s/>options</text:span><text:span text:style-name="T3">,</text:span><text:span text:style-name="T1"><text:s/>options</text:span><text:span text:style-name="T3">[</text:span><text:span text:style-name="T7">0</text:span><text:span text:style-name="T3">]);</text:span></text:p>
      <text:p text:style-name="P3"><text:span text:style-name="T1"><text:s text:c="8"/></text:span><text:span text:style-name="T5">switch</text:span><text:span text:style-name="T1"><text:s/></text:span><text:span text:style-name="T3">(</text:span><text:span text:style-name="T1">result</text:span><text:span text:style-name="T3">)</text:span><text:span text:style-name="T1"><text:s/></text:span><text:span text:style-name="T3">{</text:span></text:p>
      <text:p text:style-name="P3"><text:span text:style-name="T1"><text:s text:c="12"/></text:span><text:span text:style-name="T5">case</text:span><text:span text:style-name="T1"><text:s/></text:span><text:span text:style-name="T7">0</text:span><text:span text:style-name="T3">:</text:span><text:span text:style-name="T1"><text:s/></text:span><text:span text:style-name="T3">{</text:span></text:p>
      <text:p text:style-name="P6"><text:span text:style-name="T2"><text:s text:c="16"/></text:span><text:span text:style-name="T4">System</text:span><text:span text:style-name="T3">.</text:span><text:span text:style-name="T5">out</text:span><text:span text:style-name="T3">.</text:span><text:span text:style-name="T2">println</text:span><text:span text:style-name="T3">(</text:span><text:span text:style-name="T1">"find and replace in GV values"</text:span><text:span text:style-name="T3">);</text:span></text:p>
      <text:p text:style-name="P3"><text:span text:style-name="T1"><text:s text:c="16"/></text:span><text:span text:style-name="T5">final</text:span><text:span text:style-name="T1"><text:s/></text:span><text:span text:style-name="T4">String</text:span><text:span text:style-name="T3">[]</text:span><text:span text:style-name="T1"><text:s/>extension </text:span><text:span text:style-name="T3">=</text:span><text:span text:style-name="T1"><text:s/></text:span><text:span text:style-name="T3">{</text:span><text:span text:style-name="T1"><text:s/></text:span><text:span text:style-name="T6">"substvar"</text:span><text:span text:style-name="T1"><text:s/></text:span><text:span text:style-name="T3">};</text:span></text:p>
      <text:p text:style-name="P3"><text:span text:style-name="T1"><text:s text:c="16"/></text:span><text:span text:style-name="T5">for</text:span><text:span text:style-name="T1"><text:s/></text:span><text:span text:style-name="T3">(</text:span><text:span text:style-name="T5">final</text:span><text:span text:style-name="T1"><text:s/></text:span><text:span text:style-name="T4">File</text:span><text:span text:style-name="T1"><text:s/>f </text:span><text:span text:style-name="T3">:</text:span><text:span text:style-name="T1"><text:s/></text:span><text:span text:style-name="T4">FileUtils</text:span><text:span text:style-name="T3">.</text:span><text:span text:style-name="T1">listFiles</text:span><text:span text:style-name="T3">(</text:span><text:span text:style-name="T5">new</text:span><text:span text:style-name="T1"><text:s/></text:span><text:span text:style-name="T4">File</text:span><text:span text:style-name="T3">(</text:span><text:span text:style-name="T5">this</text:span><text:span text:style-name="T3">.</text:span><text:span text:style-name="T4">BuildConfig</text:span><text:span text:style-name="T3">.</text:span><text:span text:style-name="T1">getProperty</text:span><text:span text:style-name="T3">(</text:span><text:span text:style-name="T6">"BuildPath"</text:span><text:span text:style-name="T3">)),</text:span><text:span text:style-name="T1"><text:s/>extension</text:span><text:span text:style-name="T3">,</text:span><text:span text:style-name="T1"><text:s/></text:span><text:span text:style-name="T5">true</text:span><text:span text:style-name="T3">))</text:span><text:span text:style-name="T1"><text:s/></text:span><text:span text:style-name="T3">{</text:span></text:p>
      <text:p text:style-name="P3"><text:span text:style-name="T1"><text:s text:c="20"/></text:span><text:span text:style-name="T5">final</text:span><text:span text:style-name="T1"><text:s/></text:span><text:span text:style-name="T4">String</text:span><text:span text:style-name="T1"><text:s/></text:span><text:span text:style-name="T4">Buffer</text:span><text:span text:style-name="T1"><text:s/></text:span><text:span text:style-name="T3">=</text:span><text:span text:style-name="T1"><text:s/></text:span><text:span text:style-name="T4">FileUtils</text:span><text:span text:style-name="T3">.</text:span><text:span text:style-name="T1">readFileToString</text:span><text:span text:style-name="T3">(</text:span><text:span text:style-name="T1">f</text:span><text:span text:style-name="T3">);</text:span></text:p>
      <text:p text:style-name="P3"><text:span text:style-name="T1"><text:s text:c="20"/></text:span><text:span text:style-name="T4">FileUtils</text:span><text:span text:style-name="T3">.</text:span><text:span text:style-name="T1">writeStringToFile</text:span><text:span text:style-name="T3">(</text:span><text:span text:style-name="T1">f</text:span><text:span text:style-name="T3">,</text:span><text:span text:style-name="T1"><text:s/></text:span><text:span text:style-name="T4">Buffer</text:span><text:span text:style-name="T3">.</text:span><text:span text:style-name="T1">replaceAll</text:span><text:span text:style-name="T3">(</text:span><text:span text:style-name="T1">searchURL</text:span><text:span text:style-name="T3">.</text:span><text:span text:style-name="T1">getText</text:span><text:span text:style-name="T3">(),</text:span><text:span text:style-name="T1"><text:s/>replaceURL</text:span><text:span text:style-name="T3">.</text:span><text:span text:style-name="T1">getText</text:span><text:span text:style-name="T3">()));</text:span></text:p>
      <text:p text:style-name="P3"><text:span text:style-name="T1"><text:s text:c="16"/></text:span><text:span text:style-name="T3">}</text:span></text:p>
      <text:p text:style-name="P3"><text:span text:style-name="T1"><text:s text:c="16"/></text:span><text:span text:style-name="T5">break</text:span><text:span text:style-name="T3">;</text:span></text:p>
      <text:p text:style-name="P3"><text:span text:style-name="T1"><text:s text:c="12"/></text:span><text:span text:style-name="T3">}</text:span></text:p>
      <text:p text:style-name="P3"><text:span text:style-name="T1"><text:s text:c="12"/></text:span><text:span text:style-name="T5">case</text:span><text:span text:style-name="T1"><text:s/></text:span><text:span text:style-name="T7">1</text:span><text:span text:style-name="T3">:</text:span><text:span text:style-name="T1"><text:s/></text:span><text:span text:style-name="T3">{</text:span></text:p>
      <text:p text:style-name="P6"><text:span text:style-name="T2"><text:s text:c="16"/></text:span><text:span text:style-name="T4">System</text:span><text:span text:style-name="T3">.</text:span><text:span text:style-name="T5">out</text:span><text:span text:style-name="T3">.</text:span><text:span text:style-name="T2">println</text:span><text:span text:style-name="T3">(</text:span><text:span text:style-name="T1">"skipping find and replace"</text:span><text:span text:style-name="T3">);</text:span></text:p>
      <text:p text:style-name="P3"><text:span text:style-name="T1"><text:s text:c="16"/></text:span><text:span text:style-name="T5">break</text:span><text:span text:style-name="T3">;</text:span></text:p>
      <text:p text:style-name="P3"><text:span text:style-name="T1"><text:s text:c="12"/></text:span><text:span text:style-name="T3">}</text:span></text:p>
      <text:p text:style-name="P3"><text:span text:style-name="T1"><text:s text:c="8"/></text:span><text:span text:style-name="T3">}</text:span></text:p>
      <text:p text:style-name="P3"><text:span text:style-name="T1"><text:s text:c="4"/></text:span><text:span text:style-name="T3">}</text:span></text:p>
      <text:p text:style-name="P3"><text:span text:style-name="T1"><text:s text:c="4"/></text:span></text:p>
      <text:p text:style-name="P3"><text:span text:style-name="T1"><text:s text:c="4"/></text:span><text:span text:style-name="T5">public</text:span><text:span text:style-name="T1"><text:s/></text:span><text:span text:style-name="T5">void</text:span><text:span text:style-name="T1"><text:s/>build</text:span><text:span text:style-name="T3">()</text:span><text:span text:style-name="T1"><text:s/></text:span><text:span text:style-name="T3">{</text:span></text:p>
      <text:p text:style-name="P3"><text:span text:style-name="T1"><text:s text:c="8"/></text:span><text:span text:style-name="T5">try</text:span><text:span text:style-name="T1"><text:s/></text:span><text:span text:style-name="T3">{</text:span></text:p>
      <text:p text:style-name="P3"><text:span text:style-name="T1"><text:s text:c="12"/></text:span><text:span text:style-name="T5">for</text:span><text:span text:style-name="T1"><text:s/></text:span><text:span text:style-name="T3">(</text:span><text:span text:style-name="T5">int</text:span><text:span text:style-name="T1"><text:s/>j </text:span><text:span text:style-name="T3">=</text:span><text:span text:style-name="T1"><text:s/></text:span><text:span text:style-name="T7">0</text:span><text:span text:style-name="T3">;</text:span><text:span text:style-name="T1"><text:s/>j </text:span><text:span text:style-name="T3">&lt;</text:span><text:span text:style-name="T1"><text:s/></text:span><text:span text:style-name="T5">this</text:span><text:span text:style-name="T3">.</text:span><text:span text:style-name="T1">mod</text:span><text:span text:style-name="T3">.</text:span><text:span text:style-name="T1">getRowCount</text:span><text:span text:style-name="T3">();</text:span><text:span text:style-name="T1"><text:s/></text:span><text:span text:style-name="T3">++</text:span><text:span text:style-name="T1">j</text:span><text:span text:style-name="T3">)</text:span><text:span text:style-name="T1"><text:s/></text:span><text:span text:style-name="T3">{</text:span></text:p>
      <text:p text:style-name="P3"><text:span text:style-name="T1"><text:s text:c="16"/></text:span><text:span text:style-name="T5">if</text:span><text:span text:style-name="T1"><text:s/></text:span><text:span text:style-name="T3">(</text:span><text:span text:style-name="T5">this</text:span><text:span text:style-name="T3">.</text:span><text:span text:style-name="T1">mod</text:span><text:span text:style-name="T3">.</text:span><text:span text:style-name="T1">getValueAt</text:span><text:span text:style-name="T3">(</text:span><text:span text:style-name="T1">j</text:span><text:span text:style-name="T3">,</text:span><text:span text:style-name="T1"><text:s/></text:span><text:span text:style-name="T7">0</text:span><text:span text:style-name="T3">).</text:span><text:span text:style-name="T1">equals</text:span><text:span text:style-name="T3">(</text:span><text:span text:style-name="T4">Boolean</text:span><text:span text:style-name="T3">.</text:span><text:span text:style-name="T1">TRUE</text:span><text:span text:style-name="T3">))</text:span><text:span text:style-name="T1"><text:s/></text:span><text:span text:style-name="T3">{</text:span></text:p>
      <text:p text:style-name="P3"><text:span text:style-name="T1"><text:s text:c="20"/></text:span><text:span text:style-name="T5">final</text:span><text:span text:style-name="T1"><text:s/></text:span><text:span text:style-name="T4">RuleBase</text:span><text:span text:style-name="T1"><text:s/>RBI </text:span><text:span text:style-name="T3">=</text:span><text:span text:style-name="T1"><text:s/></text:span><text:span text:style-name="T5">new</text:span><text:span text:style-name="T1"><text:s/></text:span><text:span text:style-name="T4">RuleBase</text:span><text:span text:style-name="T3">();</text:span></text:p>
      <text:p text:style-name="P3"><text:span text:style-name="T1"><text:s text:c="20"/>RBI</text:span><text:span text:style-name="T3">.</text:span><text:span text:style-name="T1">generateRB</text:span><text:span text:style-name="T3">(</text:span><text:span text:style-name="T5">this</text:span><text:span text:style-name="T3">.</text:span><text:span text:style-name="T1">mod</text:span><text:span text:style-name="T3">.</text:span><text:span text:style-name="T1">getValueAt</text:span><text:span text:style-name="T3">(</text:span><text:span text:style-name="T1">j</text:span><text:span text:style-name="T3">,</text:span><text:span text:style-name="T1"><text:s/></text:span><text:span text:style-name="T7">5</text:span><text:span text:style-name="T3">).</text:span><text:span text:style-name="T1">toString</text:span><text:span text:style-name="T3">(),</text:span><text:span text:style-name="T1"><text:s/></text:span><text:span text:style-name="T5">this</text:span><text:span text:style-name="T3">.</text:span><text:span text:style-name="T1">mod</text:span><text:span text:style-name="T3">.</text:span><text:span text:style-name="T1">getValueAt</text:span><text:span text:style-name="T3">(</text:span><text:span text:style-name="T1">j</text:span><text:span text:style-name="T3">,</text:span><text:span text:style-name="T1"><text:s/></text:span><text:span text:style-name="T7">1</text:span><text:span text:style-name="T3">).</text:span><text:span text:style-name="T1">toString</text:span><text:span text:style-name="T3">());</text:span></text:p>
      <text:p text:style-name="P2"><text:span text:style-name="T2"><text:s text:c="20"/></text:span><text:span text:style-name="T5">final</text:span><text:span text:style-name="T2"><text:s/></text:span><text:span text:style-name="T1">Properties</text:span><text:span text:style-name="T2"><text:s/></text:span><text:span text:style-name="T1">BuildConfig</text:span><text:span text:style-name="T2"><text:s/></text:span><text:span text:style-name="T3">=</text:span><text:span text:style-name="T2"><text:s/></text:span><text:span text:style-name="T5">new</text:span><text:span text:style-name="T2"><text:s/></text:span><text:span text:style-name="T1">Properties</text:span><text:span text:style-name="T3">();</text:span></text:p>
      <text:p text:style-name="P2"><text:span text:style-name="T2"><text:s text:c="20"/></text:span><text:span text:style-name="T1">BuildConfig</text:span><text:span text:style-name="T3">.</text:span><text:span text:style-name="T2">load</text:span><text:span text:style-name="T3">(</text:span><text:span text:style-name="T5">new</text:span><text:span text:style-name="T2"><text:s/></text:span><text:span text:style-name="T1">FileInputStream</text:span><text:span text:style-name="T3">(</text:span><text:span text:style-name="T6">"./BuildConfig.properties"</text:span><text:span text:style-name="T3">));</text:span></text:p>
      <text:p text:style-name="P3"><text:span text:style-name="T1"><text:s text:c="20"/></text:span><text:span text:style-name="T4">System</text:span><text:span text:style-name="T3">.</text:span><text:span text:style-name="T1">setProperty</text:span><text:span text:style-name="T3">(</text:span><text:span text:style-name="T6">"path"</text:span><text:span text:style-name="T3">,</text:span><text:span text:style-name="T1"><text:s/></text:span><text:span text:style-name="T4">BuildConfig</text:span><text:span text:style-name="T3">.</text:span><text:span text:style-name="T1">getProperty</text:span><text:span text:style-name="T3">(</text:span><text:span text:style-name="T6">"RVHome"</text:span><text:span text:style-name="T3">));</text:span></text:p>
      <text:p text:style-name="P3"><text:span text:style-name="T1"><text:s text:c="20"/></text:span><text:span text:style-name="T4">System</text:span><text:span text:style-name="T3">.</text:span><text:span text:style-name="T1">loadLibrary</text:span><text:span text:style-name="T3">(</text:span><text:span text:style-name="T6">"tibrvj"</text:span><text:span text:style-name="T3">);</text:span></text:p>
      <text:p text:style-name="P3"><text:span text:style-name="T1"><text:s text:c="20"/></text:span><text:span text:style-name="T5">this</text:span><text:span text:style-name="T3">.</text:span><text:span text:style-name="T1">_console </text:span><text:span text:style-name="T3">=</text:span><text:span text:style-name="T1"><text:s/></text:span><text:span text:style-name="T5">new</text:span><text:span text:style-name="T1"><text:s/></text:span><text:span text:style-name="T4">TIBHawkConsole</text:span><text:span text:style-name="T3">(</text:span><text:span text:style-name="T4">BuildUtility</text:span><text:span text:style-name="T3">.</text:span><text:span text:style-name="T1">hawkDomain</text:span><text:span text:style-name="T3">.</text:span><text:span text:style-name="T1">getSelectedItem</text:span><text:span text:style-name="T3">().</text:span><text:span text:style-name="T1">toString</text:span><text:span text:style-name="T3">(),</text:span><text:span text:style-name="T1"><text:s/></text:span><text:span text:style-name="T4">BuildUtility</text:span><text:span text:style-name="T3">.</text:span><text:span text:style-name="T1">rvService</text:span><text:span text:style-name="T3">.</text:span><text:span text:style-name="T1">getText</text:span><text:span text:style-name="T3">(),</text:span><text:span text:style-name="T1"><text:s/></text:span><text:span text:style-name="T4">BuildUtility</text:span><text:span text:style-name="T3">.</text:span><text:span text:style-name="T1">rvNetwork</text:span><text:span text:style-name="T3">.</text:span><text:span text:style-name="T1">getText</text:span><text:span text:style-name="T3">(),</text:span><text:span text:style-name="T1"><text:s/></text:span><text:span text:style-name="T4">BuildUtility</text:span><text:span text:style-name="T3">.</text:span><text:span text:style-name="T1">rvDaemon</text:span><text:span text:style-name="T3">.</text:span><text:span text:style-name="T1">getText</text:span><text:span text:style-name="T3">());</text:span></text:p>
      <text:p text:style-name="P3"><text:span text:style-name="T1"><text:s text:c="20"/></text:span><text:span text:style-name="T3">(</text:span><text:span text:style-name="T5">this</text:span><text:span text:style-name="T3">.</text:span><text:span text:style-name="T1">_agentMgr </text:span><text:span text:style-name="T3">=</text:span><text:span text:style-name="T1"><text:s/></text:span><text:span text:style-name="T5">this</text:span><text:span text:style-name="T3">.</text:span><text:span text:style-name="T1">_console</text:span><text:span text:style-name="T3">.</text:span><text:span text:style-name="T1">getAgentManager</text:span><text:span text:style-name="T3">()).</text:span><text:span text:style-name="T1">initialize</text:span><text:span text:style-name="T3">();</text:span></text:p>
      <text:p text:style-name="P3"><text:span text:style-name="T1"><text:s text:c="20"/></text:span><text:span text:style-name="T4">System</text:span><text:span text:style-name="T3">.</text:span><text:span text:style-name="T5">out</text:span><text:span text:style-name="T3">.</text:span><text:span text:style-name="T1">println</text:span><text:span text:style-name="T3">(</text:span><text:span text:style-name="T6">"path: "</text:span><text:span text:style-name="T1"><text:s/></text:span><text:span text:style-name="T3">+</text:span><text:span text:style-name="T1"><text:s/></text:span><text:span text:style-name="T4">BuildConfig</text:span><text:span text:style-name="T3">.</text:span><text:span text:style-name="T1">getProperty</text:span><text:span text:style-name="T3">(</text:span><text:span text:style-name="T6">"RVHome"</text:span><text:span text:style-name="T3">));</text:span></text:p>
      <text:p text:style-name="P3"><text:span text:style-name="T1"><text:s text:c="20"/></text:span><text:span text:style-name="T5">final</text:span><text:span text:style-name="T1"><text:s/></text:span><text:span text:style-name="T4">MicroAgentID</text:span><text:span text:style-name="T3">[]</text:span><text:span text:style-name="T1"><text:s/>mid </text:span><text:span text:style-name="T3">=</text:span><text:span text:style-name="T1"><text:s/></text:span><text:span text:style-name="T5">this</text:span><text:span text:style-name="T3">.</text:span><text:span text:style-name="T1">_agentMgr</text:span><text:span text:style-name="T3">.</text:span><text:span text:style-name="T1">getMicroAgentIDs</text:span><text:span text:style-name="T3">(</text:span><text:span text:style-name="T6">"COM.TIBCO.hawk.microagent.RuleBaseEngine"</text:span><text:span text:style-name="T3">,</text:span><text:span text:style-name="T1"><text:s/></text:span><text:span text:style-name="T7">1</text:span><text:span text:style-name="T3">);</text:span></text:p>
      <text:p text:style-name="P3"><text:span text:style-name="T1"><text:s text:c="20"/></text:span><text:span text:style-name="T5">if</text:span><text:span text:style-name="T1"><text:s/></text:span><text:span text:style-name="T3">(</text:span><text:span text:style-name="T1">mid</text:span><text:span text:style-name="T3">.</text:span><text:span text:style-name="T1">length </text:span><text:span text:style-name="T3">==</text:span><text:span text:style-name="T1"><text:s/></text:span><text:span text:style-name="T7">0</text:span><text:span text:style-name="T3">)</text:span><text:span text:style-name="T1"><text:s/></text:span><text:span text:style-name="T3">{</text:span></text:p>
      <text:p text:style-name="P3"><text:span text:style-name="T1"><text:s text:c="24"/></text:span><text:span text:style-name="T4">System</text:span><text:span text:style-name="T3">.</text:span><text:span text:style-name="T5">out</text:span><text:span text:style-name="T3">.</text:span><text:span text:style-name="T1">println</text:span><text:span text:style-name="T3">(</text:span><text:span text:style-name="T6">"Micro agent not found"</text:span><text:span text:style-name="T3">);</text:span></text:p>
      <text:p text:style-name="P3"><text:span text:style-name="T1"><text:s text:c="20"/></text:span><text:span text:style-name="T3">}</text:span></text:p>
      <text:p text:style-name="P3"><text:span text:style-name="T1"><text:s text:c="20"/></text:span><text:span text:style-name="T5">else</text:span><text:span text:style-name="T1"><text:s/></text:span><text:span text:style-name="T3">{</text:span></text:p>
      <text:p text:style-name="P3"><text:span text:style-name="T1"><text:s text:c="24"/></text:span><text:span text:style-name="T5">this</text:span><text:span text:style-name="T3">.</text:span><text:span text:style-name="T1">_agentMgr </text:span><text:span text:style-name="T3">=</text:span><text:span text:style-name="T1"><text:s/></text:span><text:span text:style-name="T5">this</text:span><text:span text:style-name="T3">.</text:span><text:span text:style-name="T1">_console</text:span><text:span text:style-name="T3">.</text:span><text:span text:style-name="T1">getAgentManager</text:span><text:span text:style-name="T3">();</text:span></text:p>
      <text:p text:style-name="P3"><text:span text:style-name="T1"><text:s text:c="24"/></text:span><text:span text:style-name="T5">final</text:span><text:span text:style-name="T1"><text:s/></text:span><text:span text:style-name="T4">DataElement</text:span><text:span text:style-name="T3">[]</text:span><text:span text:style-name="T1"><text:s/>de </text:span><text:span text:style-name="T3">=</text:span><text:span text:style-name="T1"><text:s/></text:span><text:span text:style-name="T3">{</text:span><text:span text:style-name="T1"><text:s/></text:span><text:span text:style-name="T5">new</text:span><text:span text:style-name="T1"><text:s/></text:span><text:span text:style-name="T4">DataElement</text:span><text:span text:style-name="T3">(</text:span><text:span text:style-name="T6">"File"</text:span><text:span text:style-name="T3">,</text:span><text:span text:style-name="T1"><text:s/></text:span><text:span text:style-name="T4">String</text:span><text:span text:style-name="T3">.</text:span><text:span text:style-name="T1">valueOf</text:span><text:span text:style-name="T3">(</text:span><text:span text:style-name="T4">System</text:span><text:span text:style-name="T3">.</text:span><text:span text:style-name="T1">getProperty</text:span><text:span text:style-name="T3">(</text:span><text:span text:style-name="T6">"user.dir"</text:span><text:span text:style-name="T3">))</text:span><text:span text:style-name="T1"><text:s/></text:span><text:span text:style-name="T3">+</text:span><text:span text:style-name="T1"><text:s/></text:span><text:span text:style-name="T6">"\\output\\"</text:span><text:span text:style-name="T1"><text:s/></text:span><text:span text:style-name="T3">+</text:span><text:span text:style-name="T1"><text:s/></text:span><text:span text:style-name="T5">this</text:span><text:span text:style-name="T3">.</text:span><text:span text:style-name="T1">mod</text:span><text:span text:style-name="T3">.</text:span><text:span text:style-name="T1">getValueAt</text:span><text:span text:style-name="T3">(</text:span><text:span text:style-name="T1">j</text:span><text:span text:style-name="T3">,</text:span><text:span text:style-name="T1"><text:s/></text:span><text:span text:style-name="T7">1</text:span><text:span text:style-name="T3">).</text:span><text:span text:style-name="T1">toString</text:span><text:span text:style-name="T3">()</text:span><text:span text:style-name="T1"><text:s/></text:span><text:span text:style-name="T3">+</text:span><text:span text:style-name="T1"><text:s/></text:span><text:span text:style-name="T6">".hrb"</text:span><text:span text:style-name="T3">)</text:span><text:span text:style-name="T1"><text:s/></text:span><text:span text:style-name="T3">};</text:span></text:p>
      <text:p text:style-name="P3"><text:span text:style-name="T1"><text:s text:c="24"/></text:span><text:span text:style-name="T4">System</text:span><text:span text:style-name="T3">.</text:span><text:span text:style-name="T5">out</text:span><text:span text:style-name="T3">.</text:span><text:span text:style-name="T1">println</text:span><text:span text:style-name="T3">(</text:span><text:span text:style-name="T4">String</text:span><text:span text:style-name="T3">.</text:span><text:span text:style-name="T1">valueOf</text:span><text:span text:style-name="T3">(</text:span><text:span text:style-name="T4">System</text:span><text:span text:style-name="T3">.</text:span><text:span text:style-name="T1">getProperty</text:span><text:span text:style-name="T3">(</text:span><text:span text:style-name="T6">"user.dir"</text:span><text:span text:style-name="T3">))</text:span><text:span text:style-name="T1"><text:s/></text:span><text:span text:style-name="T3">+</text:span><text:span text:style-name="T1"><text:s/></text:span><text:span text:style-name="T6">"\\output\\"</text:span><text:span text:style-name="T1"><text:s/></text:span><text:span text:style-name="T3">+</text:span><text:span text:style-name="T1"><text:s/></text:span><text:span text:style-name="T5">this</text:span><text:span text:style-name="T3">.</text:span><text:span text:style-name="T1">mod</text:span><text:span text:style-name="T3">.</text:span><text:span text:style-name="T1">getValueAt</text:span><text:span text:style-name="T3">(</text:span><text:span text:style-name="T1">j</text:span><text:span text:style-name="T3">,</text:span><text:span text:style-name="T1"><text:s/></text:span><text:span text:style-name="T7">1</text:span><text:span text:style-name="T3">).</text:span><text:span text:style-name="T1">toString</text:span><text:span text:style-name="T3">()</text:span><text:span text:style-name="T1"><text:s/></text:span><text:span text:style-name="T3">+</text:span><text:span text:style-name="T1"><text:s/></text:span><text:span text:style-name="T6">".hrb"</text:span><text:span text:style-name="T3">);</text:span></text:p>
      <text:p text:style-name="P3"><text:span text:style-name="T1"><text:s text:c="24"/></text:span><text:span text:style-name="T5">final</text:span><text:span text:style-name="T1"><text:s/></text:span><text:span text:style-name="T4">MethodInvocation</text:span><text:span text:style-name="T1"><text:s/>mi </text:span><text:span text:style-name="T3">=</text:span><text:span text:style-name="T1"><text:s/></text:span><text:span text:style-name="T5">new</text:span><text:span text:style-name="T1"><text:s/></text:span><text:span text:style-name="T4">MethodInvocation</text:span><text:span text:style-name="T3">(</text:span><text:span text:style-name="T6">"loadRuleBaseFromFile"</text:span><text:span text:style-name="T3">,</text:span><text:span text:style-name="T1"><text:s/>de</text:span><text:span text:style-name="T3">);</text:span></text:p>
      <text:p text:style-name="P3"><text:span text:style-name="T1"><text:s text:c="24"/></text:span><text:span text:style-name="T5">final</text:span><text:span text:style-name="T1"><text:s/></text:span><text:span text:style-name="T4">MicroAgentData</text:span><text:span text:style-name="T1"><text:s/>md </text:span><text:span text:style-name="T3">=</text:span><text:span text:style-name="T1"><text:s/></text:span><text:span text:style-name="T5">this</text:span><text:span text:style-name="T3">.</text:span><text:span text:style-name="T1">_agentMgr</text:span><text:span text:style-name="T3">.</text:span><text:span text:style-name="T1">invoke</text:span><text:span text:style-name="T3">(</text:span><text:span text:style-name="T1">mid</text:span><text:span text:style-name="T3">[</text:span><text:span text:style-name="T7">0</text:span><text:span text:style-name="T3">],</text:span><text:span text:style-name="T1"><text:s/>mi</text:span><text:span text:style-name="T3">);</text:span></text:p>
      <text:p text:style-name="P3"><text:span text:style-name="T1"><text:s text:c="24"/></text:span><text:span text:style-name="T4">System</text:span><text:span text:style-name="T3">.</text:span><text:span text:style-name="T5">out</text:span><text:span text:style-name="T3">.</text:span><text:span text:style-name="T1">println</text:span><text:span text:style-name="T3">(</text:span><text:span text:style-name="T6">"just for testing: "</text:span><text:span text:style-name="T1"><text:s/></text:span><text:span text:style-name="T3">+</text:span><text:span text:style-name="T1"><text:s/>md</text:span><text:span text:style-name="T3">.</text:span><text:span text:style-name="T1">toString</text:span><text:span text:style-name="T3">());</text:span></text:p>
      <text:p text:style-name="P3"><text:span text:style-name="T1"><text:s text:c="20"/></text:span><text:span text:style-name="T3">}</text:span></text:p>
      <text:p text:style-name="P3"><text:span text:style-name="T1"><text:s text:c="16"/></text:span><text:span text:style-name="T3">}</text:span></text:p>
      <text:p text:style-name="P3"><text:span text:style-name="T1"><text:s text:c="12"/></text:span><text:span text:style-name="T3">}</text:span></text:p>
      <text:p text:style-name="P3"><text:span text:style-name="T1"><text:s text:c="8"/></text:span><text:span text:style-name="T3">}</text:span></text:p>
      <text:p text:style-name="P3"><text:span text:style-name="T1"><text:s text:c="8"/></text:span><text:span text:style-name="T5">catch</text:span><text:span text:style-name="T1"><text:s/></text:span><text:span text:style-name="T3">(</text:span><text:span text:style-name="T4">Exception</text:span><text:span text:style-name="T1"><text:s/>e</text:span><text:span text:style-name="T3">)</text:span><text:span text:style-name="T1"><text:s/></text:span><text:span text:style-name="T3">{</text:span></text:p>
      <text:p text:style-name="P3"><text:span text:style-name="T1"><text:s text:c="12"/>e</text:span><text:span text:style-name="T3">.</text:span><text:span text:style-name="T1">printStackTrace</text:span><text:span text:style-name="T3">();</text:span></text:p>
      <text:p text:style-name="P3"><text:span text:style-name="T1"><text:s text:c="8"/></text:span><text:span text:style-name="T3">}</text:span></text:p>
      <text:p text:style-name="P3"><text:span text:style-name="T1"><text:s text:c="4"/></text:span><text:span text:style-name="T3">}</text:span></text:p>
      <text:p text:style-name="P3"><text:span text:style-name="T1"><text:s text:c="4"/></text:span></text:p>
      <text:p text:style-name="P3"><text:span text:style-name="T1"><text:s text:c="4"/></text:span><text:span text:style-name="T5">public</text:span><text:span text:style-name="T1"><text:s/></text:span><text:span text:style-name="T5">void</text:span><text:span text:style-name="T1"><text:s/>fetch</text:span><text:span text:style-name="T3">()</text:span><text:span text:style-name="T1"><text:s/></text:span><text:span text:style-name="T3">{</text:span></text:p>
      <text:p text:style-name="P3"><text:span text:style-name="T1"><text:s text:c="8"/></text:span><text:span text:style-name="T5">try</text:span><text:span text:style-name="T1"><text:s/></text:span><text:span text:style-name="T3">{</text:span></text:p>
      <text:p text:style-name="P3"><text:span text:style-name="T1"><text:s text:c="12"/></text:span><text:span text:style-name="T5">this</text:span><text:span text:style-name="T3">.</text:span><text:span text:style-name="T1">mod</text:span><text:span text:style-name="T3">.</text:span><text:span text:style-name="T1">setRowCount</text:span><text:span text:style-name="T3">(</text:span><text:span text:style-name="T7">0</text:span><text:span text:style-name="T3">);</text:span></text:p>
      <text:p text:style-name="P3"><text:span text:style-name="T1"><text:s text:c="12"/></text:span><text:span text:style-name="T5">final</text:span><text:span text:style-name="T1"><text:s/></text:span><text:span text:style-name="T4">Console</text:span><text:span text:style-name="T1"><text:s/>c </text:span><text:span text:style-name="T3">=</text:span><text:span text:style-name="T1"><text:s/></text:span><text:span text:style-name="T5">new</text:span><text:span text:style-name="T1"><text:s/></text:span><text:span text:style-name="T4">Console</text:span><text:span text:style-name="T3">(</text:span><text:span text:style-name="T4">BuildUtility</text:span><text:span text:style-name="T3">.</text:span><text:span text:style-name="T1">hawkDomain</text:span><text:span text:style-name="T3">.</text:span><text:span text:style-name="T1">getSelectedItem</text:span><text:span text:style-name="T3">().</text:span><text:span text:style-name="T1">toString</text:span><text:span text:style-name="T3">(),</text:span><text:span text:style-name="T1"><text:s/></text:span><text:span text:style-name="T4">BuildUtility</text:span><text:span text:style-name="T3">.</text:span><text:span text:style-name="T1">rvService</text:span><text:span text:style-name="T3">.</text:span><text:span text:style-name="T1">getText</text:span><text:span text:style-name="T3">(),</text:span><text:span text:style-name="T1"><text:s/></text:span><text:span text:style-name="T4">BuildUtility</text:span><text:span text:style-name="T3">.</text:span><text:span text:style-name="T1">rvNetwork</text:span><text:span text:style-name="T3">.</text:span><text:span text:style-name="T1">getText</text:span><text:span text:style-name="T3">(),</text:span><text:span text:style-name="T1"><text:s/></text:span><text:span text:style-name="T4">BuildUtility</text:span><text:span text:style-name="T3">.</text:span><text:span text:style-name="T1">rvDaemon</text:span><text:span text:style-name="T3">.</text:span><text:span text:style-name="T1">getText</text:span><text:span text:style-name="T3">())</text:span><text:span text:style-name="T1"><text:s/></text:span><text:span text:style-name="T3">{</text:span></text:p>
      <text:p text:style-name="P3"><text:span text:style-name="T1"><text:s text:c="16"/></text:span><text:span text:style-name="T7">@Override</text:span></text:p>
      <text:p text:style-name="P3"><text:span text:style-name="T1"><text:s text:c="16"/></text:span><text:span text:style-name="T5">protected</text:span><text:span text:style-name="T1"><text:s/></text:span><text:span text:style-name="T5">void</text:span><text:span text:style-name="T1"><text:s/>process</text:span><text:span text:style-name="T3">(</text:span><text:span text:style-name="T5">final</text:span><text:span text:style-name="T1"><text:s/></text:span><text:span text:style-name="T4">List</text:span><text:span text:style-name="T3">&lt;</text:span><text:span text:style-name="T4">Object</text:span><text:span text:style-name="T3">[]&gt;</text:span><text:span text:style-name="T1"><text:s/>arg0</text:span><text:span text:style-name="T3">)</text:span><text:span text:style-name="T1"><text:s/></text:span><text:span text:style-name="T3">{</text:span></text:p>
      <text:p text:style-name="P3"><text:span text:style-name="T1"><text:s text:c="20"/></text:span><text:span text:style-name="T4">System</text:span><text:span text:style-name="T3">.</text:span><text:span text:style-name="T5">out</text:span><text:span text:style-name="T3">.</text:span><text:span text:style-name="T1">println</text:span><text:span text:style-name="T3">(</text:span><text:span text:style-name="T6">"inside process Row Index: "</text:span><text:span text:style-name="T1"><text:s/></text:span><text:span text:style-name="T3">+</text:span><text:span text:style-name="T1"><text:s/></text:span><text:span text:style-name="T4">BuildUtility</text:span><text:span text:style-name="T3">.</text:span><text:span text:style-name="T5">this</text:span><text:span text:style-name="T3">.</text:span><text:span text:style-name="T1">rowIndex </text:span><text:span text:style-name="T3">+</text:span><text:span text:style-name="T1"><text:s/></text:span><text:span text:style-name="T6">"Row Length: "</text:span><text:span text:style-name="T1"><text:s/></text:span><text:span text:style-name="T3">+</text:span><text:span text:style-name="T1"><text:s/>arg0</text:span><text:span text:style-name="T3">.</text:span><text:span text:style-name="T1">size</text:span><text:span text:style-name="T3">());</text:span></text:p>
      <text:p text:style-name="P3"><text:span text:style-name="T1"><text:s text:c="20"/></text:span><text:span text:style-name="T4">String</text:span><text:span text:style-name="T1"><text:s/>appendLog </text:span><text:span text:style-name="T3">=</text:span><text:span text:style-name="T1"><text:s/></text:span><text:span text:style-name="T6">""</text:span><text:span text:style-name="T3">;</text:span></text:p>
      <text:p text:style-name="P3"><text:span text:style-name="T1"><text:s text:c="20"/></text:span><text:span text:style-name="T5">for</text:span><text:span text:style-name="T1"><text:s/></text:span><text:span text:style-name="T3">(</text:span><text:span text:style-name="T5">final</text:span><text:span text:style-name="T1"><text:s/></text:span><text:span text:style-name="T4">Object</text:span><text:span text:style-name="T3">[]</text:span><text:span text:style-name="T1"><text:s/>row </text:span><text:span text:style-name="T3">:</text:span><text:span text:style-name="T1"><text:s/>arg0</text:span><text:span text:style-name="T3">)</text:span><text:span text:style-name="T1"><text:s/></text:span><text:span text:style-name="T3">{</text:span></text:p>
      <text:p text:style-name="P3"><text:span text:style-name="T1"><text:s text:c="24"/></text:span><text:span text:style-name="T4">System</text:span><text:span text:style-name="T3">.</text:span><text:span text:style-name="T5">out</text:span><text:span text:style-name="T3">.</text:span><text:span text:style-name="T1">println</text:span><text:span text:style-name="T3">(</text:span><text:span text:style-name="T1">row</text:span><text:span text:style-name="T3">.</text:span><text:span text:style-name="T1">length</text:span><text:span text:style-name="T3">);</text:span></text:p>
      <text:p text:style-name="P3"><text:span text:style-name="T1"><text:s text:c="24"/></text:span><text:span text:style-name="T5">if</text:span><text:span text:style-name="T1"><text:s/></text:span><text:span text:style-name="T3">(</text:span><text:span text:style-name="T1">row</text:span><text:span text:style-name="T3">[</text:span><text:span text:style-name="T7">0</text:span><text:span text:style-name="T3">].</text:span><text:span text:style-name="T1">equals</text:span><text:span text:style-name="T3">(</text:span><text:span text:style-name="T6">"LOG"</text:span><text:span text:style-name="T3">))</text:span><text:span text:style-name="T1"><text:s/></text:span><text:span text:style-name="T3">{</text:span></text:p>
      <text:p text:style-name="P3"><text:span text:style-name="T1"><text:s text:c="28"/>appendLog </text:span><text:span text:style-name="T3">=</text:span><text:span text:style-name="T1"><text:s/>row</text:span><text:span text:style-name="T3">[</text:span><text:span text:style-name="T7">1</text:span><text:span text:style-name="T3">].</text:span><text:span text:style-name="T1">toString</text:span><text:span text:style-name="T3">();</text:span></text:p>
      <text:p text:style-name="P3"><text:span text:style-name="T1"><text:s text:c="28"/></text:span><text:span text:style-name="T5">for</text:span><text:span text:style-name="T1"><text:s/></text:span><text:span text:style-name="T3">(</text:span><text:span text:style-name="T5">int</text:span><text:span text:style-name="T1"><text:s/>j </text:span><text:span text:style-name="T3">=</text:span><text:span text:style-name="T1"><text:s/></text:span><text:span text:style-name="T7">2</text:span><text:span text:style-name="T3">;</text:span><text:span text:style-name="T1"><text:s/>j </text:span><text:span text:style-name="T3">&lt;</text:span><text:span text:style-name="T1"><text:s/>row</text:span><text:span text:style-name="T3">.</text:span><text:span text:style-name="T1">length</text:span><text:span text:style-name="T3">;</text:span><text:span text:style-name="T1"><text:s/></text:span><text:span text:style-name="T3">++</text:span><text:span text:style-name="T1">j</text:span><text:span text:style-name="T3">)</text:span><text:span text:style-name="T1"><text:s/></text:span><text:span text:style-name="T3">{</text:span></text:p>
      <text:p text:style-name="P3"><text:span text:style-name="T1"><text:s text:c="32"/>appendLog </text:span><text:span text:style-name="T3">=</text:span><text:span text:style-name="T1"><text:s/></text:span><text:span text:style-name="T4">String</text:span><text:span text:style-name="T3">.</text:span><text:span text:style-name="T1">valueOf</text:span><text:span text:style-name="T3">(</text:span><text:span text:style-name="T1">appendLog</text:span><text:span text:style-name="T3">)</text:span><text:span text:style-name="T1"><text:s/></text:span><text:span text:style-name="T3">+</text:span><text:span text:style-name="T1"><text:s/></text:span><text:span text:style-name="T6">"\n"</text:span><text:span text:style-name="T1"><text:s/></text:span><text:span text:style-name="T3">+</text:span><text:span text:style-name="T1"><text:s/></text:span><text:span text:style-name="T6">" <text:s text:c="10"/>"</text:span><text:span text:style-name="T1"><text:s/></text:span><text:span text:style-name="T3">+</text:span><text:span text:style-name="T1"><text:s/>row</text:span><text:span text:style-name="T3">[</text:span><text:span text:style-name="T1">j</text:span><text:span text:style-name="T3">];</text:span></text:p>
      <text:p text:style-name="P3"><text:span text:style-name="T1"><text:s text:c="28"/></text:span><text:span text:style-name="T3">}</text:span></text:p>
      <text:p text:style-name="P3"><text:span text:style-name="T1"><text:s text:c="28"/></text:span><text:span text:style-name="T4">BuildUtility</text:span><text:span text:style-name="T3">.</text:span><text:span text:style-name="T5">this</text:span><text:span text:style-name="T3">.</text:span><text:span text:style-name="T1">appendConsole</text:span><text:span text:style-name="T3">(</text:span><text:span text:style-name="T1">appendLog</text:span><text:span text:style-name="T3">,</text:span><text:span text:style-name="T1"><text:s/></text:span><text:span text:style-name="T5">true</text:span><text:span text:style-name="T3">);</text:span></text:p>
      <text:p text:style-name="P3"><text:span text:style-name="T1"><text:s text:c="24"/></text:span><text:span text:style-name="T3">}</text:span></text:p>
      <text:p text:style-name="P3"><text:span text:style-name="T1"><text:s text:c="24"/></text:span><text:span text:style-name="T5">else</text:span><text:span text:style-name="T1"><text:s/></text:span><text:span text:style-name="T5">if</text:span><text:span text:style-name="T1"><text:s/></text:span><text:span text:style-name="T3">(</text:span><text:span text:style-name="T1">row</text:span><text:span text:style-name="T3">[</text:span><text:span text:style-name="T7">0</text:span><text:span text:style-name="T3">].</text:span><text:span text:style-name="T1">equals</text:span><text:span text:style-name="T3">(</text:span><text:span text:style-name="T6">"ERROR"</text:span><text:span text:style-name="T3">))</text:span><text:span text:style-name="T1"><text:s/></text:span><text:span text:style-name="T3">{</text:span></text:p>
      <text:p text:style-name="P3"><text:span text:style-name="T1"><text:s text:c="28"/></text:span><text:span text:style-name="T4">BuildUtility</text:span><text:span text:style-name="T3">.</text:span><text:span text:style-name="T5">this</text:span><text:span text:style-name="T3">.</text:span><text:span text:style-name="T1">appendConsole</text:span><text:span text:style-name="T3">(</text:span><text:span text:style-name="T1">row</text:span><text:span text:style-name="T3">[</text:span><text:span text:style-name="T7">1</text:span><text:span text:style-name="T3">].</text:span><text:span text:style-name="T1">toString</text:span><text:span text:style-name="T3">(),</text:span><text:span text:style-name="T1"><text:s/></text:span><text:span text:style-name="T5">false</text:span><text:span text:style-name="T3">);</text:span></text:p>
      <text:p text:style-name="P3"><text:span text:style-name="T1"><text:s text:c="24"/></text:span><text:span text:style-name="T3">}</text:span></text:p>
      <text:p text:style-name="P3"><text:span text:style-name="T1"><text:s text:c="24"/></text:span><text:span text:style-name="T5">else</text:span><text:span text:style-name="T1"><text:s/></text:span><text:span text:style-name="T3">{</text:span></text:p>
      <text:p text:style-name="P3"><text:span text:style-name="T1"><text:s text:c="28"/></text:span><text:span text:style-name="T4">BuildUtility</text:span><text:span text:style-name="T3">.</text:span><text:span text:style-name="T5">this</text:span><text:span text:style-name="T3">.</text:span><text:span text:style-name="T1">mod</text:span><text:span text:style-name="T3">.</text:span><text:span text:style-name="T1">addRow</text:span><text:span text:style-name="T3">(</text:span><text:span text:style-name="T1">row</text:span><text:span text:style-name="T3">);</text:span></text:p>
      <text:p text:style-name="P3"><text:span text:style-name="T1"><text:s text:c="28"/></text:span><text:span text:style-name="T5">for</text:span><text:span text:style-name="T1"><text:s/></text:span><text:span text:style-name="T3">(</text:span><text:span text:style-name="T5">int</text:span><text:span text:style-name="T1"><text:s/>columnIndex </text:span><text:span text:style-name="T3">=</text:span><text:span text:style-name="T1"><text:s/></text:span><text:span text:style-name="T7">0</text:span><text:span text:style-name="T3">,</text:span><text:span text:style-name="T1"><text:s/>size </text:span><text:span text:style-name="T3">=</text:span><text:span text:style-name="T1"><text:s/>row</text:span><text:span text:style-name="T3">.</text:span><text:span text:style-name="T1">length</text:span><text:span text:style-name="T3">;</text:span><text:span text:style-name="T1"><text:s/>columnIndex </text:span><text:span text:style-name="T3">&lt;</text:span><text:span text:style-name="T1"><text:s/>size</text:span><text:span text:style-name="T3">;</text:span><text:span text:style-name="T1"><text:s/></text:span><text:span text:style-name="T3">++</text:span><text:span text:style-name="T1">columnIndex</text:span><text:span text:style-name="T3">)</text:span><text:span text:style-name="T1"><text:s/></text:span><text:span text:style-name="T3">{</text:span></text:p>
      <text:p text:style-name="P3"><text:span text:style-name="T1"><text:s text:c="32"/></text:span><text:span text:style-name="T4">System</text:span><text:span text:style-name="T3">.</text:span><text:span text:style-name="T5">out</text:span><text:span text:style-name="T3">.</text:span><text:span text:style-name="T1">println</text:span><text:span text:style-name="T3">(</text:span><text:span text:style-name="T6">"cell value: "</text:span><text:span text:style-name="T1"><text:s/></text:span><text:span text:style-name="T3">+</text:span><text:span text:style-name="T1"><text:s/>row</text:span><text:span text:style-name="T3">[</text:span><text:span text:style-name="T1">columnIndex</text:span><text:span text:style-name="T3">]</text:span><text:span text:style-name="T1"><text:s/></text:span><text:span text:style-name="T3">+</text:span><text:span text:style-name="T1"><text:s/></text:span><text:span text:style-name="T6">"at "</text:span><text:span text:style-name="T1"><text:s/></text:span><text:span text:style-name="T3">+</text:span><text:span text:style-name="T1"><text:s/></text:span><text:span text:style-name="T4">BuildUtility</text:span><text:span text:style-name="T3">.</text:span><text:span text:style-name="T5">this</text:span><text:span text:style-name="T3">.</text:span><text:span text:style-name="T1">rowIndex </text:span><text:span text:style-name="T3">+</text:span><text:span text:style-name="T1"><text:s/></text:span><text:span text:style-name="T6">","</text:span><text:span text:style-name="T1"><text:s/></text:span><text:span text:style-name="T3">+</text:span><text:span text:style-name="T1"><text:s/>columnIndex</text:span><text:span text:style-name="T3">);</text:span></text:p>
      <text:p text:style-name="P3"><text:span text:style-name="T1"><text:s text:c="28"/></text:span><text:span text:style-name="T3">}</text:span></text:p>
      <text:p text:style-name="P3"><text:span text:style-name="T1"><text:s text:c="28"/></text:span><text:span text:style-name="T5">final</text:span><text:span text:style-name="T1"><text:s/></text:span><text:span text:style-name="T4">BuildUtility</text:span><text:span text:style-name="T1"><text:s/></text:span><text:span text:style-name="T5">this</text:span><text:span text:style-name="T1">$0 </text:span><text:span text:style-name="T3">=</text:span><text:span text:style-name="T1"><text:s/></text:span><text:span text:style-name="T4">BuildUtility</text:span><text:span text:style-name="T3">.</text:span><text:span text:style-name="T5">this</text:span><text:span text:style-name="T3">;</text:span></text:p>
      <text:p text:style-name="P3"><text:span text:style-name="T1"><text:s text:c="28"/></text:span><text:span text:style-name="T4">BuildUtility</text:span><text:span text:style-name="T3">.</text:span><text:span text:style-name="T1">access$1</text:span><text:span text:style-name="T3">(</text:span><text:span text:style-name="T5">this</text:span><text:span text:style-name="T1">$0</text:span><text:span text:style-name="T3">,</text:span><text:span text:style-name="T1"><text:s/></text:span><text:span text:style-name="T5">this</text:span><text:span text:style-name="T1">$0</text:span><text:span text:style-name="T3">.</text:span><text:span text:style-name="T1">rowIndex </text:span><text:span text:style-name="T3">+</text:span><text:span text:style-name="T1"><text:s/></text:span><text:span text:style-name="T7">1</text:span><text:span text:style-name="T3">);</text:span></text:p>
      <text:p text:style-name="P3"><text:span text:style-name="T1"><text:s text:c="28"/></text:span><text:span text:style-name="T4">BuildUtility</text:span><text:span text:style-name="T3">.</text:span><text:span text:style-name="T5">this</text:span><text:span text:style-name="T3">.</text:span><text:span text:style-name="T1">mod</text:span><text:span text:style-name="T3">.</text:span><text:span text:style-name="T1">fireTableDataChanged</text:span><text:span text:style-name="T3">();</text:span></text:p>
      <text:p text:style-name="P3"><text:span text:style-name="T1"><text:s text:c="24"/></text:span><text:span text:style-name="T3">}</text:span></text:p>
      <text:p text:style-name="P3"><text:span text:style-name="T1"><text:s text:c="20"/></text:span><text:span text:style-name="T3">}</text:span></text:p>
      <text:p text:style-name="P3"><text:span text:style-name="T1"><text:s text:c="16"/></text:span><text:span text:style-name="T3">}</text:span></text:p>
      <text:p text:style-name="P3"><text:span text:style-name="T1"><text:s text:c="12"/></text:span><text:span text:style-name="T3">};</text:span></text:p>
      <text:p text:style-name="P2"><text:span text:style-name="T2"><text:s text:c="12"/></text:span><text:span text:style-name="T5">final</text:span><text:span text:style-name="T2"><text:s/></text:span><text:span text:style-name="T1">PropertyChangeListener</text:span><text:span text:style-name="T2"><text:s/>listener </text:span><text:span text:style-name="T3">=</text:span><text:span text:style-name="T2"><text:s/></text:span><text:span text:style-name="T5">new</text:span><text:span text:style-name="T2"><text:s/></text:span><text:span text:style-name="T1">PropertyChangeListener</text:span><text:span text:style-name="T3">()</text:span><text:span text:style-name="T2"><text:s/></text:span><text:span text:style-name="T3">{</text:span></text:p>
      <text:p text:style-name="P3"><text:span text:style-name="T1"><text:s text:c="16"/></text:span><text:span text:style-name="T7">@Override</text:span></text:p>
      <text:p text:style-name="P3"><text:span text:style-name="T1"><text:s text:c="16"/></text:span><text:span text:style-name="T5">public</text:span><text:span text:style-name="T1"><text:s/></text:span><text:span text:style-name="T5">void</text:span><text:span text:style-name="T1"><text:s/>propertyChange</text:span><text:span text:style-name="T3">(</text:span><text:span text:style-name="T5">final</text:span><text:span text:style-name="T1"><text:s/></text:span><text:span text:style-name="T4">PropertyChangeEvent</text:span><text:span text:style-name="T1"><text:s/></text:span><text:span text:style-name="T5">event</text:span><text:span text:style-name="T3">)</text:span><text:span text:style-name="T1"><text:s/></text:span><text:span text:style-name="T3">{</text:span></text:p>
      <text:p text:style-name="P3"><text:span text:style-name="T1"><text:s text:c="20"/></text:span><text:span text:style-name="T5">if</text:span><text:span text:style-name="T1"><text:s/></text:span><text:span text:style-name="T3">(</text:span><text:span text:style-name="T6">"progress"</text:span><text:span text:style-name="T3">.</text:span><text:span text:style-name="T1">equals</text:span><text:span text:style-name="T3">(</text:span><text:span text:style-name="T5">event</text:span><text:span text:style-name="T3">.</text:span><text:span text:style-name="T1">getPropertyName</text:span><text:span text:style-name="T3">()))</text:span><text:span text:style-name="T1"><text:s/></text:span><text:span text:style-name="T3">{</text:span></text:p>
      <text:p text:style-name="P3"><text:span text:style-name="T1"><text:s text:c="24"/></text:span><text:span text:style-name="T4">BuildUtility</text:span><text:span text:style-name="T3">.</text:span><text:span text:style-name="T1">progressBar</text:span><text:span text:style-name="T3">.</text:span><text:span text:style-name="T1">setValue</text:span><text:span text:style-name="T3">((</text:span><text:span text:style-name="T5">int</text:span><text:span text:style-name="T3">)</text:span><text:span text:style-name="T5">event</text:span><text:span text:style-name="T3">.</text:span><text:span text:style-name="T1">getNewValue</text:span><text:span text:style-name="T3">());</text:span></text:p>
      <text:p text:style-name="P3"><text:span text:style-name="T1"><text:s text:c="20"/></text:span><text:span text:style-name="T3">}</text:span></text:p>
      <text:p text:style-name="P3"><text:span text:style-name="T1"><text:s text:c="16"/></text:span><text:span text:style-name="T3">}</text:span></text:p>
      <text:p text:style-name="P3"><text:span text:style-name="T1"><text:s text:c="12"/></text:span><text:span text:style-name="T3">};</text:span></text:p>
      <text:p text:style-name="P3"><text:span text:style-name="T1"><text:s text:c="12"/>c</text:span><text:span text:style-name="T3">.</text:span><text:span text:style-name="T1">addPropertyChangeListener</text:span><text:span text:style-name="T3">(</text:span><text:span text:style-name="T1">listener</text:span><text:span text:style-name="T3">);</text:span></text:p>
      <text:p text:style-name="P3"><text:span text:style-name="T1"><text:s text:c="12"/>c</text:span><text:span text:style-name="T3">.</text:span><text:span text:style-name="T1">execute</text:span><text:span text:style-name="T3">();</text:span></text:p>
      <text:p text:style-name="P3"><text:span text:style-name="T1"><text:s text:c="8"/></text:span><text:span text:style-name="T3">}</text:span></text:p>
      <text:p text:style-name="P3"><text:span text:style-name="T1"><text:s text:c="8"/></text:span><text:span text:style-name="T5">catch</text:span><text:span text:style-name="T1"><text:s/></text:span><text:span text:style-name="T3">(</text:span><text:span text:style-name="T4">Exception</text:span><text:span text:style-name="T1"><text:s/>e</text:span><text:span text:style-name="T3">)</text:span><text:span text:style-name="T1"><text:s/></text:span><text:span text:style-name="T3">{</text:span></text:p>
      <text:p text:style-name="P3"><text:span text:style-name="T1"><text:s text:c="12"/>e</text:span><text:span text:style-name="T3">.</text:span><text:span text:style-name="T1">printStackTrace</text:span><text:span text:style-name="T3">();</text:span></text:p>
      <text:p text:style-name="P3"><text:span text:style-name="T1"><text:s text:c="8"/></text:span><text:span text:style-name="T3">}</text:span></text:p>
      <text:p text:style-name="P3"><text:span text:style-name="T1"><text:s text:c="4"/></text:span><text:span text:style-name="T3">}</text:span></text:p>
      <text:p text:style-name="P3"><text:span text:style-name="T1"><text:s text:c="4"/></text:span></text:p>
      <text:p text:style-name="P1"><text:span text:style-name="T2"><text:s text:c="4"/></text:span><text:span text:style-name="T1">public</text:span><text:span text:style-name="T2"><text:s/></text:span><text:span text:style-name="T1">static</text:span><text:span text:style-name="T2"><text:s/></text:span><text:span text:style-name="T1">void</text:span><text:span text:style-name="T2"><text:s/>setUIFont</text:span><text:span text:style-name="T3">(</text:span><text:span text:style-name="T1">final</text:span><text:span text:style-name="T2"><text:s/></text:span><text:span text:style-name="T4">FontUIResource</text:span><text:span text:style-name="T2"><text:s/>f</text:span><text:span text:style-name="T3">)</text:span><text:span text:style-name="T2"><text:s/></text:span><text:span text:style-name="T3">{</text:span></text:p>
      <text:p text:style-name="P3"><text:span text:style-name="T1"><text:s text:c="8"/></text:span><text:span text:style-name="T5">final</text:span><text:span text:style-name="T1"><text:s/></text:span><text:span text:style-name="T4">Enumeration</text:span><text:span text:style-name="T1"><text:s/>keys </text:span><text:span text:style-name="T3">=</text:span><text:span text:style-name="T1"><text:s/></text:span><text:span text:style-name="T4">UIManager</text:span><text:span text:style-name="T3">.</text:span><text:span text:style-name="T1">getDefaults</text:span><text:span text:style-name="T3">().</text:span><text:span text:style-name="T1">keys</text:span><text:span text:style-name="T3">();</text:span></text:p>
      <text:p text:style-name="P3"><text:span text:style-name="T1"><text:s text:c="8"/></text:span><text:span text:style-name="T5">while</text:span><text:span text:style-name="T1"><text:s/></text:span><text:span text:style-name="T3">(</text:span><text:span text:style-name="T1">keys</text:span><text:span text:style-name="T3">.</text:span><text:span text:style-name="T1">hasMoreElements</text:span><text:span text:style-name="T3">())</text:span><text:span text:style-name="T1"><text:s/></text:span><text:span text:style-name="T3">{</text:span></text:p>
      <text:p text:style-name="P3"><text:span text:style-name="T1"><text:s text:c="12"/></text:span><text:span text:style-name="T5">final</text:span><text:span text:style-name="T1"><text:s/></text:span><text:span text:style-name="T4">Object</text:span><text:span text:style-name="T1"><text:s/>key </text:span><text:span text:style-name="T3">=</text:span><text:span text:style-name="T1"><text:s/>keys</text:span><text:span text:style-name="T3">.</text:span><text:span text:style-name="T1">nextElement</text:span><text:span text:style-name="T3">();</text:span></text:p>
      <text:p text:style-name="P3"><text:span text:style-name="T1"><text:s text:c="12"/></text:span><text:span text:style-name="T5">final</text:span><text:span text:style-name="T1"><text:s/></text:span><text:span text:style-name="T4">Object</text:span><text:span text:style-name="T1"><text:s/></text:span><text:span text:style-name="T5">value</text:span><text:span text:style-name="T1"><text:s/></text:span><text:span text:style-name="T3">=</text:span><text:span text:style-name="T1"><text:s/></text:span><text:span text:style-name="T4">UIManager</text:span><text:span text:style-name="T3">.</text:span><text:span text:style-name="T5">get</text:span><text:span text:style-name="T3">(</text:span><text:span text:style-name="T1">key</text:span><text:span text:style-name="T3">);</text:span></text:p>
      <text:p text:style-name="P1"><text:span text:style-name="T2"><text:s text:c="12"/></text:span><text:span text:style-name="T1">if</text:span><text:span text:style-name="T2"><text:s/></text:span><text:span text:style-name="T3">(</text:span><text:span text:style-name="T1">value</text:span><text:span text:style-name="T2"><text:s/></text:span><text:span text:style-name="T3">!=</text:span><text:span text:style-name="T2"><text:s/></text:span><text:span text:style-name="T1">null</text:span><text:span text:style-name="T2"><text:s/></text:span><text:span text:style-name="T3">&amp;&amp;</text:span><text:span text:style-name="T2"><text:s/></text:span><text:span text:style-name="T1">value</text:span><text:span text:style-name="T2"><text:s/></text:span><text:span text:style-name="T1">instanceof</text:span><text:span text:style-name="T2"><text:s/></text:span><text:span text:style-name="T4">FontUIResource</text:span><text:span text:style-name="T3">)</text:span><text:span text:style-name="T2"><text:s/></text:span><text:span text:style-name="T3">{</text:span></text:p>
      <text:p text:style-name="P3"><text:span text:style-name="T1"><text:s text:c="16"/></text:span><text:span text:style-name="T4">UIManager</text:span><text:span text:style-name="T3">.</text:span><text:span text:style-name="T1">put</text:span><text:span text:style-name="T3">(</text:span><text:span text:style-name="T1">key</text:span><text:span text:style-name="T3">,</text:span><text:span text:style-name="T1"><text:s/>f</text:span><text:span text:style-name="T3">);</text:span></text:p>
      <text:p text:style-name="P3"><text:span text:style-name="T1"><text:s text:c="12"/></text:span><text:span text:style-name="T3">}</text:span></text:p>
      <text:p text:style-name="P3"><text:span text:style-name="T1"><text:s text:c="8"/></text:span><text:span text:style-name="T3">}</text:span></text:p>
      <text:p text:style-name="P3"><text:span text:style-name="T1"><text:s text:c="4"/></text:span><text:span text:style-name="T3">}</text:span></text:p>
      <text:p text:style-name="P3"><text:span text:style-name="T1"><text:s text:c="4"/></text:span></text:p>
      <text:p text:style-name="P3"><text:span text:style-name="T1"><text:s text:c="4"/></text:span><text:span text:style-name="T5">static</text:span><text:span text:style-name="T1"><text:s/></text:span><text:span text:style-name="T8">/* synthetic */</text:span><text:span text:style-name="T1"><text:s/></text:span><text:span text:style-name="T5">void</text:span><text:span text:style-name="T1"><text:s/>access$1</text:span><text:span text:style-name="T3">(</text:span><text:span text:style-name="T5">final</text:span><text:span text:style-name="T1"><text:s/></text:span><text:span text:style-name="T4">BuildUtility</text:span><text:span text:style-name="T1"><text:s/>buildUtility</text:span><text:span text:style-name="T3">,</text:span><text:span text:style-name="T1"><text:s/></text:span><text:span text:style-name="T5">final</text:span><text:span text:style-name="T1"><text:s/></text:span><text:span text:style-name="T5">int</text:span><text:span text:style-name="T1"><text:s/>rowIndex</text:span><text:span text:style-name="T3">)</text:span><text:span text:style-name="T1"><text:s/></text:span><text:span text:style-name="T3">{</text:span></text:p>
      <text:p text:style-name="P3"><text:span text:style-name="T1"><text:s text:c="8"/>buildUtility</text:span><text:span text:style-name="T3">.</text:span><text:span text:style-name="T1">rowIndex </text:span><text:span text:style-name="T3">=</text:span><text:span text:style-name="T1"><text:s/>rowIndex</text:span><text:span text:style-name="T3">;</text:span></text:p>
      <text:p text:style-name="P3"><text:span text:style-name="T1"><text:s text:c="4"/></text:span><text:span text:style-name="T3">}</text:span></text:p>
      <text:p text:style-name="P3"><text:span text:style-name="T1"><text:s text:c="4"/></text:span></text:p>
      <text:p text:style-name="P3"><text:span text:style-name="T1"><text:s text:c="4"/></text:span><text:span text:style-name="T5">class</text:span><text:span text:style-name="T1"><text:s/>buildAppsListener </text:span><text:span text:style-name="T5">implements</text:span><text:span text:style-name="T1"><text:s/></text:span><text:span text:style-name="T4">ActionListener</text:span></text:p>
      <text:p text:style-name="P3"><text:span text:style-name="T1"><text:s text:c="4"/></text:span><text:span text:style-name="T3">{</text:span></text:p>
      <text:p text:style-name="P7"><text:span text:style-name="T2"><text:s text:c="8"/></text:span><text:span text:style-name="T1">@Override</text:span></text:p>
      <text:p text:style-name="P3"><text:span text:style-name="T1"><text:s text:c="8"/></text:span><text:span text:style-name="T5">public</text:span><text:span text:style-name="T1"><text:s/></text:span><text:span text:style-name="T5">void</text:span><text:span text:style-name="T1"><text:s/>actionPerformed</text:span><text:span text:style-name="T3">(</text:span><text:span text:style-name="T5">final</text:span><text:span text:style-name="T1"><text:s/></text:span><text:span text:style-name="T4">ActionEvent</text:span><text:span text:style-name="T1"><text:s/>arg0</text:span><text:span text:style-name="T3">)</text:span><text:span text:style-name="T1"><text:s/></text:span><text:span text:style-name="T3">{</text:span></text:p>
      <text:p text:style-name="P3"><text:span text:style-name="T1"><text:s text:c="12"/></text:span><text:span text:style-name="T4">BuildUtility</text:span><text:span text:style-name="T3">.</text:span><text:span text:style-name="T5">this</text:span><text:span text:style-name="T3">.</text:span><text:span text:style-name="T1">build</text:span><text:span text:style-name="T3">();</text:span></text:p>
      <text:p text:style-name="P3"><text:span text:style-name="T1"><text:s text:c="8"/></text:span><text:span text:style-name="T3">}</text:span></text:p>
      <text:p text:style-name="P3"><text:span text:style-name="T1"><text:s text:c="4"/></text:span><text:span text:style-name="T3">}</text:span></text:p>
      <text:p text:style-name="P3"><text:span text:style-name="T1"><text:s text:c="4"/></text:span></text:p>
      <text:p text:style-name="P3"><text:span text:style-name="T1"><text:s text:c="4"/></text:span><text:span text:style-name="T5">class</text:span><text:span text:style-name="T1"><text:s/>fetchAppsListener </text:span><text:span text:style-name="T5">implements</text:span><text:span text:style-name="T1"><text:s/></text:span><text:span text:style-name="T4">ActionListener</text:span></text:p>
      <text:p text:style-name="P3"><text:span text:style-name="T1"><text:s text:c="4"/></text:span><text:span text:style-name="T3">{</text:span></text:p>
      <text:p text:style-name="P7"><text:span text:style-name="T2"><text:s text:c="8"/></text:span><text:span text:style-name="T1">@Override</text:span></text:p>
      <text:p text:style-name="P3"><text:span text:style-name="T1"><text:s text:c="8"/></text:span><text:span text:style-name="T5">public</text:span><text:span text:style-name="T1"><text:s/></text:span><text:span text:style-name="T5">void</text:span><text:span text:style-name="T1"><text:s/>actionPerformed</text:span><text:span text:style-name="T3">(</text:span><text:span text:style-name="T5">final</text:span><text:span text:style-name="T1"><text:s/></text:span><text:span text:style-name="T4">ActionEvent</text:span><text:span text:style-name="T1"><text:s/>arg0</text:span><text:span text:style-name="T3">)</text:span><text:span text:style-name="T1"><text:s/></text:span><text:span text:style-name="T3">{</text:span></text:p>
      <text:p text:style-name="P3"><text:span text:style-name="T1"><text:s text:c="12"/></text:span><text:span text:style-name="T4">BuildUtility</text:span><text:span text:style-name="T3">.</text:span><text:span text:style-name="T5">this</text:span><text:span text:style-name="T3">.</text:span><text:span text:style-name="T1">fetch</text:span><text:span text:style-name="T3">();</text:span></text:p>
      <text:p text:style-name="P3"><text:span text:style-name="T1"><text:s text:c="8"/></text:span><text:span text:style-name="T3">}</text:span></text:p>
      <text:p text:style-name="P3"><text:span text:style-name="T1"><text:s text:c="4"/></text:span><text:span text:style-name="T3">}</text:span></text:p>
      <text:p text:style-name="P3"><text:span text:style-name="T1"><text:s text:c="4"/></text:span></text:p>
      <text:p text:style-name="P3"><text:span text:style-name="T1"><text:s text:c="4"/></text:span><text:span text:style-name="T5">class</text:span><text:span text:style-name="T1"><text:s/>replaceGVListener </text:span><text:span text:style-name="T5">implements</text:span><text:span text:style-name="T1"><text:s/></text:span><text:span text:style-name="T4">ActionListener</text:span></text:p>
      <text:p text:style-name="P3"><text:span text:style-name="T1"><text:s text:c="4"/></text:span><text:span text:style-name="T3">{</text:span></text:p>
      <text:p text:style-name="P7"><text:span text:style-name="T2"><text:s text:c="8"/></text:span><text:span text:style-name="T1">@Override</text:span></text:p>
      <text:p text:style-name="P3"><text:span text:style-name="T1"><text:s text:c="8"/></text:span><text:span text:style-name="T5">public</text:span><text:span text:style-name="T1"><text:s/></text:span><text:span text:style-name="T5">void</text:span><text:span text:style-name="T1"><text:s/>actionPerformed</text:span><text:span text:style-name="T3">(</text:span><text:span text:style-name="T5">final</text:span><text:span text:style-name="T1"><text:s/></text:span><text:span text:style-name="T4">ActionEvent</text:span><text:span text:style-name="T1"><text:s/>arg0</text:span><text:span text:style-name="T3">)</text:span><text:span text:style-name="T1"><text:s/></text:span><text:span text:style-name="T3">{</text:span></text:p>
      <text:p text:style-name="P3"><text:span text:style-name="T1"><text:s text:c="12"/></text:span><text:span text:style-name="T5">try</text:span><text:span text:style-name="T1"><text:s/></text:span><text:span text:style-name="T3">{</text:span></text:p>
      <text:p text:style-name="P3"><text:span text:style-name="T1"><text:s text:c="16"/></text:span><text:span text:style-name="T4">BuildUtility</text:span><text:span text:style-name="T3">.</text:span><text:span text:style-name="T5">this</text:span><text:span text:style-name="T3">.</text:span><text:span text:style-name="T1">replaceGV</text:span><text:span text:style-name="T3">();</text:span></text:p>
      <text:p text:style-name="P3"><text:span text:style-name="T1"><text:s text:c="12"/></text:span><text:span text:style-name="T3">}</text:span></text:p>
      <text:p text:style-name="P3"><text:span text:style-name="T1"><text:s text:c="12"/></text:span><text:span text:style-name="T5">catch</text:span><text:span text:style-name="T1"><text:s/></text:span><text:span text:style-name="T3">(</text:span><text:span text:style-name="T4">IOException</text:span><text:span text:style-name="T1"><text:s/>e</text:span><text:span text:style-name="T3">)</text:span><text:span text:style-name="T1"><text:s/></text:span><text:span text:style-name="T3">{</text:span></text:p>
      <text:p text:style-name="P3"><text:span text:style-name="T1"><text:s text:c="16"/>e</text:span><text:span text:style-name="T3">.</text:span><text:span text:style-name="T1">printStackTrace</text:span><text:span text:style-name="T3">();</text:span></text:p>
      <text:p text:style-name="P3"><text:span text:style-name="T1"><text:s text:c="12"/></text:span><text:span text:style-name="T3">}</text:span></text:p>
      <text:p text:style-name="P3"><text:span text:style-name="T1"><text:s text:c="8"/></text:span><text:span text:style-name="T3">}</text:span></text:p>
      <text:p text:style-name="P3"><text:span text:style-name="T1"><text:s text:c="4"/></text:span><text:span text:style-name="T3">}</text:span></text:p>
      <text:p text:style-name="P5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